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Mangal" svg:font-family="Mangal"/>
    <style:font-face style:name="Times New Roman1" svg:font-family="'Times New Roman', serif"/>
    <style:font-face style:name="Arial1" svg:font-family="Arial" style:font-family-generic="swiss"/>
    <style:font-face style:name="MS Mincho1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01cm" table:align="margins"/>
    </style:style>
    <style:style style:name="Tabela1.A" style:family="table-column">
      <style:table-column-properties style:column-width="1.984cm" style:rel-column-width="7881*"/>
    </style:style>
    <style:style style:name="Tabela1.B" style:family="table-column">
      <style:table-column-properties style:column-width="1.434cm" style:rel-column-width="5695*"/>
    </style:style>
    <style:style style:name="Tabela1.C" style:family="table-column">
      <style:table-column-properties style:column-width="7.782cm" style:rel-column-width="30907*"/>
    </style:style>
    <style:style style:name="Tabela1.D" style:family="table-column">
      <style:table-column-properties style:column-width="2.514cm" style:rel-column-width="9982*"/>
    </style:style>
    <style:style style:name="Tabela1.E" style:family="table-column">
      <style:table-column-properties style:column-width="2.787cm" style:rel-column-width="11070*"/>
    </style:style>
    <style:style style:name="Tabela1.A1" style:family="table-cell">
      <style:table-cell-properties style:vertical-align="middle" fo:background-color="#d9d9d9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ela1.E1" style:family="table-cell">
      <style:table-cell-properties style:vertical-align="middle" fo:background-color="#d9d9d9" fo:padding="0.097cm" fo:border="0.5pt solid #808080">
        <style:background-image/>
      </style:table-cell-properties>
    </style:style>
    <style:style style:name="Tabela1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ela1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ela1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ela1.D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ela1.E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ela1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ela1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ela1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ela1.D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ela1.E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ela1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ela1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ela1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ela1.D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ela1.E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ela1.A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e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ela1.C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ela1.D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ela1.E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ela23" style:family="table">
      <style:table-properties style:width="16.501cm" table:align="margins"/>
    </style:style>
    <style:style style:name="Tabela23.A" style:family="table-column">
      <style:table-column-properties style:column-width="16.501cm" style:rel-column-width="65535*"/>
    </style:style>
    <style:style style:name="Tabela23.A1" style:family="table-cell">
      <style:table-cell-properties fo:background-color="#b2b2b2" fo:padding="0.097cm" fo:border="0.05pt solid #000000">
        <style:background-image/>
      </style:table-cell-properties>
    </style:style>
    <style:style style:name="Tabela23.A2" style:family="table-cell">
      <style:table-cell-properties fo:padding="0.097cm" fo:border-left="0.05pt solid #000000" fo:border-right="0.05pt solid #000000" fo:border-top="none" fo:border-bottom="0.05pt solid #000000"/>
    </style:style>
    <style:style style:name="Risco" style:family="table">
      <style:table-properties style:width="9.195cm" fo:margin-left="3.586cm" table:align="left" fo:keep-with-next="auto"/>
    </style:style>
    <style:style style:name="Risco.A" style:family="table-column">
      <style:table-column-properties style:column-width="4.401cm"/>
    </style:style>
    <style:style style:name="Risco.B" style:family="table-column">
      <style:table-column-properties style:column-width="4.794cm"/>
    </style:style>
    <style:style style:name="Risco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isco.B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Risco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Risco.B2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Risco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Risco.B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Risco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Risco.B4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9" style:family="table">
      <style:table-properties style:width="16.501cm" table:align="margins"/>
    </style:style>
    <style:style style:name="Tabela19.A" style:family="table-column">
      <style:table-column-properties style:column-width="16.501cm" style:rel-column-width="65535*"/>
    </style:style>
    <style:style style:name="Tabela19.A1" style:family="table-cell">
      <style:table-cell-properties fo:background-color="#cccccc" fo:padding="0.097cm" fo:border="0.05pt solid #000000">
        <style:background-image/>
      </style:table-cell-properties>
    </style:style>
    <style:style style:name="Tabela17" style:family="table">
      <style:table-properties style:width="16.625cm" fo:margin-left="-0.148cm" table:align="left" fo:keep-with-next="auto" style:may-break-between-rows="true"/>
    </style:style>
    <style:style style:name="Tabela17.A" style:family="table-column">
      <style:table-column-properties style:column-width="0.794cm"/>
    </style:style>
    <style:style style:name="Tabela17.B" style:family="table-column">
      <style:table-column-properties style:column-width="7.594cm"/>
    </style:style>
    <style:style style:name="Tabela17.C" style:family="table-column">
      <style:table-column-properties style:column-width="3.836cm"/>
    </style:style>
    <style:style style:name="Tabela17.D" style:family="table-column">
      <style:table-column-properties style:column-width="0.82cm"/>
    </style:style>
    <style:style style:name="Tabela17.E" style:family="table-column">
      <style:table-column-properties style:column-width="0.847cm"/>
    </style:style>
    <style:style style:name="Tabela17.F" style:family="table-column">
      <style:table-column-properties style:column-width="2.734cm"/>
    </style:style>
    <style:style style:name="Tabela17.1" style:family="table-row">
      <style:table-row-properties style:min-row-height="1cm"/>
    </style:style>
    <style:style style:name="Tabela1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7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ela17.2" style:family="table-row">
      <style:table-row-properties style:min-row-height="0.63cm"/>
    </style:style>
    <style:style style:name="Tabela1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F2" style:family="table-cell" style:data-style-name="N0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" style:family="table">
      <style:table-properties style:width="16.616cm" fo:margin-left="-0.148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16.A" style:family="table-column">
      <style:table-column-properties style:column-width="0.794cm"/>
    </style:style>
    <style:style style:name="Tabela16.B" style:family="table-column">
      <style:table-column-properties style:column-width="8.313cm"/>
    </style:style>
    <style:style style:name="Tabela16.C" style:family="table-column">
      <style:table-column-properties style:column-width="3.117cm"/>
    </style:style>
    <style:style style:name="Tabela16.D" style:family="table-column">
      <style:table-column-properties style:column-width="0.82cm"/>
    </style:style>
    <style:style style:name="Tabela16.E" style:family="table-column">
      <style:table-column-properties style:column-width="0.847cm"/>
    </style:style>
    <style:style style:name="Tabela16.F" style:family="table-column">
      <style:table-column-properties style:column-width="2.725cm"/>
    </style:style>
    <style:style style:name="Tabela16.1" style:family="table-row">
      <style:table-row-properties style:min-row-height="1cm"/>
    </style:style>
    <style:style style:name="Tabela16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6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ela16.2" style:family="table-row">
      <style:table-row-properties style:min-row-height="0.63cm" fo:background-color="transparent" fo:keep-together="auto">
        <style:background-image/>
      </style:table-row-properties>
    </style:style>
    <style:style style:name="Tabela1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F2" style:family="table-cell" style:data-style-name="N0">
      <style:table-cell-properties style:vertical-align="middle" fo:background-color="#66ff00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a1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F3" style:family="table-cell" style:data-style-name="N0">
      <style:table-cell-properties style:vertical-align="middle" fo:background-color="#ffff00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a16.4" style:family="table-row">
      <style:table-row-properties style:min-row-height="0.63cm"/>
    </style:style>
    <style:style style:name="Tabela1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F4" style:family="table-cell" style:data-style-name="N0">
      <style:table-cell-properties style:vertical-align="middle" fo:background-color="#ff33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6.5" style:family="table-row">
      <style:table-row-properties style:min-row-height="0.63cm"/>
    </style:style>
    <style:style style:name="Tabela1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F5" style:family="table-cell" style:data-style-name="N0">
      <style:table-cell-properties style:vertical-align="middle"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6.6" style:family="table-row">
      <style:table-row-properties style:min-row-height="0.63cm"/>
    </style:style>
    <style:style style:name="Tabela1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F6" style:family="table-cell" style:data-style-name="N0">
      <style:table-cell-properties style:vertical-align="middle" fo:background-color="#66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6.7" style:family="table-row">
      <style:table-row-properties style:min-row-height="0.63cm"/>
    </style:style>
    <style:style style:name="Tabela1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F7" style:family="table-cell" style:data-style-name="N0">
      <style:table-cell-properties style:vertical-align="middle" fo:background-color="#66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6.8" style:family="table-row">
      <style:table-row-properties style:min-row-height="0.63cm"/>
    </style:style>
    <style:style style:name="Tabela1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F8" style:family="table-cell" style:data-style-name="N0">
      <style:table-cell-properties style:vertical-align="middle" fo:background-color="#ff33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6.9" style:family="table-row">
      <style:table-row-properties style:min-row-height="0.529cm"/>
    </style:style>
    <style:style style:name="Tabela16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F9" style:family="table-cell" style:data-style-name="N0">
      <style:table-cell-properties style:vertical-align="middle" fo:background-color="#ff33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6.10" style:family="table-row">
      <style:table-row-properties style:min-row-height="0.529cm"/>
    </style:style>
    <style:style style:name="Tabela16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F10" style:family="table-cell" style:data-style-name="N0">
      <style:table-cell-properties style:vertical-align="middle"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6.11" style:family="table-row">
      <style:table-row-properties style:min-row-height="0.482cm"/>
    </style:style>
    <style:style style:name="Tabela16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F11" style:family="table-cell" style:data-style-name="N0">
      <style:table-cell-properties style:vertical-align="middle" fo:background-color="#ff33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6.12" style:family="table-row">
      <style:table-row-properties style:min-row-height="0.381cm"/>
    </style:style>
    <style:style style:name="Tabela16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F12" style:family="table-cell" style:data-style-name="N0">
      <style:table-cell-properties style:vertical-align="middle"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6.13" style:family="table-row">
      <style:table-row-properties style:min-row-height="0.466cm"/>
    </style:style>
    <style:style style:name="Tabela16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F13" style:family="table-cell" style:data-style-name="N0">
      <style:table-cell-properties style:vertical-align="middle" fo:background-color="#ff33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6.14" style:family="table-row">
      <style:table-row-properties style:min-row-height="0.466cm"/>
    </style:style>
    <style:style style:name="Tabela16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F14" style:family="table-cell" style:data-style-name="N0">
      <style:table-cell-properties style:vertical-align="middle" fo:background-color="#ff33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6.15" style:family="table-row">
      <style:table-row-properties style:min-row-height="0.466cm"/>
    </style:style>
    <style:style style:name="Tabela16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F15" style:family="table-cell" style:data-style-name="N0">
      <style:table-cell-properties style:vertical-align="middle" fo:background-color="#ff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6.16" style:family="table-row">
      <style:table-row-properties style:min-row-height="0.466cm"/>
    </style:style>
    <style:style style:name="Tabela16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F16" style:family="table-cell" style:data-style-name="N0">
      <style:table-cell-properties style:vertical-align="middle" fo:background-color="#ff33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6.17" style:family="table-row">
      <style:table-row-properties style:min-row-height="0.466cm"/>
    </style:style>
    <style:style style:name="Tabela16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F17" style:family="table-cell" style:data-style-name="N0">
      <style:table-cell-properties style:vertical-align="middle" fo:background-color="#ff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5" style:family="table">
      <style:table-properties style:width="16.641cm" fo:margin-left="-0.139cm" table:align="left"/>
    </style:style>
    <style:style style:name="Tabela25.A" style:family="table-column">
      <style:table-column-properties style:column-width="16.641cm"/>
    </style:style>
    <style:style style:name="Tabela25.A1" style:family="table-cell">
      <style:table-cell-properties fo:background-color="#cccccc" fo:padding="0.097cm" fo:border="0.05pt solid #000000">
        <style:background-image/>
      </style:table-cell-properties>
    </style:style>
    <style:style style:name="Tabela12" style:family="table">
      <style:table-properties style:width="16.78cm" fo:margin-left="-0.139cm" table:align="left"/>
    </style:style>
    <style:style style:name="Tabela12.A" style:family="table-column">
      <style:table-column-properties style:column-width="1.323cm"/>
    </style:style>
    <style:style style:name="Tabela12.B" style:family="table-column">
      <style:table-column-properties style:column-width="0.926cm"/>
    </style:style>
    <style:style style:name="Tabela12.C" style:family="table-column">
      <style:table-column-properties style:column-width="2.028cm"/>
    </style:style>
    <style:style style:name="Tabela12.D" style:family="table-column">
      <style:table-column-properties style:column-width="9.305cm"/>
    </style:style>
    <style:style style:name="Tabela12.E" style:family="table-column">
      <style:table-column-properties style:column-width="3.198cm"/>
    </style:style>
    <style:style style:name="Tabela12.A1" style:family="table-cell">
      <style:table-cell-properties fo:background-color="#eeeeee" fo:padding-left="0.127cm" fo:padding-right="0.127cm" fo:padding-top="0.138cm" fo:padding-bottom="0cm" fo:border="0.25pt solid #000000" style:writing-mode="lr-tb">
        <style:background-image/>
      </style:table-cell-properties>
    </style:style>
    <style:style style:name="Tabela12.D1" style:family="table-cell">
      <style:table-cell-properties fo:padding-left="0.127cm" fo:padding-right="0.127cm" fo:padding-top="0.138cm" fo:padding-bottom="0cm" fo:border="0.25pt solid #000000" style:writing-mode="lr-tb"/>
    </style:style>
    <style:style style:name="Tabela12.D2" style:family="table-cell">
      <style:table-cell-properties fo:padding-left="0.127cm" fo:padding-right="0.127cm" fo:padding-top="0.138cm" fo:padding-bottom="0cm" fo:border="0.25pt solid #000000" style:writing-mode="lr-tb"/>
    </style:style>
    <style:style style:name="Tabela12.D3" style:family="table-cell">
      <style:table-cell-properties fo:padding-left="0.127cm" fo:padding-right="0.127cm" fo:padding-top="0.138cm" fo:padding-bottom="0cm" fo:border="0.25pt solid #000000" style:writing-mode="lr-tb"/>
    </style:style>
    <style:style style:name="Tabela12.B4" style:family="table-cell">
      <style:table-cell-properties style:vertical-align="middle" fo:background-color="#eeeeee" fo:padding-left="0.127cm" fo:padding-right="0.127cm" fo:padding-top="0.138cm" fo:padding-bottom="0cm" fo:border="0.25pt solid #000000" style:writing-mode="lr-tb">
        <style:background-image/>
      </style:table-cell-properties>
    </style:style>
    <style:style style:name="Tabela12.D4" style:family="table-cell">
      <style:table-cell-properties fo:padding-left="0.127cm" fo:padding-right="0.127cm" fo:padding-top="0.138cm" fo:padding-bottom="0cm" fo:border="0.25pt solid #000000" style:writing-mode="lr-tb"/>
    </style:style>
    <style:style style:name="Tabela12.A5" style:family="table-cell">
      <style:table-cell-properties fo:background-color="#eeeeee" fo:padding-left="0.127cm" fo:padding-right="0.127cm" fo:padding-top="0.138cm" fo:padding-bottom="0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2.B5" style:family="table-cell">
      <style:table-cell-properties style:vertical-align="middle" fo:background-color="#eeeeee" fo:padding-left="0.127cm" fo:padding-right="0.127cm" fo:padding-top="0.138cm" fo:padding-bottom="0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2.D5" style:family="table-cell">
      <style:table-cell-properties fo:padding-left="0.127cm" fo:padding-right="0.127cm" fo:padding-top="0.138cm" fo:padding-bottom="0cm" fo:border-left="0.25pt solid #000000" fo:border-right="0.25pt solid #000000" fo:border-top="none" fo:border-bottom="0.25pt solid #000000" style:writing-mode="lr-tb"/>
    </style:style>
    <style:style style:name="Tabela12.B7" style:family="table-cell">
      <style:table-cell-properties style:vertical-align="middle" fo:padding-left="0.127cm" fo:padding-right="0.127cm" fo:padding-top="0.138cm" fo:padding-bottom="0cm" fo:border="0.25pt solid #000000" style:writing-mode="lr-tb"/>
    </style:style>
    <style:style style:name="Tabela12.C7" style:family="table-cell">
      <style:table-cell-properties style:vertical-align="middle" fo:padding-left="0.127cm" fo:padding-right="0.127cm" fo:padding-top="0.138cm" fo:padding-bottom="0cm" fo:border="0.25pt solid #000000" style:writing-mode="lr-tb"/>
    </style:style>
    <style:style style:name="Tabela12.E7" style:family="table-cell">
      <style:table-cell-properties fo:padding-left="0.127cm" fo:padding-right="0.127cm" fo:padding-top="0.138cm" fo:padding-bottom="0cm" fo:border="0.25pt solid #000000" style:writing-mode="lr-tb"/>
    </style:style>
    <style:style style:name="Tabela12.B8" style:family="table-cell">
      <style:table-cell-properties fo:padding-left="0.127cm" fo:padding-right="0.127cm" fo:padding-top="0.138cm" fo:padding-bottom="0cm" fo:border-left="0.25pt solid #000000" fo:border-right="none" fo:border-top="0.25pt solid #000000" fo:border-bottom="0.25pt solid #000000" style:writing-mode="lr-tb"/>
    </style:style>
    <style:style style:name="Tabela12.C8" style:family="table-cell">
      <style:table-cell-properties fo:padding-left="0.127cm" fo:padding-right="0.127cm" fo:padding-top="0.138cm" fo:padding-bottom="0cm" fo:border-left="0.25pt solid #000000" fo:border-right="none" fo:border-top="0.25pt solid #000000" fo:border-bottom="0.25pt solid #000000" style:writing-mode="lr-tb"/>
    </style:style>
    <style:style style:name="Tabela12.E8" style:family="table-cell">
      <style:table-cell-properties fo:padding-left="0.127cm" fo:padding-right="0.127cm" fo:padding-top="0.138cm" fo:padding-bottom="0cm" fo:border="0.25pt solid #000000" style:writing-mode="lr-tb"/>
    </style:style>
    <style:style style:name="Tabela12.B9" style:family="table-cell">
      <style:table-cell-properties style:vertical-align="middle" fo:padding-left="0.127cm" fo:padding-right="0.123cm" fo:padding-top="0.138cm" fo:padding-bottom="0cm" fo:border-left="0.25pt solid #000000" fo:border-right="0.25pt solid #000000" fo:border-top="none" fo:border-bottom="0.25pt solid #000000" style:writing-mode="lr-tb"/>
    </style:style>
    <style:style style:name="Tabela12.C9" style:family="table-cell">
      <style:table-cell-properties style:vertical-align="middle" fo:padding-left="0.127cm" fo:padding-right="0.123cm" fo:padding-top="0.138cm" fo:padding-bottom="0cm" fo:border-left="0.25pt solid #000000" fo:border-right="0.25pt solid #000000" fo:border-top="none" fo:border-bottom="0.25pt solid #000000" style:writing-mode="lr-tb"/>
    </style:style>
    <style:style style:name="Tabela12.E9" style:family="table-cell">
      <style:table-cell-properties fo:padding-left="0.127cm" fo:padding-right="0.123cm" fo:padding-top="0.138cm" fo:padding-bottom="0cm" fo:border-left="0.25pt solid #000000" fo:border-right="0.25pt solid #000000" fo:border-top="none" fo:border-bottom="0.25pt solid #000000" style:writing-mode="lr-tb"/>
    </style:style>
    <style:style style:name="Tabela12.B10" style:family="table-cell">
      <style:table-cell-properties style:vertical-align="middle" fo:padding-left="0.127cm" fo:padding-right="0.123cm" fo:padding-top="0.138cm" fo:padding-bottom="0cm" fo:border="0.25pt solid #000000" style:writing-mode="lr-tb"/>
    </style:style>
    <style:style style:name="Tabela12.C10" style:family="table-cell">
      <style:table-cell-properties fo:padding-left="0.127cm" fo:padding-right="0.123cm" fo:padding-top="0.138cm" fo:padding-bottom="0cm" fo:border="0.25pt solid #000000" style:writing-mode="lr-tb"/>
    </style:style>
    <style:style style:name="Tabela12.E10" style:family="table-cell">
      <style:table-cell-properties style:vertical-align="middle" fo:padding-left="0.127cm" fo:padding-right="0.123cm" fo:padding-top="0.138cm" fo:padding-bottom="0cm" fo:border="0.25pt solid #000000" style:writing-mode="lr-tb"/>
    </style:style>
    <style:style style:name="Tabela12.B11" style:family="table-cell">
      <style:table-cell-properties fo:background-color="#eeeeee" fo:padding-left="0.127cm" fo:padding-right="0.123cm" fo:padding-top="0.138cm" fo:padding-bottom="0cm" fo:border="0.25pt solid #000000" style:writing-mode="lr-tb">
        <style:background-image/>
      </style:table-cell-properties>
    </style:style>
    <style:style style:name="Tabela12.C11" style:family="table-cell">
      <style:table-cell-properties fo:background-color="#eeeeee" fo:padding-left="0.127cm" fo:padding-right="0.123cm" fo:padding-top="0.138cm" fo:padding-bottom="0cm" fo:border="0.25pt solid #000000" style:writing-mode="lr-tb">
        <style:background-image/>
      </style:table-cell-properties>
    </style:style>
    <style:style style:name="Tabela12.E11" style:family="table-cell">
      <style:table-cell-properties fo:background-color="#eeeeee" fo:padding-left="0.127cm" fo:padding-right="0.123cm" fo:padding-top="0.138cm" fo:padding-bottom="0cm" fo:border="0.25pt solid #000000" style:writing-mode="lr-tb">
        <style:background-image/>
      </style:table-cell-properties>
    </style:style>
    <style:style style:name="Tabela12.B12" style:family="table-cell">
      <style:table-cell-properties style:vertical-align="middle" fo:padding-left="0.127cm" fo:padding-right="0.123cm" fo:padding-top="0.138cm" fo:padding-bottom="0cm" fo:border="0.25pt solid #000000" style:writing-mode="lr-tb"/>
    </style:style>
    <style:style style:name="Tabela12.C12" style:family="table-cell">
      <style:table-cell-properties fo:padding-left="0.127cm" fo:padding-right="0.123cm" fo:padding-top="0.138cm" fo:padding-bottom="0cm" fo:border="0.25pt solid #000000" style:writing-mode="lr-tb"/>
    </style:style>
    <style:style style:name="Tabela12.E12" style:family="table-cell">
      <style:table-cell-properties style:vertical-align="middle" fo:padding-left="0.127cm" fo:padding-right="0.123cm" fo:padding-top="0.138cm" fo:padding-bottom="0cm" fo:border="0.25pt solid #000000" style:writing-mode="lr-tb"/>
    </style:style>
    <style:style style:name="Tabela12.B13" style:family="table-cell">
      <style:table-cell-properties style:vertical-align="middle" fo:padding-left="0.127cm" fo:padding-right="0.123cm" fo:padding-top="0.138cm" fo:padding-bottom="0cm" fo:border="0.25pt solid #000000" style:writing-mode="lr-tb"/>
    </style:style>
    <style:style style:name="Tabela12.C13" style:family="table-cell">
      <style:table-cell-properties fo:padding-left="0.127cm" fo:padding-right="0.123cm" fo:padding-top="0.138cm" fo:padding-bottom="0cm" fo:border="0.25pt solid #000000" style:writing-mode="lr-tb"/>
    </style:style>
    <style:style style:name="Tabela12.E13" style:family="table-cell">
      <style:table-cell-properties fo:padding-left="0.127cm" fo:padding-right="0.123cm" fo:padding-top="0.138cm" fo:padding-bottom="0cm" fo:border="0.25pt solid #000000" style:writing-mode="lr-tb"/>
    </style:style>
    <style:style style:name="Tabela6" style:family="table">
      <style:table-properties style:width="16.736cm" fo:margin-left="-0.118cm" table:align="left"/>
    </style:style>
    <style:style style:name="Tabela6.A" style:family="table-column">
      <style:table-column-properties style:column-width="1.302cm"/>
    </style:style>
    <style:style style:name="Tabela6.B" style:family="table-column">
      <style:table-column-properties style:column-width="0.75cm"/>
    </style:style>
    <style:style style:name="Tabela6.C" style:family="table-column">
      <style:table-column-properties style:column-width="2.226cm"/>
    </style:style>
    <style:style style:name="Tabela6.D" style:family="table-column">
      <style:table-column-properties style:column-width="9.592cm"/>
    </style:style>
    <style:style style:name="Tabela6.E" style:family="table-column">
      <style:table-column-properties style:column-width="2.866cm"/>
    </style:style>
    <style:style style:name="Tabela6.A1" style:family="table-cell">
      <style:table-cell-properties fo:background-color="#eeeeee" fo:padding-left="0.127cm" fo:padding-right="0.127cm" fo:padding-top="0.138cm" fo:padding-bottom="0cm" fo:border="0.25pt solid #000000" style:writing-mode="lr-tb">
        <style:background-image/>
      </style:table-cell-properties>
    </style:style>
    <style:style style:name="Tabela6.B1" style:family="table-cell">
      <style:table-cell-properties style:vertical-align="middle" fo:background-color="#eeeeee" fo:padding-left="0.127cm" fo:padding-right="0.127cm" fo:padding-top="0.138cm" fo:padding-bottom="0cm" fo:border="0.25pt solid #000000" style:writing-mode="lr-tb">
        <style:background-image/>
      </style:table-cell-properties>
    </style:style>
    <style:style style:name="Tabela6.D1" style:family="table-cell">
      <style:table-cell-properties fo:padding-left="0.127cm" fo:padding-right="0.127cm" fo:padding-top="0.138cm" fo:padding-bottom="0cm" fo:border="0.25pt solid #000000" style:writing-mode="lr-tb"/>
    </style:style>
    <style:style style:name="Tabela6.D2" style:family="table-cell">
      <style:table-cell-properties fo:padding-left="0.127cm" fo:padding-right="0.127cm" fo:padding-top="0.138cm" fo:padding-bottom="0cm" fo:border="0.25pt solid #000000" style:writing-mode="lr-tb"/>
    </style:style>
    <style:style style:name="Tabela6.D3" style:family="table-cell">
      <style:table-cell-properties fo:padding-left="0.127cm" fo:padding-right="0.127cm" fo:padding-top="0.138cm" fo:padding-bottom="0cm" fo:border="0.25pt solid #000000" style:writing-mode="lr-tb"/>
    </style:style>
    <style:style style:name="Tabela6.D4" style:family="table-cell">
      <style:table-cell-properties fo:padding-left="0.127cm" fo:padding-right="0.127cm" fo:padding-top="0.138cm" fo:padding-bottom="0cm" fo:border="0.25pt solid #000000" style:writing-mode="lr-tb"/>
    </style:style>
    <style:style style:name="Tabela6.D5" style:family="table-cell">
      <style:table-cell-properties fo:padding-left="0.127cm" fo:padding-right="0.127cm" fo:padding-top="0.138cm" fo:padding-bottom="0cm" fo:border="0.25pt solid #000000" style:writing-mode="lr-tb"/>
    </style:style>
    <style:style style:name="Tabela6.D6" style:family="table-cell">
      <style:table-cell-properties fo:padding-left="0.127cm" fo:padding-right="0.127cm" fo:padding-top="0.138cm" fo:padding-bottom="0cm" fo:border="0.25pt solid #000000" style:writing-mode="lr-tb"/>
    </style:style>
    <style:style style:name="Tabela6.D7" style:family="table-cell">
      <style:table-cell-properties fo:padding-left="0.127cm" fo:padding-right="0.127cm" fo:padding-top="0.138cm" fo:padding-bottom="0cm" fo:border="0.25pt solid #000000" style:writing-mode="lr-tb"/>
    </style:style>
    <style:style style:name="Tabela6.D8" style:family="table-cell">
      <style:table-cell-properties fo:padding-left="0.127cm" fo:padding-right="0.127cm" fo:padding-top="0.138cm" fo:padding-bottom="0cm" fo:border="0.25pt solid #000000" style:writing-mode="lr-tb"/>
    </style:style>
    <style:style style:name="Tabela6.D9" style:family="table-cell">
      <style:table-cell-properties fo:padding-left="0.127cm" fo:padding-right="0.127cm" fo:padding-top="0.138cm" fo:padding-bottom="0cm" fo:border="0.25pt solid #000000" style:writing-mode="lr-tb"/>
    </style:style>
    <style:style style:name="Tabela6.A10" style:family="table-cell">
      <style:table-cell-properties fo:background-color="#eeeeee" fo:padding-left="0.127cm" fo:padding-right="0.127cm" fo:padding-top="0.138cm" fo:padding-bottom="0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6.B10" style:family="table-cell">
      <style:table-cell-properties style:vertical-align="middle" fo:background-color="#eeeeee" fo:padding-left="0.127cm" fo:padding-right="0.127cm" fo:padding-top="0.138cm" fo:padding-bottom="0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6.D10" style:family="table-cell">
      <style:table-cell-properties fo:padding-left="0.127cm" fo:padding-right="0.127cm" fo:padding-top="0.138cm" fo:padding-bottom="0cm" fo:border-left="0.25pt solid #000000" fo:border-right="0.25pt solid #000000" fo:border-top="none" fo:border-bottom="0.25pt solid #000000" style:writing-mode="lr-tb"/>
    </style:style>
    <style:style style:name="Tabela6.B12" style:family="table-cell">
      <style:table-cell-properties style:vertical-align="middle" fo:padding-left="0.127cm" fo:padding-right="0.127cm" fo:padding-top="0.138cm" fo:padding-bottom="0cm" fo:border="0.25pt solid #000000" style:writing-mode="lr-tb"/>
    </style:style>
    <style:style style:name="Tabela6.C12" style:family="table-cell">
      <style:table-cell-properties fo:padding-left="0.127cm" fo:padding-right="0.127cm" fo:padding-top="0.138cm" fo:padding-bottom="0cm" fo:border="0.25pt solid #000000" style:writing-mode="lr-tb"/>
    </style:style>
    <style:style style:name="Tabela6.E12" style:family="table-cell">
      <style:table-cell-properties style:vertical-align="middle" fo:padding-left="0.127cm" fo:padding-right="0.127cm" fo:padding-top="0.138cm" fo:padding-bottom="0cm" fo:border="0.25pt solid #000000" style:writing-mode="lr-tb"/>
    </style:style>
    <style:style style:name="Tabela6.A13" style:family="table-cell">
      <style:table-cell-properties fo:background-color="#eeeeee" fo:padding-left="0.127cm" fo:padding-right="0.123cm" fo:padding-top="0.138cm" fo:padding-bottom="0cm" fo:border="0.25pt solid #000000" style:writing-mode="lr-tb">
        <style:background-image/>
      </style:table-cell-properties>
    </style:style>
    <style:style style:name="Tabela6.B13" style:family="table-cell">
      <style:table-cell-properties style:vertical-align="middle" fo:padding-left="0.127cm" fo:padding-right="0.123cm" fo:padding-top="0.138cm" fo:padding-bottom="0cm" fo:border="0.25pt solid #000000" style:writing-mode="lr-tb"/>
    </style:style>
    <style:style style:name="Tabela6.C13" style:family="table-cell">
      <style:table-cell-properties fo:padding-left="0.127cm" fo:padding-right="0.123cm" fo:padding-top="0.138cm" fo:padding-bottom="0cm" fo:border="0.25pt solid #000000" style:writing-mode="lr-tb"/>
    </style:style>
    <style:style style:name="Tabela6.E13" style:family="table-cell">
      <style:table-cell-properties style:vertical-align="middle" fo:padding-left="0.127cm" fo:padding-right="0.123cm" fo:padding-top="0.138cm" fo:padding-bottom="0cm" fo:border="0.25pt solid #000000" style:writing-mode="lr-tb"/>
    </style:style>
    <style:style style:name="Tabela6.A14" style:family="table-cell">
      <style:table-cell-properties fo:background-color="#eeeeee" fo:padding-left="0.127cm" fo:padding-right="0.123cm" fo:padding-top="0.138cm" fo:padding-bottom="0cm" fo:border="0.25pt solid #000000" style:writing-mode="lr-tb">
        <style:background-image/>
      </style:table-cell-properties>
    </style:style>
    <style:style style:name="Tabela6.B14" style:family="table-cell">
      <style:table-cell-properties fo:background-color="#eeeeee" fo:padding-left="0.127cm" fo:padding-right="0.123cm" fo:padding-top="0.138cm" fo:padding-bottom="0cm" fo:border="0.25pt solid #000000" style:writing-mode="lr-tb">
        <style:background-image/>
      </style:table-cell-properties>
    </style:style>
    <style:style style:name="Tabela6.C14" style:family="table-cell">
      <style:table-cell-properties fo:background-color="#eeeeee" fo:padding-left="0.127cm" fo:padding-right="0.123cm" fo:padding-top="0.138cm" fo:padding-bottom="0cm" fo:border="0.25pt solid #000000" style:writing-mode="lr-tb">
        <style:background-image/>
      </style:table-cell-properties>
    </style:style>
    <style:style style:name="Tabela6.E14" style:family="table-cell">
      <style:table-cell-properties fo:background-color="#eeeeee" fo:padding-left="0.127cm" fo:padding-right="0.123cm" fo:padding-top="0.138cm" fo:padding-bottom="0cm" fo:border="0.25pt solid #000000" style:writing-mode="lr-tb">
        <style:background-image/>
      </style:table-cell-properties>
    </style:style>
    <style:style style:name="Tabela6.A15" style:family="table-cell">
      <style:table-cell-properties fo:background-color="#eeeeee" fo:padding-left="0.127cm" fo:padding-right="0.123cm" fo:padding-top="0.138cm" fo:padding-bottom="0cm" fo:border="0.25pt solid #000000" style:writing-mode="lr-tb">
        <style:background-image/>
      </style:table-cell-properties>
    </style:style>
    <style:style style:name="Tabela6.B15" style:family="table-cell">
      <style:table-cell-properties style:vertical-align="middle" fo:padding-left="0.127cm" fo:padding-right="0.123cm" fo:padding-top="0.138cm" fo:padding-bottom="0cm" fo:border="0.25pt solid #000000" style:writing-mode="lr-tb"/>
    </style:style>
    <style:style style:name="Tabela6.C15" style:family="table-cell">
      <style:table-cell-properties style:vertical-align="middle" fo:padding-left="0.127cm" fo:padding-right="0.123cm" fo:padding-top="0.138cm" fo:padding-bottom="0cm" fo:border="0.25pt solid #000000" style:writing-mode="lr-tb"/>
    </style:style>
    <style:style style:name="Tabela6.E15" style:family="table-cell">
      <style:table-cell-properties fo:padding-left="0.127cm" fo:padding-right="0.123cm" fo:padding-top="0.138cm" fo:padding-bottom="0cm" fo:border="0.25pt solid #000000" style:writing-mode="lr-tb"/>
    </style:style>
    <style:style style:name="Tabela6.A16" style:family="table-cell">
      <style:table-cell-properties fo:background-color="#eeeeee" fo:padding-left="0.127cm" fo:padding-right="0.123cm" fo:padding-top="0.138cm" fo:padding-bottom="0cm" fo:border="0.25pt solid #000000" style:writing-mode="lr-tb">
        <style:background-image/>
      </style:table-cell-properties>
    </style:style>
    <style:style style:name="Tabela6.B16" style:family="table-cell">
      <style:table-cell-properties style:vertical-align="middle" fo:padding-left="0.127cm" fo:padding-right="0.123cm" fo:padding-top="0.138cm" fo:padding-bottom="0cm" fo:border="0.25pt solid #000000" style:writing-mode="lr-tb"/>
    </style:style>
    <style:style style:name="Tabela6.C16" style:family="table-cell">
      <style:table-cell-properties fo:padding-left="0.127cm" fo:padding-right="0.123cm" fo:padding-top="0.138cm" fo:padding-bottom="0cm" fo:border="0.25pt solid #000000" style:writing-mode="lr-tb"/>
    </style:style>
    <style:style style:name="Tabela6.E16" style:family="table-cell">
      <style:table-cell-properties style:vertical-align="middle" fo:padding-left="0.127cm" fo:padding-right="0.123cm" fo:padding-top="0.138cm" fo:padding-bottom="0cm" fo:border="0.25pt solid #000000" style:writing-mode="lr-tb"/>
    </style:style>
    <style:style style:name="Tabela8" style:family="table">
      <style:table-properties style:width="16.501cm" table:align="margins"/>
    </style:style>
    <style:style style:name="Tabela8.A" style:family="table-column">
      <style:table-column-properties style:column-width="16.501cm" style:rel-column-width="65535*"/>
    </style:style>
    <style:style style:name="Tabela8.A1" style:family="table-cell">
      <style:table-cell-properties fo:background-color="#cccccc" fo:padding="0.097cm" fo:border="0.05pt solid #000000">
        <style:background-image/>
      </style:table-cell-properties>
    </style:style>
    <style:style style:name="Tabela3" style:family="table">
      <style:table-properties style:width="16.515cm" fo:margin-left="-0.03cm" table:align="left" fo:keep-with-next="auto" style:may-break-between-rows="true"/>
    </style:style>
    <style:style style:name="Tabela3.A" style:family="table-column">
      <style:table-column-properties style:column-width="1.919cm"/>
    </style:style>
    <style:style style:name="Tabela3.B" style:family="table-column">
      <style:table-column-properties style:column-width="1.764cm"/>
    </style:style>
    <style:style style:name="Tabela3.C" style:family="table-column">
      <style:table-column-properties style:column-width="1.741cm"/>
    </style:style>
    <style:style style:name="Tabela3.D" style:family="table-column">
      <style:table-column-properties style:column-width="11.091cm"/>
    </style:style>
    <style:style style:name="Tabela3.1" style:family="table-row">
      <style:table-row-properties style:min-row-height="0.64cm"/>
    </style:style>
    <style:style style:name="Tabela3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ela3.2" style:family="table-row">
      <style:table-row-properties style:min-row-height="0.63cm"/>
    </style:style>
    <style:style style:name="Tabe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501cm" table:align="margins"/>
    </style:style>
    <style:style style:name="Tabela2.A" style:family="table-column">
      <style:table-column-properties style:column-width="16.501cm" style:rel-column-width="65535*"/>
    </style:style>
    <style:style style:name="Tabela2.A1" style:family="table-cell">
      <style:table-cell-properties fo:background-color="#cccccc" fo:padding="0.097cm" fo:border="0.05pt solid #000000">
        <style:background-image/>
      </style:table-cell-properties>
    </style:style>
    <style:style style:name="Tabela4" style:family="table">
      <style:table-properties style:width="16.515cm" fo:margin-left="-0.03cm" table:align="left"/>
    </style:style>
    <style:style style:name="Tabela4.A" style:family="table-column">
      <style:table-column-properties style:column-width="5.733cm"/>
    </style:style>
    <style:style style:name="Tabela4.B" style:family="table-column">
      <style:table-column-properties style:column-width="5.226cm"/>
    </style:style>
    <style:style style:name="Tabela4.C" style:family="table-column">
      <style:table-column-properties style:column-width="5.556cm"/>
    </style:style>
    <style:style style:name="Tabela4.A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ela4.C1" style:family="table-cell">
      <style:table-cell-properties style:vertical-align="middle" fo:padding="0.097cm" fo:border="1pt solid #000000"/>
    </style:style>
    <style:style style:name="Tabela5" style:family="table">
      <style:table-properties style:width="16.515cm" fo:margin-left="-0.03cm" table:align="left"/>
    </style:style>
    <style:style style:name="Tabela5.A" style:family="table-column">
      <style:table-column-properties style:column-width="5.733cm"/>
    </style:style>
    <style:style style:name="Tabela5.B" style:family="table-column">
      <style:table-column-properties style:column-width="5.226cm"/>
    </style:style>
    <style:style style:name="Tabela5.C" style:family="table-column">
      <style:table-column-properties style:column-width="5.556cm"/>
    </style:style>
    <style:style style:name="Tabela5.A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ela5.C1" style:family="table-cell">
      <style:table-cell-properties style:vertical-align="middle" fo:padding="0.097cm" fo:border="1pt solid #000000"/>
    </style:style>
    <style:style style:name="Tabela7" style:family="table">
      <style:table-properties style:width="16.559cm" fo:margin-left="-0.051cm" table:align="left"/>
    </style:style>
    <style:style style:name="Tabela7.A" style:family="table-column">
      <style:table-column-properties style:column-width="16.559cm"/>
    </style:style>
    <style:style style:name="Tabela7.A1" style:family="table-cell">
      <style:table-cell-properties fo:padding-left="0.049cm" fo:padding-right="0.049cm" fo:padding-top="0cm" fo:padding-bottom="0.049cm" fo:border="1pt solid #000000"/>
    </style:style>
    <style:style style:name="Tabela14" style:family="table">
      <style:table-properties style:width="16.501cm" table:align="margins"/>
    </style:style>
    <style:style style:name="Tabela14.A" style:family="table-column">
      <style:table-column-properties style:column-width="16.501cm" style:rel-column-width="65535*"/>
    </style:style>
    <style:style style:name="Tabela14.A1" style:family="table-cell">
      <style:table-cell-properties fo:padding="0.097cm" fo:border="0.05pt solid #000000"/>
    </style:style>
    <style:style style:name="P1" style:family="paragraph" style:parent-style-name="Standard">
      <style:paragraph-properties fo:line-height="100%" fo:text-align="justify" style:justify-single-word="false">
        <style:tab-stops>
          <style:tab-stop style:position="1.411cm"/>
          <style:tab-stop style:position="16.984cm" style:type="right" style:leader-style="dotted" style:leader-text="."/>
        </style:tab-stops>
      </style:paragraph-properties>
      <style:text-properties style:font-name="Calibri" fo:font-size="10pt" fo:font-weight="normal" officeooo:paragraph-rsid="011ffec4" style:font-name-asian="MS Mincho1" style:font-size-asian="10pt" style:language-asian="ar" style:country-asian="SA" style:font-weight-asian="normal" style:font-size-complex="10pt" style:font-weight-complex="normal"/>
    </style:style>
    <style:style style:name="P2" style:family="paragraph" style:parent-style-name="Normal">
      <style:paragraph-properties loext:contextual-spacing="false" fo:margin-top="0cm" fo:margin-bottom="0.21cm" style:contextual-spacing="false" fo:line-height="100%" fo:text-align="justify" style:justify-single-word="false" style:snap-to-layout-grid="false"/>
      <style:text-properties style:font-name="Calibri" fo:font-size="12pt" fo:font-weight="bold" officeooo:rsid="006b6a49" officeooo:paragraph-rsid="007b5c52" style:font-size-asian="12pt" style:font-weight-asian="bold" style:font-name-complex="Arial" style:font-size-complex="12pt" style:font-weight-complex="bold"/>
    </style:style>
    <style:style style:name="P3" style:family="paragraph" style:parent-style-name="Standard">
      <style:paragraph-properties loext:contextual-spacing="false" fo:margin-top="0.101cm" fo:margin-bottom="0.101cm" style:contextual-spacing="false" fo:line-height="100%" fo:text-align="justify" style:justify-single-wor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font-name="Calibri" fo:font-size="12pt" fo:font-weight="bold" officeooo:rsid="00381e54" officeooo:paragraph-rsid="00c1c95d" style:font-size-asian="12pt" style:font-weight-asian="bold" style:font-size-complex="12pt" style:font-weight-complex="bold"/>
    </style:style>
    <style:style style:name="P4" style:family="paragraph" style:parent-style-name="Standard">
      <style:paragraph-properties loext:contextual-spacing="false" fo:margin-top="0cm" fo:margin-bottom="0.21cm" style:contextual-spacing="false" fo:line-height="100%" fo:text-align="justify" style:justify-single-word="false" style:snap-to-layout-grid="false"/>
      <style:text-properties fo:color="#ff3333" style:text-line-through-style="solid" style:font-name="Calibri" fo:font-size="12pt" fo:font-weight="normal" officeooo:rsid="00cc54c9" officeooo:paragraph-rsid="00cc54c9" style:font-name-asian="Arial1" style:font-size-asian="12pt" style:font-weight-asian="normal" style:font-name-complex="Arial1" style:font-size-complex="12pt" style:font-weight-complex="normal"/>
    </style:style>
    <style:style style:name="P5" style:family="paragraph" style:parent-style-name="Standard">
      <style:paragraph-properties loext:contextual-spacing="false" fo:margin-top="0cm" fo:margin-bottom="0.21cm" style:contextual-spacing="false" fo:line-height="100%" fo:text-align="justify" style:justify-single-word="false" style:snap-to-layout-grid="false"/>
      <style:text-properties style:font-name="Calibri" fo:font-size="12pt" fo:font-weight="normal" officeooo:rsid="006b6a49" officeooo:paragraph-rsid="00cc54c9" style:font-name-asian="Arial1" style:font-size-asian="12pt" style:font-weight-asian="normal" style:font-name-complex="Arial1" style:font-size-complex="12pt" style:font-weight-complex="normal"/>
    </style:style>
    <style:style style:name="P6" style:family="paragraph" style:parent-style-name="Standard">
      <style:paragraph-properties loext:contextual-spacing="false" fo:margin-top="0.101cm" fo:margin-bottom="0.101cm" style:contextual-spacing="false" fo:line-height="100%" fo:text-align="justify" style:justify-single-word="false" style:snap-to-layout-gri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font-name="Calibri" fo:font-size="10pt" fo:font-weight="normal" officeooo:rsid="00c8c3cb" officeooo:paragraph-rsid="00c8c3cb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paragraph-properties loext:contextual-spacing="false" fo:margin-top="0.101cm" fo:margin-bottom="0.101cm" style:contextual-spacing="false" fo:line-height="100%" fo:text-align="justify" style:justify-single-word="false" style:snap-to-layout-gri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font-name="Calibri" fo:font-size="8pt" fo:font-weight="bold" officeooo:rsid="006b6a49" officeooo:paragraph-rsid="00c8c3cb" style:font-size-asian="7pt" style:font-weight-asian="bold" style:font-name-complex="Arial" style:font-size-complex="8pt" style:font-weight-complex="bold"/>
    </style:style>
    <style:style style:name="P8" style:family="paragraph" style:parent-style-name="Normal">
      <style:paragraph-properties loext:contextual-spacing="false" fo:margin-top="0.101cm" fo:margin-bottom="0.101cm" style:contextual-spacing="false" fo:line-height="100%" fo:text-align="justify" style:justify-single-word="false" style:snap-to-layout-gri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3333" style:font-name="Calibri" fo:font-size="12pt" fo:font-weight="normal" officeooo:rsid="00ca7bde" officeooo:paragraph-rsid="011cf3c0" style:font-size-asian="12pt" style:font-weight-asian="normal" style:font-name-complex="Arial" style:font-size-complex="12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ff3333" style:font-name="Calibri" fo:font-size="10pt" officeooo:rsid="012c1a8f" officeooo:paragraph-rsid="012c1a8f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color="#ff3333" style:font-name="Calibri" fo:font-size="10pt" officeooo:rsid="003d3870" officeooo:paragraph-rsid="012c1a8f" style:font-size-asian="10pt" style:font-size-complex="10pt"/>
    </style:style>
    <style:style style:name="P11" style:family="paragraph" style:parent-style-name="Standard">
      <style:paragraph-properties loext:contextual-spacing="false" fo:margin-top="0.101cm" fo:margin-bottom="0.101cm" style:contextual-spacing="false" fo:line-height="100%" fo:text-align="justify" style:justify-single-word="false" style:snap-to-layout-gri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3333" style:font-name="Calibri" fo:font-size="10pt" fo:font-weight="normal" officeooo:rsid="00c8c3cb" officeooo:paragraph-rsid="00d13add" style:font-size-asian="10pt" style:font-weight-asian="normal" style:font-name-complex="Arial" style:font-size-complex="10pt" style:font-weight-complex="normal"/>
    </style:style>
    <style:style style:name="P12" style:family="paragraph" style:parent-style-name="Standard">
      <style:paragraph-properties loext:contextual-spacing="false" fo:margin-top="0.101cm" fo:margin-bottom="0.101cm" style:contextual-spacing="false" fo:line-height="100%" fo:text-align="justify" style:justify-single-word="false" style:snap-to-layout-gri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font-name="Calibri" fo:font-size="12pt" fo:font-weight="bold" officeooo:rsid="006b6a49" officeooo:paragraph-rsid="00d13add" style:font-size-asian="12pt" style:font-weight-asian="bold" style:font-name-complex="Arial" style:font-size-complex="12pt" style:font-weight-complex="bold"/>
    </style:style>
    <style:style style:name="P13" style:family="paragraph" style:parent-style-name="Standard">
      <style:paragraph-properties loext:contextual-spacing="false" fo:margin-top="0.101cm" fo:margin-bottom="0.101cm" style:contextual-spacing="false" fo:line-height="100%" fo:text-align="justify" style:justify-single-word="false" style:snap-to-layout-gri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3333" style:font-name="Calibri" fo:font-size="12pt" fo:font-weight="normal" officeooo:rsid="00f4d443" officeooo:paragraph-rsid="00e8b52c" style:font-size-asian="12pt" style:font-weight-asian="normal" style:font-name-complex="Arial" style:font-size-complex="12pt" style:font-weight-complex="normal"/>
    </style:style>
    <style:style style:name="P14" style:family="paragraph" style:parent-style-name="Normal">
      <style:paragraph-properties loext:contextual-spacing="false" fo:margin-left="0cm" fo:margin-right="0.007cm" fo:margin-top="0cm" fo:margin-bottom="0cm" style:contextual-spacing="false" fo:line-height="100%" fo:text-indent="0cm" style:auto-text-indent="false">
        <style:tab-stops/>
      </style:paragraph-properties>
      <style:text-properties fo:color="#ff3333" style:font-name="Calibri" officeooo:paragraph-rsid="01178e37"/>
    </style:style>
    <style:style style:name="P15" style:family="paragraph" style:parent-style-name="Normal">
      <style:paragraph-properties loext:contextual-spacing="false" fo:margin-left="0.007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fo:color="#ff3333" style:font-name="Calibri" fo:font-size="12pt" officeooo:paragraph-rsid="00fb63dd" style:letter-kerning="true" style:font-name-asian="SimSun" style:font-size-asian="12pt" style:language-asian="hi" style:country-asian="IN" style:font-name-complex="Tahoma" style:font-size-complex="12pt" style:language-complex="hi" style:country-complex="IN"/>
    </style:style>
    <style:style style:name="P16" style:family="paragraph" style:parent-style-name="Normal">
      <style:paragraph-properties loext:contextual-spacing="false" fo:margin-left="0.36cm" fo:margin-right="0.06cm" fo:margin-top="0cm" fo:margin-bottom="0cm" style:contextual-spacing="false" fo:line-height="100%" fo:text-align="start" style:justify-single-word="false" fo:text-indent="-0.106cm" style:auto-text-indent="false">
        <style:tab-stops/>
      </style:paragraph-properties>
      <style:text-properties fo:color="#ff3333" style:font-name="Calibri" officeooo:paragraph-rsid="00fb63dd"/>
    </style:style>
    <style:style style:name="P17" style:family="paragraph" style:parent-style-name="Standard">
      <style:paragraph-properties loext:contextual-spacing="false" fo:margin-top="0cm" fo:margin-bottom="0cm" style:contextual-spacing="false" fo:line-height="100%" fo:text-align="justify" style:justify-single-wor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3333" style:font-name="Calibri" fo:font-size="12pt" officeooo:rsid="00fb63dd" officeooo:paragraph-rsid="00fb63dd" style:font-size-asian="12pt" style:font-size-complex="12pt"/>
    </style:style>
    <style:style style:name="P18" style:family="paragraph" style:parent-style-name="Standard">
      <style:paragraph-properties loext:contextual-spacing="false" fo:margin-top="0cm" fo:margin-bottom="0cm" style:contextual-spacing="false" fo:line-height="100%" fo:text-align="justify" style:justify-single-wor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3333" style:font-name="Calibri" fo:font-size="12pt" fo:font-weight="normal" officeooo:rsid="00fb63dd" officeooo:paragraph-rsid="00fb63dd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/>
    </style:style>
    <style:style style:name="P19" style:family="paragraph" style:parent-style-name="Standard">
      <style:paragraph-properties loext:contextual-spacing="false" fo:margin-top="0cm" fo:margin-bottom="0cm" style:contextual-spacing="false" fo:line-height="100%" fo:text-align="justify" style:justify-single-wor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0000ff" style:font-name="Calibri" fo:font-size="12pt" fo:font-weight="normal" officeooo:rsid="00381ad0" officeooo:paragraph-rsid="00fb63dd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/>
    </style:style>
    <style:style style:name="P20" style:family="paragraph" style:parent-style-name="Standard" style:master-page-name="">
      <style:paragraph-properties loext:contextual-spacing="false" fo:margin-left="0.025cm" fo:margin-right="0cm" fo:margin-top="0.101cm" fo:margin-bottom="0.101cm" style:contextual-spacing="false" fo:line-height="100%" fo:text-align="justify" style:justify-single-word="false" fo:orphans="0" fo:widows="0" fo:hyphenation-ladder-count="no-limit" fo:text-indent="0cm" style:auto-text-indent="false" style:page-number="auto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3333" style:font-name="Calibri" fo:font-size="12pt" fo:font-weight="normal" officeooo:rsid="01092ffb" officeooo:paragraph-rsid="01092ffb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21" style:family="paragraph" style:parent-style-name="Standard">
      <style:paragraph-properties loext:contextual-spacing="false" fo:margin-left="0.025cm" fo:margin-right="0cm" fo:margin-top="0.101cm" fo:margin-bottom="0.101cm" style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3333" style:font-name="Calibri" fo:font-size="12pt" fo:font-weight="normal" officeooo:rsid="01092ffb" officeooo:paragraph-rsid="01092ffb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Calibri" fo:font-size="11pt" fo:font-weight="bold" officeooo:rsid="010892fd" officeooo:paragraph-rsid="010b51c4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fo:color="#ff3333" style:font-name="Calibri" fo:font-size="10pt" officeooo:rsid="01092ffb" officeooo:paragraph-rsid="01092ffb" style:font-size-asian="10pt" style:font-size-complex="10pt"/>
    </style:style>
    <style:style style:name="P24" style:family="paragraph" style:parent-style-name="Standard">
      <style:paragraph-properties loext:contextual-spacing="false" fo:margin-left="0.025cm" fo:margin-right="0cm" fo:margin-top="0.101cm" fo:margin-bottom="0.101cm" style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3333" style:font-name="Calibri" fo:font-size="12pt" fo:font-weight="normal" officeooo:rsid="00f0bed7" officeooo:paragraph-rsid="00f0cb86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25" style:family="paragraph" style:parent-style-name="Standard">
      <style:paragraph-properties loext:contextual-spacing="false" fo:margin-left="0.025cm" fo:margin-right="0cm" fo:margin-top="0.101cm" fo:margin-bottom="0.101cm" style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0000ff" style:font-name="Calibri" fo:font-size="12pt" fo:font-weight="normal" officeooo:rsid="00381ad0" officeooo:paragraph-rsid="00f0cb86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26" style:family="paragraph" style:parent-style-name="Text_20_body">
      <style:paragraph-properties fo:text-align="justify" style:justify-single-word="false"/>
      <style:text-properties style:use-window-font-color="true" style:font-name="Calibri" fo:font-size="12pt" fo:font-weight="normal" officeooo:rsid="00ebbeae" officeooo:paragraph-rsid="00ecb42a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/>
    </style:style>
    <style:style style:name="P27" style:family="paragraph" style:parent-style-name="Text_20_body">
      <style:paragraph-properties fo:margin-left="1.778cm" fo:margin-right="0cm" fo:text-align="justify" style:justify-single-word="false" fo:text-indent="0cm" style:auto-text-indent="false"/>
      <style:text-properties fo:color="#ff3333" style:font-name="Calibri" fo:font-size="12pt" fo:font-weight="normal" officeooo:rsid="007cbd62" officeooo:paragraph-rsid="00e8b52c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/>
    </style:style>
    <style:style style:name="P28" style:family="paragraph" style:parent-style-name="Table_20_Contents">
      <style:paragraph-properties loext:contextual-spacing="false" fo:margin-left="0cm" fo:margin-right="0cm" fo:margin-top="0.101cm" fo:margin-bottom="0.101cm" style:contextual-spacing="false" fo:line-height="100%" fo:text-align="justify" style:justify-single-word="false" fo:orphans="0" fo:widows="0" fo:hyphenation-ladder-count="no-limit" fo:text-indent="0cm" style:auto-text-indent="false" text:number-lines="false" text:line-number="0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3333" style:font-name="Calibri" fo:font-size="12pt" fo:font-weight="normal" officeooo:rsid="00ecb42a" officeooo:paragraph-rsid="00ee58c7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29" style:family="paragraph" style:parent-style-name="Table_20_Contents">
      <style:paragraph-properties loext:contextual-spacing="false" fo:margin-left="0cm" fo:margin-right="0cm" fo:margin-top="0.101cm" fo:margin-bottom="0.101cm" style:contextual-spacing="false" fo:line-height="100%" fo:text-align="justify" style:justify-single-word="false" fo:orphans="0" fo:widows="0" fo:hyphenation-ladder-count="no-limit" fo:text-indent="0cm" style:auto-text-indent="false" text:number-lines="false" text:line-number="0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3333" style:font-name="Calibri" fo:font-size="12pt" fo:font-weight="normal" officeooo:rsid="007cb7ca" officeooo:paragraph-rsid="00ee58c7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30" style:family="paragraph" style:parent-style-name="Table_20_Contents">
      <style:paragraph-properties fo:text-align="center" style:justify-single-word="false"/>
      <style:text-properties fo:color="#ff9999" style:font-name="Calibri" fo:font-weight="bold" officeooo:rsid="00752615" officeooo:paragraph-rsid="00752615" style:font-weight-asian="bold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fo:color="#ff3333" style:font-name="Calibri" fo:font-size="10pt" officeooo:rsid="01092ffb" officeooo:paragraph-rsid="01092ffb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color="#ff3333" style:font-name="Calibri" fo:font-size="10pt" officeooo:rsid="01092ffb" officeooo:paragraph-rsid="01092ffb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color="#ff3333" style:font-name="Calibri" fo:font-size="10pt" officeooo:rsid="003750f8" officeooo:paragraph-rsid="00c0213d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color="#ff3333" style:font-name="Calibri" fo:font-size="10pt" officeooo:rsid="007be8cc" officeooo:paragraph-rsid="00c0213d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color="#ff3333" style:font-name="Calibri" fo:font-size="10pt" officeooo:rsid="007cc274" officeooo:paragraph-rsid="00c0213d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color="#ff3333" style:font-name="Calibri" fo:font-size="10pt" officeooo:rsid="01e5ac7b" officeooo:paragraph-rsid="00c0213d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color="#ff3333" style:font-name="Calibri" fo:font-size="10pt" officeooo:rsid="007d61f3" officeooo:paragraph-rsid="00c0213d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color="#ff3333" style:font-name="Calibri" fo:font-size="10pt" officeooo:rsid="008a7d2d" officeooo:paragraph-rsid="00c0213d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color="#ff3333" style:font-name="Calibri" fo:font-size="10pt" officeooo:rsid="003c6299" officeooo:paragraph-rsid="00c0213d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color="#ff3333" style:font-name="Calibri" fo:font-size="10pt" officeooo:rsid="007ea52f" officeooo:paragraph-rsid="00c0213d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color="#ff3333" style:font-name="Calibri" fo:font-size="10pt" officeooo:rsid="00803c3e" officeooo:paragraph-rsid="00c0213d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color="#ff3333" style:font-name="Calibri" fo:font-size="10pt" officeooo:rsid="003d3870" officeooo:paragraph-rsid="00c0213d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color="#ff3333" style:font-name="Calibri" fo:font-size="10pt" officeooo:rsid="008068e4" officeooo:paragraph-rsid="00c0213d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fo:color="#ff3333" style:font-name="Calibri" fo:font-size="10pt" officeooo:rsid="00816736" officeooo:paragraph-rsid="00c0213d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fo:color="#ff3333" style:font-name="Calibri" fo:font-size="10pt" officeooo:rsid="004f2a8d" officeooo:paragraph-rsid="00c0213d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color="#ff3333" style:font-name="Calibri" fo:font-size="10pt" officeooo:rsid="00760837" officeooo:paragraph-rsid="00c0213d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fo:color="#ff3333" style:font-name="Calibri" fo:font-size="10pt" officeooo:rsid="00825562" officeooo:paragraph-rsid="00c0213d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fo:color="#ff3333" style:font-name="Calibri" fo:font-size="10pt" officeooo:rsid="00897491" officeooo:paragraph-rsid="00c0213d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fo:color="#ff3333" style:font-name="Calibri" fo:font-size="10pt" officeooo:rsid="01835895" officeooo:paragraph-rsid="00c0213d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fo:color="#ff3333" style:font-name="Calibri" fo:font-size="10pt" officeooo:rsid="008c6909" officeooo:paragraph-rsid="00c0213d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fo:color="#ff3333" style:font-name="Calibri" fo:font-size="10pt" officeooo:rsid="01d2b640" officeooo:paragraph-rsid="00c0213d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fo:color="#ff3333" style:font-name="Calibri" fo:font-size="10pt" officeooo:rsid="01d45c7a" officeooo:paragraph-rsid="00c0213d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fo:color="#ff3333" style:font-name="Calibri" fo:font-size="10pt" officeooo:rsid="00d6ec0c" officeooo:paragraph-rsid="00d6ec0c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fo:color="#ff3333" style:font-name="Calibri" fo:font-size="10pt" officeooo:rsid="0104edb9" officeooo:paragraph-rsid="0104edb9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fo:color="#ff3333" style:font-name="Calibri" fo:font-size="10pt" officeooo:rsid="01051709" officeooo:paragraph-rsid="01051709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fo:color="#ff3333" style:font-name="Calibri" fo:font-size="10pt" officeooo:rsid="010892fd" officeooo:paragraph-rsid="010892fd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fo:color="#ff3333" style:font-name="Calibri" fo:font-size="12pt" fo:font-weight="bold" officeooo:paragraph-rsid="00b85241" style:font-size-asian="12pt" style:font-weight-asian="bold" style:font-size-complex="12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color="#ff3333" style:font-name="Calibri" fo:font-size="12pt" fo:font-weight="bold" officeooo:paragraph-rsid="00c0213d" style:font-size-asian="12pt" style:font-weight-asian="bold" style:font-size-complex="12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color="#ff3333" style:font-name="Calibri" fo:font-size="12pt" fo:font-weight="bold" officeooo:rsid="003750f8" officeooo:paragraph-rsid="00c0213d" style:font-size-asian="12pt" style:font-weight-asian="bold" style:font-size-complex="12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color="#ff3333" style:font-name="Calibri" fo:font-size="12pt" officeooo:paragraph-rsid="00b85241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style:font-name="Calibri" fo:font-size="12pt" fo:font-weight="bold" officeooo:rsid="003470d6" officeooo:paragraph-rsid="002c1088" style:font-size-asian="12pt" style:font-weight-asian="bold" style:font-size-complex="12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color="#000000" style:font-name="Calibri" fo:font-size="12pt" fo:font-weight="bold" officeooo:paragraph-rsid="00c17735" style:font-size-asian="12pt" style:font-weight-asian="bold" style:font-size-complex="12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color="#000000" style:font-name="Calibri" fo:font-size="12pt" fo:font-weight="bold" officeooo:rsid="003750f8" officeooo:paragraph-rsid="00c17735" style:font-size-asian="12pt" style:font-weight-asian="bold" style:font-size-complex="12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color="#000000" style:font-name="Calibri" fo:font-size="12pt" fo:font-weight="bold" officeooo:rsid="00c87580" officeooo:paragraph-rsid="00c8c3cb" style:font-size-asian="12pt" style:font-weight-asian="bold" style:font-size-complex="12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color="#000000" style:font-name="Calibri" fo:font-size="10pt" officeooo:paragraph-rsid="00c17735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fo:color="#000000" style:font-name="Calibri" fo:font-size="10pt" officeooo:paragraph-rsid="00f0cb86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fo:color="#000000" style:font-name="Calibri" fo:font-size="10pt" officeooo:rsid="007be8cc" officeooo:paragraph-rsid="00c17735" style:font-size-asian="10pt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fo:color="#000000" style:font-name="Calibri" fo:font-size="10pt" officeooo:rsid="007be8cc" officeooo:paragraph-rsid="00f0cb86" style:font-size-asian="10pt" style:font-size-complex="10pt"/>
    </style:style>
    <style:style style:name="P69" style:family="paragraph" style:parent-style-name="Table_20_Contents">
      <style:paragraph-properties fo:text-align="center" style:justify-single-word="false"/>
      <style:text-properties fo:color="#000000" style:font-name="Calibri" fo:font-size="10pt" officeooo:rsid="007cc274" officeooo:paragraph-rsid="00c17735" style:font-size-asian="10pt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fo:color="#000000" style:font-name="Calibri" fo:font-size="10pt" officeooo:rsid="007cc274" officeooo:paragraph-rsid="00f0cb86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fo:color="#000000" style:font-name="Calibri" fo:font-size="10pt" officeooo:rsid="01e5ac7b" officeooo:paragraph-rsid="00c17735" style:font-size-asian="10pt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fo:color="#000000" style:font-name="Calibri" fo:font-size="10pt" officeooo:rsid="01e5ac7b" officeooo:paragraph-rsid="00f0cb86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fo:color="#000000" style:font-name="Calibri" fo:font-size="10pt" officeooo:rsid="0088d03b" officeooo:paragraph-rsid="00c0213d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fo:color="#000000" style:font-name="Calibri" fo:font-size="10pt" officeooo:rsid="0088d03b" officeooo:paragraph-rsid="00c17735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fo:color="#000000" style:font-name="Calibri" fo:font-size="10pt" officeooo:rsid="0088d03b" officeooo:paragraph-rsid="00c0213d" style:letter-kerning="true" style:font-name-asian="SimSun" style:font-size-asian="10pt" style:language-asian="zh" style:country-asian="CN" style:font-name-complex="Tahoma" style:font-size-complex="10pt" style:language-complex="hi" style:country-complex="IN"/>
    </style:style>
    <style:style style:name="P76" style:family="paragraph" style:parent-style-name="Table_20_Contents">
      <style:paragraph-properties fo:text-align="center" style:justify-single-word="false"/>
      <style:text-properties fo:color="#000000" style:font-name="Calibri" fo:font-size="11pt" fo:font-weight="bold" officeooo:rsid="00f19104" officeooo:paragraph-rsid="00f19104" style:font-size-asian="11pt" style:font-weight-asian="bold" style:font-size-complex="11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color="#000000" style:font-name="Calibri" fo:font-size="11pt" fo:font-weight="bold" officeooo:rsid="00f32256" officeooo:paragraph-rsid="00f32256" style:font-size-asian="11pt" style:font-weight-asian="bold" style:font-size-complex="11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color="#000000" style:font-name="Calibri" fo:font-size="11pt" fo:font-weight="bold" officeooo:rsid="010892fd" officeooo:paragraph-rsid="010b51c4" style:font-size-asian="11pt" style:font-weight-asian="bold" style:font-size-complex="11pt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use-window-font-color="true" style:font-name="Calibri" fo:font-size="10pt" officeooo:rsid="00c17735" officeooo:paragraph-rsid="00c17735" style:font-size-asian="10pt" style:font-size-complex="10pt"/>
    </style:style>
    <style:style style:name="P80" style:family="paragraph" style:parent-style-name="Header">
      <style:text-properties officeooo:rsid="0114cc0e" officeooo:paragraph-rsid="0114cc0e"/>
    </style:style>
    <style:style style:name="P81" style:family="paragraph" style:parent-style-name="Header">
      <style:paragraph-properties fo:text-align="center" style:justify-single-word="false"/>
    </style:style>
    <style:style style:name="P82" style:family="paragraph" style:parent-style-name="Footer">
      <style:paragraph-properties fo:text-align="end" style:justify-single-word="false"/>
      <style:text-properties fo:background-color="#ffffff"/>
    </style:style>
    <style:style style:name="P83" style:family="paragraph" style:parent-style-name="Footer">
      <style:paragraph-properties fo:text-align="center" style:justify-single-word="false"/>
    </style:style>
    <style:style style:name="P84" style:family="paragraph" style:parent-style-name="Footer">
      <style:paragraph-properties fo:text-align="start" style:justify-single-word="false"/>
      <style:text-properties style:font-name="Calibri"/>
    </style:style>
    <style:style style:name="P85" style:family="paragraph" style:parent-style-name="Footer">
      <style:paragraph-properties fo:line-height="5%"/>
      <style:text-properties style:font-name="Century Gothic" fo:font-size="11pt" style:font-size-asian="11pt" style:font-size-complex="11pt"/>
    </style:style>
    <style:style style:name="P86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 style:shadow="none"/>
    </style:style>
    <style:style style:name="P87" style:family="paragraph" style:parent-style-name="Normal">
      <style:paragraph-properties loext:contextual-spacing="false" fo:margin-top="0cm" fo:margin-bottom="0.21cm" style:contextual-spacing="false" fo:line-height="100%" fo:text-align="justify" style:justify-single-word="false" style:snap-to-layout-grid="false"/>
      <style:text-properties style:font-name="Calibri" fo:font-size="12pt" fo:font-weight="bold" officeooo:rsid="006b6a49" officeooo:paragraph-rsid="007b5c52" style:font-size-asian="12pt" style:font-weight-asian="bold" style:font-name-complex="Arial" style:font-size-complex="12pt" style:font-weight-complex="bold"/>
    </style:style>
    <style:style style:name="P88" style:family="paragraph" style:parent-style-name="Standard">
      <style:paragraph-properties loext:contextual-spacing="false" fo:margin-top="0.101cm" fo:margin-bottom="0.101cm" style:contextual-spacing="false" fo:line-height="100%" fo:text-align="justify" style:justify-single-wor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font-name="Calibri" fo:font-size="12pt" fo:font-weight="bold" officeooo:rsid="00381e54" officeooo:paragraph-rsid="00c1c95d" style:font-size-asian="12pt" style:font-weight-asian="bold" style:font-size-complex="12pt" style:font-weight-complex="bold"/>
    </style:style>
    <style:style style:name="P89" style:family="paragraph" style:parent-style-name="Standard">
      <style:paragraph-properties loext:contextual-spacing="false" fo:margin-top="0.101cm" fo:margin-bottom="0.101cm" style:contextual-spacing="false" fo:line-height="100%" fo:text-align="justify" style:justify-single-wor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font-name="Calibri" fo:font-size="12pt" fo:font-weight="bold" officeooo:rsid="00381e54" officeooo:paragraph-rsid="00ce55c3" style:font-size-asian="12pt" style:font-weight-asian="bold" style:font-size-complex="12pt" style:font-weight-complex="bold"/>
    </style:style>
    <style:style style:name="P90" style:family="paragraph" style:parent-style-name="Standard">
      <style:paragraph-properties loext:contextual-spacing="false" fo:margin-top="0.101cm" fo:margin-bottom="0.101cm" style:contextual-spacing="false" fo:line-height="100%" fo:text-align="justify" style:justify-single-wor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font-name="Calibri" fo:font-size="12pt" fo:font-weight="bold" officeooo:rsid="007a43cd" officeooo:paragraph-rsid="00e8b52c" style:font-size-asian="12pt" style:font-weight-asian="bold" style:font-size-complex="12pt" style:font-weight-complex="bold"/>
    </style:style>
    <style:style style:name="P91" style:family="paragraph" style:parent-style-name="Standard">
      <style:paragraph-properties loext:contextual-spacing="false" fo:margin-top="0.101cm" fo:margin-bottom="0.101cm" style:contextual-spacing="false" fo:line-height="100%" fo:text-align="justify" style:justify-single-word="false" style:snap-to-layout-gri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font-name="Calibri" fo:font-size="10pt" fo:font-weight="normal" officeooo:rsid="00c8c3cb" officeooo:paragraph-rsid="00c8c3cb" style:font-size-asian="10pt" style:font-weight-asian="normal" style:font-name-complex="Arial" style:font-size-complex="10pt" style:font-weight-complex="normal"/>
    </style:style>
    <style:style style:name="P92" style:family="paragraph" style:parent-style-name="Standard">
      <style:paragraph-properties loext:contextual-spacing="false" fo:margin-top="0.101cm" fo:margin-bottom="0.101cm" style:contextual-spacing="false" fo:line-height="100%" fo:text-align="justify" style:justify-single-word="false" style:snap-to-layout-gri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font-name="Calibri" fo:font-size="10pt" fo:font-style="italic" fo:font-weight="normal" officeooo:rsid="00c8c3cb" officeooo:paragraph-rsid="00c8c3cb" style:font-size-asian="10pt" style:font-style-asian="italic" style:font-weight-asian="normal" style:font-name-complex="Arial" style:font-size-complex="10pt" style:font-style-complex="italic" style:font-weight-complex="normal"/>
    </style:style>
    <style:style style:name="P93" style:family="paragraph" style:parent-style-name="Standard">
      <style:paragraph-properties loext:contextual-spacing="false" fo:margin-top="0.101cm" fo:margin-bottom="0.101cm" style:contextual-spacing="false" fo:line-height="100%" fo:text-align="justify" style:justify-single-word="false" style:snap-to-layout-gri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font-name="Calibri" fo:font-size="10pt" fo:font-style="italic" fo:font-weight="normal" officeooo:rsid="010f603a" officeooo:paragraph-rsid="01110ddb" style:font-size-asian="10pt" style:font-style-asian="italic" style:font-weight-asian="normal" style:font-name-complex="Arial" style:font-size-complex="10pt" style:font-style-complex="italic" style:font-weight-complex="normal"/>
    </style:style>
    <style:style style:name="P94" style:family="paragraph" style:parent-style-name="Standard">
      <style:paragraph-properties loext:contextual-spacing="false" fo:margin-top="0.101cm" fo:margin-bottom="0.101cm" style:contextual-spacing="false" fo:line-height="100%" fo:text-align="justify" style:justify-single-word="false" style:snap-to-layout-gri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font-name="Calibri" fo:font-size="8pt" fo:font-weight="bold" officeooo:rsid="006b6a49" officeooo:paragraph-rsid="00c8c3cb" style:font-size-asian="7pt" style:font-weight-asian="bold" style:font-name-complex="Arial" style:font-size-complex="8pt" style:font-weight-complex="bold"/>
    </style:style>
    <style:style style:name="P95" style:family="paragraph" style:parent-style-name="Normal">
      <style:paragraph-properties loext:contextual-spacing="false" fo:margin-top="0.101cm" fo:margin-bottom="0.101cm" style:contextual-spacing="false" fo:line-height="100%" fo:text-align="justify" style:justify-single-word="false" style:snap-to-layout-gri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3333" style:font-name="Calibri" fo:font-size="12pt" fo:font-weight="normal" officeooo:rsid="0020f725" officeooo:paragraph-rsid="00b96af3" style:font-size-asian="12pt" style:font-weight-asian="normal" style:font-size-complex="12pt" style:font-weight-complex="normal"/>
    </style:style>
    <style:style style:name="P96" style:family="paragraph" style:parent-style-name="Normal">
      <style:paragraph-properties loext:contextual-spacing="false" fo:margin-top="0.101cm" fo:margin-bottom="0.101cm" style:contextual-spacing="false" fo:line-height="100%" fo:text-align="justify" style:justify-single-word="false" style:snap-to-layout-gri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font-name="Calibri" fo:font-size="8pt" fo:font-weight="bold" officeooo:rsid="00ca7bde" officeooo:paragraph-rsid="00ca7bde" style:font-size-asian="7pt" style:font-weight-asian="bold" style:font-name-complex="Arial" style:font-size-complex="8pt" style:font-weight-complex="bold"/>
    </style:style>
    <style:style style:name="P97" style:family="paragraph" style:parent-style-name="Normal">
      <style:paragraph-properties loext:contextual-spacing="false" fo:margin-left="0cm" fo:margin-right="0.007cm" fo:margin-top="0cm" fo:margin-bottom="0cm" style:contextual-spacing="false" fo:line-height="100%" fo:text-indent="0cm" style:auto-text-indent="false">
        <style:tab-stops/>
      </style:paragraph-properties>
      <style:text-properties fo:color="#ff3333" style:font-name="Calibri" officeooo:paragraph-rsid="01178e37"/>
    </style:style>
    <style:style style:name="P98" style:family="paragraph" style:parent-style-name="Normal">
      <style:paragraph-properties loext:contextual-spacing="false" fo:margin-left="0.007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fo:color="#ff3333" style:font-name="Calibri" fo:font-size="12pt" officeooo:paragraph-rsid="00fb63dd" style:letter-kerning="true" style:font-name-asian="SimSun" style:font-size-asian="12pt" style:language-asian="hi" style:country-asian="IN" style:font-name-complex="Tahoma" style:font-size-complex="12pt" style:language-complex="hi" style:country-complex="IN"/>
    </style:style>
    <style:style style:name="P99" style:family="paragraph" style:parent-style-name="Normal">
      <style:paragraph-properties loext:contextual-spacing="false" fo:margin-left="0.007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fo:color="#ff3333" style:font-name="Calibri" officeooo:rsid="00fdd77b" officeooo:paragraph-rsid="00fdd77b"/>
    </style:style>
    <style:style style:name="P100" style:family="paragraph" style:parent-style-name="Normal">
      <style:paragraph-properties loext:contextual-spacing="false" fo:margin-left="0.007cm" fo:margin-right="0cm" fo:margin-top="0cm" fo:margin-bottom="0cm" style:contextual-spacing="false" fo:line-height="107%" fo:text-indent="0cm" style:auto-text-indent="false">
        <style:tab-stops/>
      </style:paragraph-properties>
    </style:style>
    <style:style style:name="P101" style:family="paragraph" style:parent-style-name="Normal">
      <style:paragraph-properties loext:contextual-spacing="false" fo:margin-left="0.007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officeooo:paragraph-rsid="00fb63dd"/>
    </style:style>
    <style:style style:name="P102" style:family="paragraph" style:parent-style-name="Normal">
      <style:paragraph-properties loext:contextual-spacing="false" fo:margin-left="0.36cm" fo:margin-right="0.06cm" fo:margin-top="0cm" fo:margin-bottom="0cm" style:contextual-spacing="false" fo:line-height="100%" fo:text-align="start" style:justify-single-word="false" fo:text-indent="-0.106cm" style:auto-text-indent="false">
        <style:tab-stops/>
      </style:paragraph-properties>
      <style:text-properties fo:color="#ff3333" style:font-name="Calibri" officeooo:paragraph-rsid="00fb63dd"/>
    </style:style>
    <style:style style:name="P103" style:family="paragraph" style:parent-style-name="Text_20_body">
      <style:paragraph-properties fo:text-align="justify" style:justify-single-word="false"/>
      <style:text-properties style:use-window-font-color="true" style:font-name="Calibri" fo:font-size="12pt" fo:font-weight="normal" officeooo:rsid="00ebbeae" officeooo:paragraph-rsid="00ecb42a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/>
    </style:style>
    <style:style style:name="P104" style:family="paragraph" style:parent-style-name="Text_20_body">
      <style:paragraph-properties fo:text-align="justify" style:justify-single-word="false"/>
      <style:text-properties style:use-window-font-color="true" style:font-name="Calibri" fo:font-size="12pt" fo:font-weight="normal" officeooo:rsid="007cbd62" officeooo:paragraph-rsid="00e8b52c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/>
    </style:style>
    <style:style style:name="P105" style:family="paragraph" style:parent-style-name="Text_20_body">
      <style:paragraph-properties fo:text-align="justify" style:justify-single-word="false"/>
      <style:text-properties fo:color="#ff3333" style:font-name="Calibri" fo:font-size="12pt" fo:font-weight="normal" officeooo:rsid="00ecb42a" officeooo:paragraph-rsid="00ecb42a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/>
    </style:style>
    <style:style style:name="P106" style:family="paragraph" style:parent-style-name="Normal">
      <style:paragraph-properties fo:line-height="150%" fo:text-align="center" style:justify-single-word="false">
        <style:tab-stops>
          <style:tab-stop style:position="1.411cm"/>
          <style:tab-stop style:position="16.984cm" style:type="right" style:leader-style="dotted" style:leader-text="."/>
        </style:tab-stops>
      </style:paragraph-properties>
      <style:text-properties style:font-name="Calibri" fo:font-size="12pt" fo:font-weight="bold" officeooo:paragraph-rsid="002ff4d8" style:font-name-asian="MS Mincho1" style:font-size-asian="12pt" style:language-asian="ar" style:country-asian="SA" style:font-weight-asian="bold" style:font-size-complex="12pt" style:font-weight-complex="bold"/>
    </style:style>
    <style:style style:name="P107" style:family="paragraph" style:parent-style-name="Normal">
      <style:paragraph-properties fo:line-height="150%" fo:text-align="justify" style:justify-single-word="false">
        <style:tab-stops>
          <style:tab-stop style:position="1.411cm"/>
          <style:tab-stop style:position="16.984cm" style:type="right" style:leader-style="dotted" style:leader-text="."/>
        </style:tab-stops>
      </style:paragraph-properties>
      <style:text-properties style:font-name="Calibri" fo:font-size="10pt" fo:font-weight="normal" officeooo:paragraph-rsid="002ff4d8" style:font-size-asian="10pt" style:font-weight-asian="normal" style:font-size-complex="10pt" style:font-weight-complex="normal"/>
    </style:style>
    <style:style style:name="P108" style:family="paragraph" style:parent-style-name="Standard">
      <style:paragraph-properties fo:line-height="100%" fo:text-align="center" style:justify-single-wor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font-name="Calibri" fo:font-size="12pt" fo:font-weight="bold" style:font-name-asian="Times New Roman" style:font-size-asian="12pt" style:font-weight-asian="bold" style:font-name-complex="Verdana" style:font-size-complex="12pt" style:font-weight-complex="bold"/>
    </style:style>
    <style:style style:name="P109" style:family="paragraph" style:parent-style-name="Standard">
      <style:paragraph-properties fo:line-height="100%" fo:text-align="justify" style:justify-single-word="false">
        <style:tab-stops>
          <style:tab-stop style:position="1.411cm"/>
          <style:tab-stop style:position="16.984cm" style:type="right" style:leader-style="dotted" style:leader-text="."/>
        </style:tab-stops>
      </style:paragraph-properties>
      <style:text-properties style:font-name="Calibri" fo:font-size="10pt" fo:font-weight="normal" officeooo:paragraph-rsid="00cfc36c" style:font-name-asian="MS Mincho1" style:font-size-asian="10pt" style:language-asian="ar" style:country-asian="SA" style:font-weight-asian="normal" style:font-size-complex="10pt" style:font-weight-complex="normal"/>
    </style:style>
    <style:style style:name="P110" style:family="paragraph" style:parent-style-name="Standard">
      <style:paragraph-properties fo:text-align="justify" style:justify-single-word="false"/>
      <style:text-properties fo:color="#ff3333" style:font-name="Calibri" fo:font-size="10pt" officeooo:rsid="00c17735" officeooo:paragraph-rsid="00c17735" style:font-size-asian="10pt" style:font-size-complex="10pt"/>
    </style:style>
    <style:style style:name="P111" style:family="paragraph" style:parent-style-name="Standard">
      <style:paragraph-properties fo:text-align="justify" style:justify-single-word="false"/>
      <style:text-properties fo:color="#ff3333" style:font-name="Calibri" fo:font-size="10pt" officeooo:rsid="00c17735" officeooo:paragraph-rsid="00f0cb86" style:font-size-asian="10pt" style:font-size-complex="10pt"/>
    </style:style>
    <style:style style:name="P112" style:family="paragraph" style:parent-style-name="Standard">
      <style:paragraph-properties fo:text-align="justify" style:justify-single-word="false"/>
      <style:text-properties fo:color="#ff3333" style:font-name="Calibri" fo:font-size="10pt" officeooo:rsid="005e5a11" officeooo:paragraph-rsid="00c0213d" style:font-size-asian="10pt" style:font-size-complex="10pt"/>
    </style:style>
    <style:style style:name="P113" style:family="paragraph" style:parent-style-name="Standard">
      <style:paragraph-properties fo:text-align="justify" style:justify-single-word="false"/>
      <style:text-properties fo:color="#ff3333" style:font-name="Calibri" fo:font-size="10pt" officeooo:rsid="005fbde1" officeooo:paragraph-rsid="00c0213d" style:font-size-asian="10pt" style:font-size-complex="10pt"/>
    </style:style>
    <style:style style:name="P114" style:family="paragraph" style:parent-style-name="Standard">
      <style:paragraph-properties fo:text-align="justify" style:justify-single-word="false"/>
      <style:text-properties fo:color="#ff3333" style:font-name="Calibri" fo:font-size="10pt" officeooo:rsid="00bf4ec3" officeooo:paragraph-rsid="00c0213d" style:font-size-asian="10pt" style:font-size-complex="10pt"/>
    </style:style>
    <style:style style:name="P115" style:family="paragraph" style:parent-style-name="Standard">
      <style:paragraph-properties fo:text-align="justify" style:justify-single-word="false"/>
      <style:text-properties fo:color="#ff3333" style:font-name="Calibri" fo:font-size="10pt" officeooo:rsid="003750f8" officeooo:paragraph-rsid="00c0213d" style:font-size-asian="10pt" style:font-size-complex="10pt"/>
    </style:style>
    <style:style style:name="P116" style:family="paragraph" style:parent-style-name="Standard">
      <style:paragraph-properties fo:text-align="justify" style:justify-single-word="false"/>
      <style:text-properties fo:color="#ff3333" style:font-name="Calibri" fo:font-size="10pt" officeooo:rsid="006268eb" officeooo:paragraph-rsid="00c0213d" style:font-size-asian="10pt" style:font-size-complex="10pt"/>
    </style:style>
    <style:style style:name="P117" style:family="paragraph" style:parent-style-name="Standard">
      <style:paragraph-properties fo:text-align="justify" style:justify-single-word="false"/>
      <style:text-properties fo:color="#ff3333" style:font-name="Calibri" fo:font-size="10pt" officeooo:rsid="0125adfc" officeooo:paragraph-rsid="00c0213d" style:font-size-asian="10pt" style:font-size-complex="10pt"/>
    </style:style>
    <style:style style:name="P118" style:family="paragraph" style:parent-style-name="Standard">
      <style:paragraph-properties fo:text-align="justify" style:justify-single-word="false"/>
      <style:text-properties fo:color="#ff3333" style:font-name="Calibri" fo:font-size="10pt" officeooo:rsid="006d7c0c" officeooo:paragraph-rsid="00c0213d" style:font-size-asian="10pt" style:font-size-complex="10pt"/>
    </style:style>
    <style:style style:name="P119" style:family="paragraph" style:parent-style-name="Standard">
      <style:paragraph-properties fo:text-align="start" style:justify-single-word="false"/>
      <style:text-properties fo:color="#ff3333" style:font-name="Calibri" fo:font-size="10pt" officeooo:rsid="000dc496" officeooo:paragraph-rsid="00c0213d" style:font-size-asian="10pt" style:font-size-complex="10pt"/>
    </style:style>
    <style:style style:name="P120" style:family="paragraph" style:parent-style-name="Standard">
      <style:paragraph-properties fo:text-align="start" style:justify-single-word="false"/>
      <style:text-properties fo:color="#ff3333" style:font-name="Calibri" fo:font-size="10pt" officeooo:rsid="01d2b640" officeooo:paragraph-rsid="00c0213d" style:font-size-asian="10pt" style:font-size-complex="10pt"/>
    </style:style>
    <style:style style:name="P121" style:family="paragraph" style:parent-style-name="Standard">
      <style:paragraph-properties fo:text-align="justify" style:justify-single-word="false"/>
      <style:text-properties fo:color="#ff3333" style:font-name="Calibri" fo:font-size="10pt" officeooo:rsid="01092ffb" officeooo:paragraph-rsid="01092ffb" style:font-size-asian="10pt" style:font-size-complex="10pt"/>
    </style:style>
    <style:style style:name="P122" style:family="paragraph" style:parent-style-name="Standard">
      <style:paragraph-properties fo:text-align="justify" style:justify-single-word="false"/>
      <style:text-properties fo:color="#ff3333" style:font-name="Calibri" fo:font-size="10pt" officeooo:rsid="01e5ac7b" officeooo:paragraph-rsid="00f0cb86" style:font-size-asian="10pt" style:font-size-complex="10pt"/>
    </style:style>
    <style:style style:name="P123" style:family="paragraph" style:parent-style-name="Standard">
      <style:text-properties officeooo:paragraph-rsid="00fb63dd"/>
    </style:style>
    <style:style style:name="P124" style:family="paragraph" style:parent-style-name="Standard">
      <style:paragraph-properties fo:line-height="100%" fo:text-align="center" style:justify-single-word="false">
        <style:tab-stops>
          <style:tab-stop style:position="1.411cm"/>
          <style:tab-stop style:position="16.984cm" style:type="right" style:leader-style="dotted" style:leader-text="."/>
        </style:tab-stops>
      </style:paragraph-properties>
      <style:text-properties fo:color="#ff0000" style:font-name="Calibri" fo:font-size="14pt" fo:font-weight="normal" officeooo:rsid="0114cc0e" officeooo:paragraph-rsid="0114cc0e" style:font-name-asian="MS Mincho1" style:font-size-asian="14pt" style:language-asian="ar" style:country-asian="SA" style:font-weight-asian="normal" style:font-size-complex="14pt" style:font-weight-complex="normal"/>
    </style:style>
    <style:style style:name="P125" style:family="paragraph" style:parent-style-name="Standard">
      <style:paragraph-properties loext:contextual-spacing="false" fo:margin-top="0cm" fo:margin-bottom="0cm" style:contextual-spacing="false" fo:line-height="100%" fo:text-align="justify" style:justify-single-wor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font-name="Calibri" fo:font-size="12pt" officeooo:rsid="0020f725" officeooo:paragraph-rsid="0064a0df" style:font-size-asian="12pt" style:font-size-complex="12pt"/>
    </style:style>
    <style:style style:name="P126" style:family="paragraph" style:parent-style-name="Standard">
      <style:paragraph-properties loext:contextual-spacing="false" fo:margin-top="0cm" fo:margin-bottom="0cm" style:contextual-spacing="false" fo:line-height="100%" fo:text-align="justify" style:justify-single-wor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3333" style:font-name="Calibri" fo:font-size="12pt" officeooo:rsid="00fb63dd" officeooo:paragraph-rsid="00fb63dd" style:font-size-asian="12pt" style:font-size-complex="12pt"/>
    </style:style>
    <style:style style:name="P127" style:family="paragraph" style:parent-style-name="Standard">
      <style:paragraph-properties loext:contextual-spacing="false" fo:margin-top="0cm" fo:margin-bottom="0cm" style:contextual-spacing="false" fo:line-height="100%"/>
      <style:text-properties fo:color="#ff3333" style:font-name="Calibri" officeooo:paragraph-rsid="00fb63dd"/>
    </style:style>
    <style:style style:name="P128" style:family="paragraph" style:parent-style-name="Normal">
      <style:paragraph-properties loext:contextual-spacing="false" fo:margin-top="0cm" fo:margin-bottom="0cm" style:contextual-spacing="false" fo:text-align="center" style:justify-single-word="false"/>
      <style:text-properties fo:color="#ff0000" style:font-name="Calibri" fo:font-size="10pt" officeooo:rsid="0081e6f8" officeooo:paragraph-rsid="00cfc36c" style:font-size-asian="10pt" style:font-size-complex="10pt"/>
    </style:style>
    <style:style style:name="P129" style:family="paragraph" style:parent-style-name="Normal">
      <style:paragraph-properties loext:contextual-spacing="false" fo:margin-top="0cm" fo:margin-bottom="0cm" style:contextual-spacing="false" fo:text-align="center" style:justify-single-word="false"/>
      <style:text-properties fo:color="#ff3333" style:font-name="Calibri" fo:font-size="10pt" officeooo:paragraph-rsid="00cfc36c" style:font-size-asian="10pt" style:font-size-complex="10pt"/>
    </style:style>
    <style:style style:name="P130" style:family="paragraph" style:parent-style-name="Normal">
      <style:paragraph-properties loext:contextual-spacing="false" fo:margin-top="0cm" fo:margin-bottom="0cm" style:contextual-spacing="false" fo:text-align="start" style:justify-single-word="false"/>
      <style:text-properties fo:color="#ff3333" style:font-name="Calibri" fo:font-size="10pt" officeooo:paragraph-rsid="00cfc36c" style:font-size-asian="10pt" style:font-size-complex="10pt"/>
    </style:style>
    <style:style style:name="P131" style:family="paragraph" style:parent-style-name="Normal">
      <style:paragraph-properties loext:contextual-spacing="false" fo:margin-top="0cm" fo:margin-bottom="0cm" style:contextual-spacing="false" fo:text-align="center" style:justify-single-word="false"/>
      <style:text-properties fo:color="#ff3333" style:font-name="Calibri" fo:font-size="10pt" officeooo:rsid="00d8e9af" officeooo:paragraph-rsid="00d8e9af" style:font-size-asian="10pt" style:font-size-complex="10pt"/>
    </style:style>
    <style:style style:name="P132" style:family="paragraph" style:parent-style-name="Text_20_body">
      <style:paragraph-properties loext:contextual-spacing="false" fo:margin-top="0cm" fo:margin-bottom="0cm" style:contextual-spacing="false" fo:text-align="justify" style:justify-single-word="false"/>
      <style:text-properties fo:color="#ff3333" style:font-name="Calibri" fo:font-size="12pt" fo:font-weight="normal" officeooo:paragraph-rsid="00b85241" style:font-name-asian="Arial1" style:font-size-asian="12pt" style:font-weight-asian="normal" style:font-name-complex="Arial1" style:font-size-complex="12pt" style:font-weight-complex="normal"/>
    </style:style>
    <style:style style:name="P133" style:family="paragraph" style:parent-style-name="EP_20_Tabela">
      <style:paragraph-properties loext:contextual-spacing="false" fo:margin-top="0cm" fo:margin-bottom="0cm" style:contextual-spacing="false" fo:hyphenation-ladder-count="no-limit"/>
      <style:text-properties style:font-name="Calibri" fo:font-size="12pt" officeooo:paragraph-rsid="00cfc36c" style:font-size-asian="12pt" style:font-name-complex="Times New Roman" style:font-size-complex="12pt" fo:hyphenate="false"/>
    </style:style>
    <style:style style:name="P134" style:family="paragraph" style:parent-style-name="EP_20_Tabela">
      <style:paragraph-properties loext:contextual-spacing="false" fo:margin-top="0cm" fo:margin-bottom="0cm" style:contextual-spacing="false" fo:hyphenation-ladder-count="no-limit"/>
      <style:text-properties style:font-name="Calibri" fo:font-size="12pt" officeooo:rsid="00d8e9af" officeooo:paragraph-rsid="00d8e9af" style:font-size-asian="12pt" style:font-name-complex="Times New Roman" style:font-size-complex="12pt" fo:hyphenate="false"/>
    </style:style>
    <style:style style:name="P135" style:family="paragraph" style:parent-style-name="Table_20_Contents">
      <style:paragraph-properties loext:contextual-spacing="false" fo:margin-top="0cm" fo:margin-bottom="0cm" style:contextual-spacing="false" fo:text-align="center" style:justify-single-word="false"/>
      <style:text-properties style:font-name="Calibri" fo:font-weight="bold" officeooo:paragraph-rsid="00ee58c7"/>
    </style:style>
    <style:style style:name="P136" style:family="paragraph" style:parent-style-name="Table_20_Contents">
      <style:paragraph-properties loext:contextual-spacing="false" fo:margin-top="0cm" fo:margin-bottom="0cm" style:contextual-spacing="false" fo:text-align="center" style:justify-single-word="false"/>
      <style:text-properties style:font-name="Calibri" fo:font-weight="bold" officeooo:paragraph-rsid="010bc805"/>
    </style:style>
    <style:style style:name="P137" style:family="paragraph" style:parent-style-name="Table_20_Contents">
      <style:paragraph-properties loext:contextual-spacing="false" fo:margin-top="0cm" fo:margin-bottom="0cm" style:contextual-spacing="false" fo:text-align="center" style:justify-single-word="false"/>
      <style:text-properties style:font-name="Calibri" fo:font-weight="bold" officeooo:rsid="012ff64c" officeooo:paragraph-rsid="00ee58c7"/>
    </style:style>
    <style:style style:name="P138" style:family="paragraph" style:parent-style-name="Table_20_Contents">
      <style:paragraph-properties loext:contextual-spacing="false" fo:margin-top="0cm" fo:margin-bottom="0cm" style:contextual-spacing="false" fo:text-align="center" style:justify-single-word="false"/>
      <style:text-properties style:font-name="Calibri" fo:font-weight="bold" officeooo:rsid="00eee10f" officeooo:paragraph-rsid="00eee10f"/>
    </style:style>
    <style:style style:name="P139" style:family="paragraph" style:parent-style-name="Table_20_Contents">
      <style:paragraph-properties loext:contextual-spacing="false" fo:margin-top="0cm" fo:margin-bottom="0cm" style:contextual-spacing="false" fo:text-align="center" style:justify-single-word="false"/>
      <style:text-properties style:font-name="Calibri" fo:font-weight="bold" officeooo:rsid="010bc805" officeooo:paragraph-rsid="010bc805"/>
    </style:style>
    <style:style style:name="P140" style:family="paragraph" style:parent-style-name="Table_20_Contents">
      <style:paragraph-properties loext:contextual-spacing="false" fo:margin-top="0cm" fo:margin-bottom="0cm" style:contextual-spacing="false" fo:text-align="center" style:justify-single-word="false" style:writing-mode="lr-tb"/>
      <style:text-properties fo:color="#ff3333" style:font-name="Calibri" fo:font-size="11pt" fo:font-style="italic" officeooo:paragraph-rsid="00ee58c7"/>
    </style:style>
    <style:style style:name="P141" style:family="paragraph" style:parent-style-name="Table_20_Contents">
      <style:paragraph-properties loext:contextual-spacing="false" fo:margin-top="0cm" fo:margin-bottom="0cm" style:contextual-spacing="false" fo:text-align="center" style:justify-single-word="false" style:writing-mode="lr-tb"/>
      <style:text-properties fo:color="#ff3333" style:font-name="Calibri" fo:font-size="11pt" fo:font-style="italic" officeooo:paragraph-rsid="010bc805"/>
    </style:style>
    <style:style style:name="P142" style:family="paragraph" style:parent-style-name="Table_20_Contents">
      <style:paragraph-properties loext:contextual-spacing="false" fo:margin-top="0cm" fo:margin-bottom="0cm" style:contextual-spacing="false" fo:text-align="center" style:justify-single-word="false" style:writing-mode="lr-tb"/>
      <style:text-properties fo:color="#ff3333" style:font-name="Calibri" fo:font-size="11pt" fo:font-style="italic" fo:font-weight="bold" officeooo:paragraph-rsid="00ee58c7"/>
    </style:style>
    <style:style style:name="P143" style:family="paragraph" style:parent-style-name="Table_20_Contents">
      <style:paragraph-properties loext:contextual-spacing="false" fo:margin-top="0cm" fo:margin-bottom="0cm" style:contextual-spacing="false" fo:text-align="center" style:justify-single-word="false" style:writing-mode="lr-tb"/>
      <style:text-properties fo:color="#ff3333" style:font-name="Calibri" fo:font-size="11pt" fo:font-style="italic" fo:font-weight="bold" officeooo:paragraph-rsid="010bc805"/>
    </style:style>
    <style:style style:name="P144" style:family="paragraph" style:parent-style-name="Table_20_Contents">
      <style:paragraph-properties loext:contextual-spacing="false" fo:margin-top="0cm" fo:margin-bottom="0cm" style:contextual-spacing="false" fo:text-align="center" style:justify-single-word="false" style:writing-mode="lr-tb"/>
      <style:text-properties fo:color="#ff3333" style:font-name="Calibri" fo:font-size="11pt" fo:font-weight="bold" officeooo:paragraph-rsid="00ee58c7"/>
    </style:style>
    <style:style style:name="P145" style:family="paragraph" style:parent-style-name="Standard">
      <style:paragraph-properties fo:line-height="100%" fo:text-align="center" style:justify-single-word="false" fo:break-before="pag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font-name="Calibri" fo:font-size="12pt" fo:font-weight="bold" officeooo:rsid="00b85241" officeooo:paragraph-rsid="00b85241" style:font-name-asian="Times New Roman" style:font-size-asian="12pt" style:font-weight-asian="bold" style:font-name-complex="Verdana" style:font-size-complex="12pt" style:font-weight-complex="bold"/>
    </style:style>
    <style:style style:name="P146" style:family="paragraph" style:parent-style-name="Standard">
      <style:paragraph-properties loext:contextual-spacing="false" fo:margin-left="0cm" fo:margin-right="0cm" fo:margin-top="0.21cm" fo:margin-bottom="0.21cm" style:contextual-spacing="false" fo:text-align="justify" style:justify-single-word="false" fo:text-indent="0.499cm" style:auto-text-indent="false"/>
      <style:text-properties style:font-name="Calibri" fo:font-size="12pt" fo:font-weight="normal" officeooo:paragraph-rsid="00b85241" style:font-size-asian="12pt" style:font-weight-asian="normal" style:font-size-complex="12pt" style:font-weight-complex="normal"/>
    </style:style>
    <style:style style:name="P147" style:family="paragraph" style:parent-style-name="Standard">
      <style:paragraph-properties loext:contextual-spacing="false" fo:margin-left="0cm" fo:margin-right="0cm" fo:margin-top="0.21cm" fo:margin-bottom="0.21cm" style:contextual-spacing="false" fo:text-align="justify" style:justify-single-word="false" fo:text-indent="0.499cm" style:auto-text-indent="false"/>
      <style:text-properties style:font-name="Calibri" fo:font-size="12pt" fo:font-weight="normal" officeooo:rsid="00bb1336" officeooo:paragraph-rsid="00bb1336" style:font-size-asian="12pt" style:font-weight-asian="normal" style:font-size-complex="12pt" style:font-weight-complex="normal"/>
    </style:style>
    <style:style style:name="P148" style:family="paragraph" style:parent-style-name="Text_20_body">
      <style:paragraph-properties loext:contextual-spacing="false" fo:margin-left="0cm" fo:margin-right="0cm" fo:margin-top="0cm" fo:margin-bottom="0.21cm" style:contextual-spacing="false" fo:text-align="justify" style:justify-single-word="false" fo:text-indent="0.499cm" style:auto-text-indent="false"/>
      <style:text-properties fo:color="#ff3333" style:font-name="Calibri" fo:font-size="12pt" fo:font-weight="normal" officeooo:rsid="00beaba5" officeooo:paragraph-rsid="00beaba5" style:font-name-asian="Arial1" style:font-size-asian="12pt" style:font-weight-asian="normal" style:font-name-complex="Arial1" style:font-size-complex="12pt" style:font-weight-complex="normal"/>
    </style:style>
    <style:style style:name="P149" style:family="paragraph" style:parent-style-name="Standard">
      <style:paragraph-properties loext:contextual-spacing="false" fo:margin-left="0cm" fo:margin-right="0cm" fo:margin-top="0cm" fo:margin-bottom="0.21cm" style:contextual-spacing="false" fo:text-align="justify" style:justify-single-word="false" fo:text-indent="0.499cm" style:auto-text-indent="false"/>
      <style:text-properties style:font-name="Calibri" fo:font-size="12pt" officeooo:paragraph-rsid="00e7af9c" style:font-size-asian="12pt" style:font-size-complex="12pt"/>
    </style:style>
    <style:style style:name="P150" style:family="paragraph" style:parent-style-name="Text_20_body">
      <style:paragraph-properties loext:contextual-spacing="false" fo:margin-left="0cm" fo:margin-right="0cm" fo:margin-top="0cm" fo:margin-bottom="0.6cm" style:contextual-spacing="false" fo:text-align="justify" style:justify-single-word="false" fo:text-indent="0.499cm" style:auto-text-indent="false"/>
      <style:text-properties fo:color="#ff3333" style:font-name="Calibri" fo:font-size="12pt" officeooo:paragraph-rsid="00b85241" style:font-size-asian="12pt" style:font-size-complex="12pt"/>
    </style:style>
    <style:style style:name="P151" style:family="paragraph" style:parent-style-name="Standard">
      <style:paragraph-properties loext:contextual-spacing="false" fo:margin-left="0cm" fo:margin-right="0cm" fo:margin-top="0cm" fo:margin-bottom="0.42cm" style:contextual-spacing="false" fo:text-align="justify" style:justify-single-word="false" fo:text-indent="0.499cm" style:auto-text-indent="false"/>
      <style:text-properties fo:color="#ff3333" style:font-name="Calibri" fo:font-size="12pt" officeooo:rsid="00c64b9d" officeooo:paragraph-rsid="00c64b9d" style:font-size-asian="12pt" style:font-size-complex="12pt"/>
    </style:style>
    <style:style style:name="P152" style:family="paragraph" style:parent-style-name="Illustration">
      <style:paragraph-properties fo:text-align="center" style:justify-single-word="false"/>
      <style:text-properties fo:color="#ff3333" style:font-name="Calibri" fo:font-size="10pt" fo:font-style="normal" style:font-size-asian="10pt" style:font-style-asian="normal" style:font-size-complex="10pt" style:font-style-complex="normal"/>
    </style:style>
    <style:style style:name="P153" style:family="paragraph" style:parent-style-name="Table">
      <style:paragraph-properties loext:contextual-spacing="false" fo:margin-top="0.101cm" fo:margin-bottom="0.21cm" style:contextual-spacing="false" fo:text-align="center" style:justify-single-word="false"/>
      <style:text-properties fo:color="#ff3333" style:font-name="Calibri" fo:font-size="10pt" fo:font-style="normal" fo:font-weight="normal" officeooo:paragraph-rsid="00b85241" style:font-size-asian="10pt" style:font-style-asian="normal" style:font-weight-asian="normal" style:font-size-complex="10pt" style:font-style-complex="normal" style:font-weight-complex="normal"/>
    </style:style>
    <style:style style:name="P154" style:family="paragraph" style:parent-style-name="Normal">
      <style:paragraph-properties fo:line-height="150%" fo:text-align="justify" style:justify-single-word="false" fo:keep-together="always" fo:keep-with-next="always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font-name="Calibri" fo:font-size="12pt" fo:font-weight="bold" officeooo:paragraph-rsid="002ff4d8" style:font-name-asian="Times New Roman" style:font-size-asian="12pt" style:font-weight-asian="bold" style:font-name-complex="Verdana" style:font-size-complex="12pt" style:font-weight-complex="bold"/>
    </style:style>
    <style:style style:name="P155" style:family="paragraph" style:parent-style-name="Normal">
      <style:paragraph-properties loext:contextual-spacing="false" fo:margin-left="0cm" fo:margin-right="0cm" fo:margin-top="0cm" fo:margin-bottom="0cm" style:contextual-spacing="false" fo:line-height="100%" fo:text-align="center" style:justify-single-word="false" fo:hyphenation-ladder-count="no-limit" fo:text-indent="0cm" style:auto-text-indent="false">
        <style:tab-stops>
          <style:tab-stop style:position="-0.533cm"/>
        </style:tab-stops>
      </style:paragraph-properties>
      <style:text-properties fo:color="#ff0000" style:font-name="Calibri" fo:font-size="10pt" officeooo:rsid="0081e6f8" officeooo:paragraph-rsid="00d9e60d" style:font-size-asian="10pt" style:font-name-complex="Times New Roman" style:font-size-complex="10pt" fo:hyphenate="false"/>
    </style:style>
    <style:style style:name="P156" style:family="paragraph" style:parent-style-name="Normal">
      <style:paragraph-properties loext:contextual-spacing="false" fo:margin-left="0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157" style:family="paragraph" style:parent-style-name="Normal">
      <style:paragraph-properties loext:contextual-spacing="false" fo:margin-left="0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58" style:family="paragraph" style:parent-style-name="Normal">
      <style:paragraph-properties loext:contextual-spacing="false" fo:margin-left="0cm" fo:margin-right="0cm" fo:margin-top="0cm" fo:margin-bottom="0cm" style:contextual-spacing="false" fo:line-height="107%" fo:text-indent="0cm" style:auto-text-indent="false">
        <style:tab-stops/>
      </style:paragraph-properties>
    </style:style>
    <style:style style:name="P159" style:family="paragraph" style:parent-style-name="Normal">
      <style:paragraph-properties loext:contextual-spacing="false" fo:margin-left="0cm" fo:margin-right="0cm" fo:margin-top="0cm" fo:margin-bottom="0cm" style:contextual-spacing="false" fo:line-height="100%" fo:text-indent="0cm" style:auto-text-indent="false">
        <style:tab-stops/>
      </style:paragraph-properties>
      <style:text-properties fo:color="#ff3333" style:font-name="Calibri" officeooo:paragraph-rsid="00fb63dd"/>
    </style:style>
    <style:style style:name="P160" style:family="paragraph" style:parent-style-name="Normal">
      <style:paragraph-properties loext:contextual-spacing="false" fo:margin-left="0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fo:color="#ff3333" style:font-name="Calibri" officeooo:paragraph-rsid="00fb63dd"/>
    </style:style>
    <style:style style:name="P161" style:family="paragraph" style:parent-style-name="Normal">
      <style:paragraph-properties loext:contextual-spacing="false" fo:margin-left="0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officeooo:paragraph-rsid="00fb63dd"/>
    </style:style>
    <style:style style:name="P162" style:family="paragraph" style:parent-style-name="Normal">
      <style:paragraph-properties loext:contextual-spacing="false" fo:margin-left="0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officeooo:paragraph-rsid="00fb63dd"/>
    </style:style>
    <style:style style:name="P163" style:family="paragraph" style:parent-style-name="Normal">
      <style:paragraph-properties loext:contextual-spacing="false" fo:margin-left="0cm" fo:margin-right="0cm" fo:margin-top="0cm" fo:margin-bottom="0cm" style:contextual-spacing="false" fo:line-height="100%" fo:text-indent="0cm" style:auto-text-indent="false">
        <style:tab-stops/>
      </style:paragraph-properties>
      <style:text-properties officeooo:paragraph-rsid="00fb63dd"/>
    </style:style>
    <style:style style:name="P164" style:family="paragraph" style:parent-style-name="EP_20_Conteudotabela">
      <style:paragraph-properties loext:contextual-spacing="false" fo:margin-left="0cm" fo:margin-right="0cm" fo:margin-top="0cm" fo:margin-bottom="0cm" style:contextual-spacing="false" fo:line-height="100%" fo:text-align="center" style:justify-single-word="false" fo:hyphenation-ladder-count="no-limit" fo:text-indent="0cm" style:auto-text-indent="false">
        <style:tab-stops>
          <style:tab-stop style:position="-0.533cm"/>
        </style:tab-stops>
      </style:paragraph-properties>
      <style:text-properties fo:color="#ff0000" style:font-name="Calibri" fo:font-size="10pt" officeooo:rsid="003574ae" officeooo:paragraph-rsid="00cfc36c" style:font-size-asian="10pt" style:font-name-complex="Times New Roman" style:font-size-complex="10pt" fo:hyphenate="false"/>
    </style:style>
    <style:style style:name="P165" style:family="paragraph" style:parent-style-name="EP_20_Conteudotabela">
      <style:paragraph-properties loext:contextual-spacing="false" fo:margin-left="0cm" fo:margin-right="0cm" fo:margin-top="0cm" fo:margin-bottom="0cm" style:contextual-spacing="false" fo:line-height="100%" fo:text-align="center" style:justify-single-word="false" fo:hyphenation-ladder-count="no-limit" fo:text-indent="0cm" style:auto-text-indent="false">
        <style:tab-stops>
          <style:tab-stop style:position="-0.533cm"/>
        </style:tab-stops>
      </style:paragraph-properties>
      <style:text-properties fo:color="#ff0000" style:font-name="Calibri" fo:font-size="10pt" officeooo:rsid="003574ae" officeooo:paragraph-rsid="00d9e60d" style:font-size-asian="10pt" style:font-name-complex="Times New Roman" style:font-size-complex="10pt" fo:hyphenate="false"/>
    </style:style>
    <style:style style:name="P166" style:family="paragraph" style:parent-style-name="EP_20_Conteudotabela">
      <style:paragraph-properties loext:contextual-spacing="false" fo:margin-left="0cm" fo:margin-right="0cm" fo:margin-top="0cm" fo:margin-bottom="0cm" style:contextual-spacing="false" fo:line-height="100%" fo:text-align="center" style:justify-single-word="false" fo:hyphenation-ladder-count="no-limit" fo:text-indent="0cm" style:auto-text-indent="false">
        <style:tab-stops>
          <style:tab-stop style:position="-0.533cm"/>
        </style:tab-stops>
      </style:paragraph-properties>
      <style:text-properties fo:color="#ff3333" style:font-name="Calibri" fo:font-size="10pt" officeooo:rsid="00d9e60d" officeooo:paragraph-rsid="00d9e60d" style:font-size-asian="10pt" style:font-name-complex="Times New Roman" style:font-size-complex="10pt" fo:hyphenate="false"/>
    </style:style>
    <style:style style:name="P167" style:family="paragraph" style:parent-style-name="EP_20_Conteudotabela">
      <style:paragraph-properties loext:contextual-spacing="false" fo:margin-left="0cm" fo:margin-right="0cm" fo:margin-top="0cm" fo:margin-bottom="0cm" style:contextual-spacing="false" fo:line-height="100%" fo:text-align="start" style:justify-single-word="false" fo:hyphenation-ladder-count="no-limit" fo:text-indent="0cm" style:auto-text-indent="false">
        <style:tab-stops>
          <style:tab-stop style:position="-0.533cm"/>
        </style:tab-stops>
      </style:paragraph-properties>
      <style:text-properties fo:color="#ff3333" style:font-name="Calibri" fo:font-size="10pt" officeooo:rsid="00d9e60d" officeooo:paragraph-rsid="00d9e60d" style:font-size-asian="10pt" style:font-name-complex="Times New Roman" style:font-size-complex="10pt" fo:hyphenate="false"/>
    </style:style>
    <style:style style:name="P168" style:family="paragraph" style:parent-style-name="Table_20_Contents">
      <style:paragraph-properties loext:contextual-spacing="false" fo:margin-left="0cm" fo:margin-right="0cm" fo:margin-top="0.101cm" fo:margin-bottom="0.101cm" style:contextual-spacing="false" fo:line-height="100%" fo:text-align="end" style:justify-single-word="false" fo:orphans="0" fo:widows="0" fo:hyphenation-ladder-count="no-limit" fo:text-indent="0cm" style:auto-text-indent="false" text:number-lines="false" text:line-number="0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3333" style:font-name="Calibri" fo:font-size="12pt" fo:font-weight="normal" officeooo:rsid="007cb7ca" officeooo:paragraph-rsid="00ee58c7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169" style:family="paragraph" style:parent-style-name="Table_20_Contents">
      <style:paragraph-properties loext:contextual-spacing="false" fo:margin-left="0cm" fo:margin-right="0cm" fo:margin-top="0.101cm" fo:margin-bottom="0.101cm" style:contextual-spacing="false" fo:line-height="100%" fo:text-align="end" style:justify-single-word="false" fo:orphans="0" fo:widows="0" fo:hyphenation-ladder-count="no-limit" fo:text-indent="0cm" style:auto-text-indent="false" text:number-lines="false" text:line-number="0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officeooo:rsid="010bc805" officeooo:paragraph-rsid="00eee10f" fo:hyphenate="false"/>
    </style:style>
    <style:style style:name="P170" style:family="paragraph" style:parent-style-name="Table_20_Contents">
      <style:paragraph-properties loext:contextual-spacing="false" fo:margin-top="0cm" fo:margin-bottom="0.499cm" style:contextual-spacing="false" fo:text-align="center" style:justify-single-word="false"/>
      <style:text-properties style:font-name="Calibri" officeooo:paragraph-rsid="010bc805"/>
    </style:style>
    <style:style style:name="P171" style:family="paragraph" style:parent-style-name="Normal">
      <style:paragraph-properties loext:contextual-spacing="false" fo:margin-left="0cm" fo:margin-right="0.009cm" fo:margin-top="0cm" fo:margin-bottom="0cm" style:contextual-spacing="false" fo:line-height="100%" fo:text-indent="0cm" style:auto-text-indent="false">
        <style:tab-stops/>
      </style:paragraph-properties>
      <style:text-properties fo:color="#ff3333" style:font-name="Calibri" officeooo:paragraph-rsid="00fb63dd"/>
    </style:style>
    <style:style style:name="P172" style:family="paragraph" style:parent-style-name="Normal">
      <style:paragraph-properties loext:contextual-spacing="false" fo:margin-left="0cm" fo:margin-right="0.005cm" fo:margin-top="0cm" fo:margin-bottom="0cm" style:contextual-spacing="false" fo:line-height="100%" fo:text-indent="0cm" style:auto-text-indent="false">
        <style:tab-stops/>
      </style:paragraph-properties>
      <style:text-properties fo:color="#ff3333" style:font-name="Calibri" officeooo:paragraph-rsid="00fb63dd"/>
    </style:style>
    <style:style style:name="P173" style:family="paragraph" style:parent-style-name="Normal">
      <style:paragraph-properties loext:contextual-spacing="false" fo:margin-left="0.074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officeooo:paragraph-rsid="00fb63dd"/>
    </style:style>
    <style:style style:name="P174" style:family="paragraph" style:parent-style-name="Normal">
      <style:paragraph-properties loext:contextual-spacing="false" fo:margin-left="0.005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officeooo:paragraph-rsid="00fb63dd"/>
    </style:style>
    <style:style style:name="P175" style:family="paragraph" style:parent-style-name="Normal">
      <style:paragraph-properties loext:contextual-spacing="false" fo:margin-left="0.261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officeooo:paragraph-rsid="00fb63dd"/>
    </style:style>
    <style:style style:name="P176" style:family="paragraph" style:parent-style-name="Normal">
      <style:paragraph-properties loext:contextual-spacing="false" fo:margin-left="0.166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fo:color="#ff3333" style:font-name="Calibri" officeooo:rsid="0101e9ea" officeooo:paragraph-rsid="0101e9ea"/>
    </style:style>
    <style:style style:name="P177" style:family="paragraph" style:parent-style-name="Normal">
      <style:paragraph-properties loext:contextual-spacing="false" fo:margin-left="0.166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fo:color="#ff3333" style:font-name="Calibri" officeooo:paragraph-rsid="00fb63dd"/>
    </style:style>
    <style:style style:name="P178" style:family="paragraph" style:parent-style-name="Normal">
      <style:paragraph-properties loext:contextual-spacing="false" fo:margin-left="0cm" fo:margin-right="0.004cm" fo:margin-top="0cm" fo:margin-bottom="0cm" style:contextual-spacing="false" fo:line-height="100%" fo:text-indent="0cm" style:auto-text-indent="false">
        <style:tab-stops/>
      </style:paragraph-properties>
      <style:text-properties fo:color="#ff3333" style:font-name="Calibri" officeooo:paragraph-rsid="00fb63dd"/>
    </style:style>
    <style:style style:name="P179" style:family="paragraph" style:parent-style-name="Normal">
      <style:paragraph-properties loext:contextual-spacing="false" fo:margin-left="0.014cm" fo:margin-right="0cm" fo:margin-top="0cm" fo:margin-bottom="0cm" style:contextual-spacing="false" fo:line-height="100%" fo:text-indent="0cm" style:auto-text-indent="false">
        <style:tab-stops/>
      </style:paragraph-properties>
      <style:text-properties fo:color="#ff3333" style:font-name="Calibri" officeooo:paragraph-rsid="00fb63dd"/>
    </style:style>
    <style:style style:name="P180" style:family="paragraph" style:parent-style-name="Normal">
      <style:paragraph-properties loext:contextual-spacing="false" fo:margin-left="0.012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fo:color="#ff3333" style:font-name="Calibri" officeooo:paragraph-rsid="00fb63dd"/>
    </style:style>
    <style:style style:name="P181" style:family="paragraph" style:parent-style-name="Normal">
      <style:paragraph-properties loext:contextual-spacing="false" fo:margin-left="0.026cm" fo:margin-right="0.018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fo:color="#ff3333" style:font-name="Calibri" officeooo:paragraph-rsid="00fb63dd"/>
    </style:style>
    <style:style style:name="P182" style:family="paragraph" style:parent-style-name="Normal">
      <style:paragraph-properties loext:contextual-spacing="false" fo:margin-left="0.009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fo:color="#ff3333" style:font-name="Calibri" officeooo:paragraph-rsid="00fb63dd"/>
    </style:style>
    <style:style style:name="P183" style:family="paragraph" style:parent-style-name="Normal">
      <style:paragraph-properties loext:contextual-spacing="false" fo:margin-left="0.026cm" fo:margin-right="0.021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fo:color="#ff3333" style:font-name="Calibri" officeooo:paragraph-rsid="00fb63dd"/>
    </style:style>
    <style:style style:name="P184" style:family="paragraph" style:parent-style-name="Normal">
      <style:paragraph-properties loext:contextual-spacing="false" fo:margin-left="0.004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fo:color="#ff3333" style:font-name="Calibri" officeooo:paragraph-rsid="00fb63dd"/>
    </style:style>
    <style:style style:name="P185" style:family="paragraph" style:parent-style-name="Normal">
      <style:paragraph-properties loext:contextual-spacing="false" fo:margin-left="0.004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officeooo:paragraph-rsid="00fb63dd"/>
    </style:style>
    <style:style style:name="P186" style:family="paragraph" style:parent-style-name="Normal">
      <style:paragraph-properties loext:contextual-spacing="false" fo:margin-left="0.002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officeooo:paragraph-rsid="00fb63dd"/>
    </style:style>
    <style:style style:name="P187" style:family="paragraph" style:parent-style-name="Text_20_body">
      <style:paragraph-properties loext:contextual-spacing="false" fo:margin-left="0.088cm" fo:margin-right="0.088cm" fo:margin-top="0cm" fo:margin-bottom="0.21cm" style:contextual-spacing="false" fo:line-height="100%" fo:text-align="justify" style:justify-single-word="false" fo:orphans="0" fo:widows="0" fo:hyphenation-ladder-count="no-limit" fo:text-indent="0.529cm" style:auto-text-indent="false" style:vertical-align="baseline"/>
      <style:text-properties fo:color="#ff3333" style:font-name="Calibri" fo:font-size="12pt" fo:font-weight="normal" officeooo:rsid="00ea206b" officeooo:paragraph-rsid="00ea206b" style:font-name-asian="Arial1" style:font-size-asian="12pt" style:font-weight-asian="normal" style:font-name-complex="Arial1" style:font-size-complex="12pt" style:font-weight-complex="normal" fo:hyphenate="false"/>
    </style:style>
    <style:style style:name="P188" style:family="paragraph" style:parent-style-name="Text_20_body">
      <style:paragraph-properties fo:margin-left="1.778cm" fo:margin-right="0cm" fo:text-align="justify" style:justify-single-word="false" fo:text-indent="0cm" style:auto-text-indent="false"/>
      <style:text-properties fo:color="#ff3333" style:font-name="Calibri" fo:font-size="12pt" fo:font-weight="normal" officeooo:rsid="007cbd62" officeooo:paragraph-rsid="00ecb42a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/>
    </style:style>
    <style:style style:name="P189" style:family="paragraph" style:parent-style-name="Text_20_body">
      <style:paragraph-properties fo:text-align="justify" style:justify-single-word="false"/>
      <style:text-properties style:use-window-font-color="true" style:font-name="Calibri" fo:font-size="12pt" fo:font-weight="normal" officeooo:rsid="00ebbeae" officeooo:paragraph-rsid="00ecb42a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/>
    </style:style>
    <style:style style:name="P190" style:family="paragraph" style:parent-style-name="Text_20_body">
      <style:paragraph-properties fo:line-height="150%" fo:text-align="center" style:justify-single-word="false">
        <style:tab-stops>
          <style:tab-stop style:position="1.411cm"/>
          <style:tab-stop style:position="16.984cm" style:type="right" style:leader-style="dotted" style:leader-text="."/>
        </style:tab-stops>
      </style:paragraph-properties>
      <style:text-properties style:font-name="Times New Roman1" fo:font-size="12pt" fo:font-weight="bold" officeooo:paragraph-rsid="0120f8c0" style:font-name-asian="MS Mincho1" style:font-size-asian="12pt" style:language-asian="ar" style:country-asian="SA" style:font-weight-asian="bold" style:font-size-complex="12pt" style:font-weight-complex="bold"/>
    </style:style>
    <style:style style:name="P191" style:family="paragraph" style:parent-style-name="Text_20_body">
      <style:paragraph-properties fo:line-height="150%" fo:text-align="center" style:justify-single-word="false">
        <style:tab-stops>
          <style:tab-stop style:position="1.411cm"/>
          <style:tab-stop style:position="16.984cm" style:type="right" style:leader-style="dotted" style:leader-text="."/>
        </style:tab-stops>
      </style:paragraph-properties>
      <style:text-properties style:font-name="Calibri" fo:font-size="26pt" fo:font-weight="bold" officeooo:paragraph-rsid="0120f8c0" style:font-name-asian="MS Mincho1" style:font-size-asian="12pt" style:language-asian="ar" style:country-asian="SA" style:font-weight-asian="bold" style:font-size-complex="12pt" style:font-weight-complex="bold"/>
    </style:style>
    <style:style style:name="P192" style:family="paragraph" style:parent-style-name="Text_20_body">
      <style:paragraph-properties loext:contextual-spacing="false" fo:margin-top="0.212cm" fo:margin-bottom="0.212cm" style:contextual-spacing="false" fo:line-height="150%" fo:text-align="center" style:justify-single-word="false">
        <style:tab-stops>
          <style:tab-stop style:position="1.411cm"/>
          <style:tab-stop style:position="16.984cm" style:type="right" style:leader-style="dotted" style:leader-text="."/>
        </style:tab-stops>
      </style:paragraph-properties>
      <style:text-properties style:font-name="Calibri" fo:font-size="12pt" fo:font-weight="bold" officeooo:paragraph-rsid="0120f8c0" style:font-name-asian="MS Mincho1" style:font-size-asian="12pt" style:language-asian="ar" style:country-asian="SA" style:font-weight-asian="bold" style:font-size-complex="12pt" style:font-weight-complex="bold"/>
    </style:style>
    <style:style style:name="P193" style:family="paragraph" style:parent-style-name="Text_20_body">
      <style:paragraph-properties loext:contextual-spacing="false" fo:margin-top="0.212cm" fo:margin-bottom="0.212cm" style:contextual-spacing="false" fo:line-height="150%" fo:text-align="center" style:justify-single-word="false"/>
      <style:text-properties fo:color="#ff3333" style:font-name="Calibri" fo:font-size="26pt" officeooo:paragraph-rsid="0120f8c0" style:font-size-asian="26pt" style:font-size-complex="26pt"/>
    </style:style>
    <style:style style:name="P194" style:family="paragraph" style:parent-style-name="Text_20_body">
      <style:paragraph-properties loext:contextual-spacing="false" fo:margin-top="0.423cm" fo:margin-bottom="0.212cm" style:contextual-spacing="false" fo:line-height="150%" fo:text-align="center" style:justify-single-word="false"/>
      <style:text-properties style:font-name="Calibri" fo:font-size="14pt" fo:font-weight="bold" officeooo:paragraph-rsid="0120f8c0"/>
    </style:style>
    <style:style style:name="P195" style:family="paragraph" style:parent-style-name="Text_20_body">
      <style:paragraph-properties loext:contextual-spacing="false" fo:margin-top="0cm" fo:margin-bottom="0cm" style:contextual-spacing="false" fo:text-align="center" style:justify-single-word="false"/>
      <style:text-properties style:font-name="Calibri" officeooo:paragraph-rsid="0120f8c0"/>
    </style:style>
    <style:style style:name="P196" style:family="paragraph" style:parent-style-name="Text_20_body">
      <style:paragraph-properties loext:contextual-spacing="false" fo:margin-left="0cm" fo:margin-right="0cm" fo:margin-top="0cm" fo:margin-bottom="0cm" style:contextual-spacing="false" fo:text-align="start" style:justify-single-word="false" fo:text-indent="0cm" style:auto-text-indent="false"/>
      <style:text-properties style:font-name="Calibri" officeooo:paragraph-rsid="0120f8c0"/>
    </style:style>
    <style:style style:name="P197" style:family="paragraph" style:parent-style-name="Text_20_body" style:master-page-name="">
      <style:paragraph-properties loext:contextual-spacing="false" fo:margin-left="0cm" fo:margin-right="0cm" fo:margin-top="0.212cm" fo:margin-bottom="0cm" style:contextual-spacing="false" fo:line-height="100%" fo:text-align="start" style:justify-single-word="false" fo:orphans="0" fo:widows="0" fo:hyphenation-ladder-count="no-limit" fo:text-indent="0cm" style:auto-text-indent="false" style:page-number="auto" style:vertical-align="baseline"/>
      <style:text-properties fo:color="#ff3333" style:font-name="Calibri" fo:font-size="12pt" fo:font-weight="normal" officeooo:rsid="01087b2f" officeooo:paragraph-rsid="010bc805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198" style:family="paragraph" style:parent-style-name="Text_20_body">
      <style:paragraph-properties loext:contextual-spacing="false" fo:margin-left="0cm" fo:margin-right="0cm" fo:margin-top="0.212cm" fo:margin-bottom="0cm" style:contextual-spacing="false" fo:line-height="100%" fo:text-align="start" style:justify-single-word="false" fo:orphans="0" fo:widows="0" fo:hyphenation-ladder-count="no-limit" fo:text-indent="0cm" style:auto-text-indent="false" style:vertical-align="baseline"/>
      <style:text-properties fo:color="#ff3333" style:font-name="Calibri" fo:font-size="12pt" fo:font-weight="normal" officeooo:rsid="01087b2f" officeooo:paragraph-rsid="010bc805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199" style:family="paragraph" style:parent-style-name="Text_20_body" style:master-page-name="MP0">
      <style:paragraph-properties fo:line-height="150%" fo:text-align="center" style:justify-single-word="false" style:page-number="auto" fo:break-before="page">
        <style:tab-stops>
          <style:tab-stop style:position="1.411cm"/>
          <style:tab-stop style:position="16.984cm" style:type="right" style:leader-style="dotted" style:leader-text="."/>
        </style:tab-stops>
      </style:paragraph-properties>
      <style:text-properties style:font-name="Times New Roman1" fo:font-size="12pt" fo:font-weight="bold" officeooo:paragraph-rsid="0120f8c0" style:font-name-asian="MS Mincho1" style:font-size-asian="12pt" style:language-asian="ar" style:country-asian="SA" style:font-weight-asian="bold" style:font-size-complex="12pt" style:font-weight-complex="bold"/>
    </style:style>
    <style:style style:name="P200" style:family="paragraph" style:parent-style-name="Text_20_body">
      <style:paragraph-properties loext:contextual-spacing="false" fo:margin-left="0cm" fo:margin-right="0cm" fo:margin-top="0cm" fo:margin-bottom="0.21cm" style:contextual-spacing="false" fo:text-align="justify" style:justify-single-word="false" fo:text-indent="0.499cm" style:auto-text-indent="false"/>
      <style:text-properties fo:color="#ff3333" style:font-name="Calibri" fo:font-size="12pt" fo:font-style="italic" fo:font-weight="normal" officeooo:paragraph-rsid="00beaba5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P201" style:family="paragraph" style:parent-style-name="Text_20_body">
      <style:paragraph-properties fo:margin-left="1.778cm" fo:margin-right="0cm" fo:text-align="justify" style:justify-single-word="false" fo:text-indent="0cm" style:auto-text-indent="false"/>
      <style:text-properties fo:color="#ff3333" style:font-name="Calibri" fo:font-size="12pt" fo:font-weight="normal" officeooo:rsid="007cbd62" officeooo:paragraph-rsid="00e8b52c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/>
    </style:style>
    <style:style style:name="P202" style:family="paragraph" style:parent-style-name="Text_20_body">
      <style:paragraph-properties loext:contextual-spacing="false" fo:margin-left="0.635cm" fo:margin-right="0cm" fo:margin-top="0.212cm" fo:margin-bottom="0cm" style:contextual-spacing="false" fo:text-align="end" style:justify-single-word="false" fo:text-indent="0cm" style:auto-text-indent="false"/>
      <style:text-properties fo:color="#ff3333" style:font-name="Calibri" fo:font-size="12pt" fo:font-weight="normal" officeooo:rsid="01087b2f" officeooo:paragraph-rsid="010bc805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/>
    </style:style>
    <style:style style:name="P203" style:family="paragraph" style:parent-style-name="Normal">
      <style:paragraph-properties loext:contextual-spacing="false" fo:margin-top="0cm" fo:margin-bottom="0.21cm" style:contextual-spacing="false" fo:line-height="100%" fo:text-align="justify" style:justify-single-word="false" style:snap-to-layout-grid="false"/>
      <style:text-properties style:font-name="Calibri" fo:font-size="12pt" fo:font-weight="bold" officeooo:rsid="006b6a49" officeooo:paragraph-rsid="007b5c52" style:font-size-asian="12pt" style:font-weight-asian="bold" style:font-name-complex="Arial" style:font-size-complex="12pt" style:font-weight-complex="bold"/>
    </style:style>
    <style:style style:name="P204" style:family="paragraph" style:parent-style-name="Normal">
      <style:paragraph-properties loext:contextual-spacing="false" fo:margin-top="0.101cm" fo:margin-bottom="0.101cm" style:contextual-spacing="false" fo:line-height="100%" fo:text-align="justify" style:justify-single-word="false" style:snap-to-layout-gri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3333" style:font-name="Calibri" fo:font-size="12pt" fo:font-weight="normal" officeooo:rsid="00ca7bde" officeooo:paragraph-rsid="011cf3c0" style:font-size-asian="12pt" style:font-weight-asian="normal" style:font-name-complex="Arial" style:font-size-complex="12pt" style:font-weight-complex="normal"/>
    </style:style>
    <style:style style:name="P205" style:family="paragraph" style:parent-style-name="Normal">
      <style:paragraph-properties loext:contextual-spacing="false" fo:margin-left="0cm" fo:margin-right="0.007cm" fo:margin-top="0cm" fo:margin-bottom="0cm" style:contextual-spacing="false" fo:line-height="100%" fo:text-indent="0cm" style:auto-text-indent="false">
        <style:tab-stops/>
      </style:paragraph-properties>
      <style:text-properties fo:color="#ff3333" style:font-name="Calibri" officeooo:paragraph-rsid="01178e37"/>
    </style:style>
    <style:style style:name="P206" style:family="paragraph" style:parent-style-name="Normal">
      <style:paragraph-properties loext:contextual-spacing="false" fo:margin-left="0.007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fo:color="#ff3333" style:font-name="Calibri" fo:font-size="12pt" officeooo:paragraph-rsid="00fb63dd" style:letter-kerning="true" style:font-name-asian="SimSun" style:font-size-asian="12pt" style:language-asian="hi" style:country-asian="IN" style:font-name-complex="Tahoma" style:font-size-complex="12pt" style:language-complex="hi" style:country-complex="IN"/>
    </style:style>
    <style:style style:name="P207" style:family="paragraph" style:parent-style-name="Normal">
      <style:paragraph-properties loext:contextual-spacing="false" fo:margin-left="0.36cm" fo:margin-right="0.06cm" fo:margin-top="0cm" fo:margin-bottom="0cm" style:contextual-spacing="false" fo:line-height="100%" fo:text-align="start" style:justify-single-word="false" fo:text-indent="-0.106cm" style:auto-text-indent="false">
        <style:tab-stops/>
      </style:paragraph-properties>
      <style:text-properties fo:color="#ff3333" style:font-name="Calibri" officeooo:paragraph-rsid="00fb63dd"/>
    </style:style>
    <style:style style:name="P208" style:family="paragraph" style:parent-style-name="Normal">
      <style:paragraph-properties fo:line-height="150%" fo:text-align="center" style:justify-single-word="false" fo:break-before="page">
        <style:tab-stops>
          <style:tab-stop style:position="1.411cm"/>
          <style:tab-stop style:position="16.984cm" style:type="right" style:leader-style="dotted" style:leader-text="."/>
        </style:tab-stops>
      </style:paragraph-properties>
      <style:text-properties style:font-name="Calibri" fo:font-size="12pt" fo:font-weight="bold" officeooo:paragraph-rsid="002ff4d8" style:font-name-asian="MS Mincho1" style:font-size-asian="12pt" style:language-asian="ar" style:country-asian="SA" style:font-weight-asian="bold" style:font-size-complex="12pt" style:font-weight-complex="bold"/>
    </style:style>
    <style:style style:name="P209" style:family="paragraph" style:parent-style-name="Normal">
      <style:paragraph-properties loext:contextual-spacing="false" fo:margin-left="0cm" fo:margin-right="0cm" fo:margin-top="0cm" fo:margin-bottom="0cm" style:contextual-spacing="false" fo:line-height="100%" fo:text-indent="0cm" style:auto-text-indent="false">
        <style:tab-stops/>
      </style:paragraph-properties>
      <style:text-properties fo:color="#ff3333" style:font-name="Calibri" officeooo:rsid="0129b331" officeooo:paragraph-rsid="0129b331"/>
    </style:style>
    <style:style style:name="P210" style:family="paragraph" style:parent-style-name="Normal">
      <style:paragraph-properties loext:contextual-spacing="false" fo:margin-left="0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officeooo:rsid="0129b331" officeooo:paragraph-rsid="0129b331"/>
    </style:style>
    <style:style style:name="P211" style:family="paragraph" style:parent-style-name="Table_20_Contents">
      <style:paragraph-properties fo:text-align="justify" style:justify-single-word="false"/>
      <style:text-properties fo:color="#ff3333" style:font-name="Calibri" fo:font-size="10pt" officeooo:rsid="01092ffb" officeooo:paragraph-rsid="01092ffb" style:font-size-asian="10pt" style:font-size-complex="10pt"/>
    </style:style>
    <style:style style:name="P212" style:family="paragraph" style:parent-style-name="Table_20_Contents">
      <style:paragraph-properties fo:text-align="center" style:justify-single-word="false"/>
      <style:text-properties fo:color="#ff3333" style:font-name="Calibri" fo:font-size="10pt" officeooo:rsid="012c1a8f" officeooo:paragraph-rsid="012c1a8f" style:font-size-asian="10pt" style:font-size-complex="10pt"/>
    </style:style>
    <style:style style:name="P213" style:family="paragraph" style:parent-style-name="Table_20_Contents">
      <style:paragraph-properties fo:text-align="center" style:justify-single-word="false"/>
      <style:text-properties fo:color="#ff3333" style:font-name="Calibri" fo:font-size="10pt" officeooo:rsid="003d3870" officeooo:paragraph-rsid="012c1a8f" style:font-size-asian="10pt" style:font-size-complex="10pt"/>
    </style:style>
    <style:style style:name="P214" style:family="paragraph" style:parent-style-name="Table_20_Contents">
      <style:paragraph-properties fo:text-align="center" style:justify-single-word="false"/>
      <style:text-properties fo:color="#000000" style:font-name="Calibri" fo:font-size="11pt" fo:font-weight="bold" officeooo:rsid="010892fd" officeooo:paragraph-rsid="010b51c4" style:font-size-asian="11pt" style:font-weight-asian="bold" style:font-size-complex="11pt" style:font-weight-complex="bold"/>
    </style:style>
    <style:style style:name="P215" style:family="paragraph" style:parent-style-name="Table_20_Contents">
      <style:paragraph-properties loext:contextual-spacing="false" fo:margin-left="0cm" fo:margin-right="0cm" fo:margin-top="0.101cm" fo:margin-bottom="0.101cm" style:contextual-spacing="false" fo:line-height="100%" fo:text-align="justify" style:justify-single-word="false" fo:orphans="0" fo:widows="0" fo:hyphenation-ladder-count="no-limit" fo:text-indent="0cm" style:auto-text-indent="false" text:number-lines="false" text:line-number="0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3333" style:font-name="Calibri" fo:font-size="12pt" fo:font-weight="normal" officeooo:rsid="007cb7ca" officeooo:paragraph-rsid="00ee58c7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216" style:family="paragraph" style:parent-style-name="Table_20_Contents">
      <style:paragraph-properties loext:contextual-spacing="false" fo:margin-left="0cm" fo:margin-right="0cm" fo:margin-top="0.101cm" fo:margin-bottom="0.101cm" style:contextual-spacing="false" fo:line-height="100%" fo:text-align="justify" style:justify-single-word="false" fo:orphans="0" fo:widows="0" fo:hyphenation-ladder-count="no-limit" fo:text-indent="0cm" style:auto-text-indent="false" text:number-lines="false" text:line-number="0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3333" style:font-name="Calibri" fo:font-size="12pt" fo:font-weight="normal" officeooo:rsid="00ecb42a" officeooo:paragraph-rsid="00ee58c7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217" style:family="paragraph" style:parent-style-name="Standard">
      <style:paragraph-properties loext:contextual-spacing="false" fo:margin-top="0.101cm" fo:margin-bottom="0.101cm" style:contextual-spacing="false" fo:line-height="100%" fo:text-align="justify" style:justify-single-wor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font-name="Calibri" fo:font-size="12pt" fo:font-weight="bold" officeooo:rsid="00381e54" officeooo:paragraph-rsid="00c1c95d" style:font-size-asian="12pt" style:font-weight-asian="bold" style:font-size-complex="12pt" style:font-weight-complex="bold"/>
    </style:style>
    <style:style style:name="P218" style:family="paragraph" style:parent-style-name="Standard">
      <style:paragraph-properties loext:contextual-spacing="false" fo:margin-top="0.101cm" fo:margin-bottom="0.101cm" style:contextual-spacing="false" fo:line-height="100%" fo:text-align="justify" style:justify-single-word="false" style:snap-to-layout-gri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font-name="Calibri" fo:font-size="12pt" fo:font-weight="bold" officeooo:rsid="006b6a49" officeooo:paragraph-rsid="00d13add" style:font-size-asian="12pt" style:font-weight-asian="bold" style:font-name-complex="Arial" style:font-size-complex="12pt" style:font-weight-complex="bold"/>
    </style:style>
    <style:style style:name="P219" style:family="paragraph" style:parent-style-name="Standard">
      <style:paragraph-properties loext:contextual-spacing="false" fo:margin-top="0.101cm" fo:margin-bottom="0.101cm" style:contextual-spacing="false" fo:line-height="100%" fo:text-align="justify" style:justify-single-word="false" style:snap-to-layout-gri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font-name="Calibri" fo:font-size="8pt" fo:font-weight="bold" officeooo:rsid="006b6a49" officeooo:paragraph-rsid="00c8c3cb" style:font-size-asian="7pt" style:font-weight-asian="bold" style:font-name-complex="Arial" style:font-size-complex="8pt" style:font-weight-complex="bold"/>
    </style:style>
    <style:style style:name="P220" style:family="paragraph" style:parent-style-name="Standard">
      <style:paragraph-properties loext:contextual-spacing="false" fo:margin-top="0.101cm" fo:margin-bottom="0.101cm" style:contextual-spacing="false" fo:line-height="100%" fo:text-align="justify" style:justify-single-word="false" style:snap-to-layout-gri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font-name="Calibri" fo:font-size="10pt" fo:font-weight="normal" officeooo:rsid="00c8c3cb" officeooo:paragraph-rsid="00c8c3cb" style:font-size-asian="10pt" style:font-weight-asian="normal" style:font-name-complex="Arial" style:font-size-complex="10pt" style:font-weight-complex="normal"/>
    </style:style>
    <style:style style:name="P221" style:family="paragraph" style:parent-style-name="Standard">
      <style:paragraph-properties loext:contextual-spacing="false" fo:margin-top="0.101cm" fo:margin-bottom="0.101cm" style:contextual-spacing="false" fo:line-height="100%" fo:text-align="justify" style:justify-single-word="false" style:snap-to-layout-gri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3333" style:font-name="Calibri" fo:font-size="10pt" fo:font-weight="normal" officeooo:rsid="00c8c3cb" officeooo:paragraph-rsid="00d13add" style:font-size-asian="10pt" style:font-weight-asian="normal" style:font-name-complex="Arial" style:font-size-complex="10pt" style:font-weight-complex="normal"/>
    </style:style>
    <style:style style:name="P222" style:family="paragraph" style:parent-style-name="Standard">
      <style:paragraph-properties loext:contextual-spacing="false" fo:margin-top="0.101cm" fo:margin-bottom="0.101cm" style:contextual-spacing="false" fo:line-height="100%" fo:text-align="justify" style:justify-single-word="false" style:snap-to-layout-gri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3333" style:font-name="Calibri" fo:font-size="10pt" fo:font-style="italic" fo:font-weight="normal" officeooo:rsid="0115ef86" officeooo:paragraph-rsid="0115ef86" style:font-size-asian="10pt" style:font-style-asian="italic" style:font-weight-asian="normal" style:font-name-complex="Arial" style:font-size-complex="10pt" style:font-style-complex="italic" style:font-weight-complex="normal"/>
    </style:style>
    <style:style style:name="P223" style:family="paragraph" style:parent-style-name="Standard">
      <style:paragraph-properties loext:contextual-spacing="false" fo:margin-top="0.101cm" fo:margin-bottom="0.101cm" style:contextual-spacing="false" fo:line-height="100%" fo:text-align="justify" style:justify-single-word="false" style:snap-to-layout-gri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3333" style:font-name="Calibri" fo:font-size="12pt" fo:font-weight="normal" officeooo:rsid="00e8b52c" officeooo:paragraph-rsid="00e8b52c" style:font-size-asian="12pt" style:font-weight-asian="normal" style:font-name-complex="Arial" style:font-size-complex="12pt" style:font-weight-complex="normal"/>
    </style:style>
    <style:style style:name="P224" style:family="paragraph" style:parent-style-name="Standard">
      <style:paragraph-properties loext:contextual-spacing="false" fo:margin-top="0.101cm" fo:margin-bottom="0.101cm" style:contextual-spacing="false" fo:line-height="100%" fo:text-align="justify" style:justify-single-word="false" style:snap-to-layout-gri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3333" style:font-name="Calibri" fo:font-size="12pt" fo:font-weight="normal" officeooo:rsid="0129b331" officeooo:paragraph-rsid="0129b331" style:font-size-asian="12pt" style:font-weight-asian="normal" style:font-name-complex="Arial" style:font-size-complex="12pt" style:font-weight-complex="normal"/>
    </style:style>
    <style:style style:name="P225" style:family="paragraph" style:parent-style-name="Standard">
      <style:paragraph-properties loext:contextual-spacing="false" fo:margin-top="0.101cm" fo:margin-bottom="0.101cm" style:contextual-spacing="false" fo:line-height="100%" fo:text-align="justify" style:justify-single-word="false" style:snap-to-layout-gri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3333" style:font-name="Calibri" fo:font-size="12pt" fo:font-weight="normal" officeooo:rsid="00f4d443" officeooo:paragraph-rsid="00e8b52c" style:font-size-asian="12pt" style:font-weight-asian="normal" style:font-name-complex="Arial" style:font-size-complex="12pt" style:font-weight-complex="normal"/>
    </style:style>
    <style:style style:name="P226" style:family="paragraph" style:parent-style-name="Standard">
      <style:paragraph-properties loext:contextual-spacing="false" fo:margin-top="0.101cm" fo:margin-bottom="0.101cm" style:contextual-spacing="false" fo:line-height="100%" fo:text-align="justify" style:justify-single-word="false" style:snap-to-layout-gri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style:use-window-font-color="true" style:font-name="Calibri" fo:font-size="10pt" fo:font-style="italic" fo:font-weight="normal" officeooo:rsid="010f603a" officeooo:paragraph-rsid="010f603a" style:font-size-asian="10pt" style:font-style-asian="italic" style:font-weight-asian="normal" style:font-name-complex="Arial" style:font-size-complex="10pt" style:font-style-complex="italic" style:font-weight-complex="normal"/>
    </style:style>
    <style:style style:name="P227" style:family="paragraph" style:parent-style-name="Standard" style:list-style-name="L1">
      <style:paragraph-properties fo:text-align="justify" style:justify-single-word="false"/>
      <style:text-properties fo:color="#ff3333" style:font-name="Calibri" fo:font-size="10pt" officeooo:rsid="003750f8" officeooo:paragraph-rsid="00c0213d" style:font-size-asian="10pt" style:font-size-complex="10pt"/>
    </style:style>
    <style:style style:name="P228" style:family="paragraph" style:parent-style-name="Standard">
      <style:paragraph-properties fo:line-height="100%" fo:text-align="center" style:justify-single-word="false">
        <style:tab-stops>
          <style:tab-stop style:position="1.411cm"/>
          <style:tab-stop style:position="16.984cm" style:type="right" style:leader-style="dotted" style:leader-text="."/>
        </style:tab-stops>
      </style:paragraph-properties>
      <style:text-properties fo:color="#ff3333" style:font-name="Calibri" fo:font-size="14pt" fo:font-weight="bold" officeooo:rsid="0114cc0e" officeooo:paragraph-rsid="011eee2b" style:font-name-asian="MS Mincho1" style:font-size-asian="14pt" style:language-asian="ar" style:country-asian="SA" style:font-weight-asian="bold" style:font-size-complex="14pt" style:font-weight-complex="bold"/>
    </style:style>
    <style:style style:name="P229" style:family="paragraph" style:parent-style-name="Standard">
      <style:paragraph-properties fo:line-height="100%" fo:text-align="justify" style:justify-single-word="false">
        <style:tab-stops>
          <style:tab-stop style:position="1.411cm"/>
          <style:tab-stop style:position="16.984cm" style:type="right" style:leader-style="dotted" style:leader-text="."/>
        </style:tab-stops>
      </style:paragraph-properties>
      <style:text-properties fo:color="#ff3333" style:font-name="Calibri" fo:font-size="12pt" fo:font-weight="normal" officeooo:rsid="0114cc0e" officeooo:paragraph-rsid="011eee2b" style:font-name-asian="MS Mincho1" style:font-size-asian="12pt" style:language-asian="ar" style:country-asian="SA" style:font-weight-asian="normal" style:font-size-complex="12pt" style:font-weight-complex="normal"/>
    </style:style>
    <style:style style:name="P230" style:family="paragraph" style:parent-style-name="Standard">
      <style:paragraph-properties fo:line-height="100%" fo:text-align="center" style:justify-single-word="false">
        <style:tab-stops>
          <style:tab-stop style:position="1.411cm"/>
          <style:tab-stop style:position="16.984cm" style:type="right" style:leader-style="dotted" style:leader-text="."/>
        </style:tab-stops>
      </style:paragraph-properties>
      <style:text-properties fo:color="#ff0000" style:font-name="Calibri" fo:font-size="14pt" fo:font-weight="normal" officeooo:rsid="0114cc0e" officeooo:paragraph-rsid="011eee2b" style:font-name-asian="MS Mincho1" style:font-size-asian="14pt" style:language-asian="ar" style:country-asian="SA" style:font-weight-asian="normal" style:font-size-complex="14pt" style:font-weight-complex="normal"/>
    </style:style>
    <style:style style:name="P231" style:family="paragraph" style:parent-style-name="Standard">
      <style:paragraph-properties fo:line-height="100%" fo:text-align="justify" style:justify-single-word="false">
        <style:tab-stops>
          <style:tab-stop style:position="1.411cm"/>
          <style:tab-stop style:position="16.984cm" style:type="right" style:leader-style="dotted" style:leader-text="."/>
        </style:tab-stops>
      </style:paragraph-properties>
      <style:text-properties style:font-name="Calibri" fo:font-size="10pt" fo:font-weight="normal" officeooo:paragraph-rsid="011ffec4" style:font-name-asian="MS Mincho1" style:font-size-asian="10pt" style:language-asian="ar" style:country-asian="SA" style:font-weight-asian="normal" style:font-size-complex="10pt" style:font-weight-complex="normal"/>
    </style:style>
    <style:style style:name="P232" style:family="paragraph" style:parent-style-name="Standard">
      <style:paragraph-properties loext:contextual-spacing="false" fo:margin-top="0cm" fo:margin-bottom="0.21cm" style:contextual-spacing="false" fo:line-height="100%" fo:text-align="justify" style:justify-single-word="false" style:snap-to-layout-grid="false"/>
      <style:text-properties style:font-name="Calibri" fo:font-size="12pt" fo:font-weight="normal" officeooo:rsid="006b6a49" officeooo:paragraph-rsid="00cc54c9" style:font-name-asian="Arial1" style:font-size-asian="12pt" style:font-weight-asian="normal" style:font-name-complex="Arial1" style:font-size-complex="12pt" style:font-weight-complex="normal"/>
    </style:style>
    <style:style style:name="P233" style:family="paragraph" style:parent-style-name="Standard">
      <style:paragraph-properties loext:contextual-spacing="false" fo:margin-top="0cm" fo:margin-bottom="0.21cm" style:contextual-spacing="false" fo:line-height="100%" fo:text-align="justify" style:justify-single-word="false" style:snap-to-layout-grid="false"/>
      <style:text-properties fo:color="#ff3333" style:text-line-through-style="solid" style:font-name="Calibri" fo:font-size="12pt" fo:font-weight="normal" officeooo:rsid="00cc54c9" officeooo:paragraph-rsid="00cc54c9" style:font-name-asian="Arial1" style:font-size-asian="12pt" style:font-weight-asian="normal" style:font-name-complex="Arial1" style:font-size-complex="12pt" style:font-weight-complex="normal"/>
    </style:style>
    <style:style style:name="P234" style:family="paragraph" style:parent-style-name="Standard" style:master-page-name="">
      <style:paragraph-properties loext:contextual-spacing="false" fo:margin-left="0.025cm" fo:margin-right="0cm" fo:margin-top="0.101cm" fo:margin-bottom="0.101cm" style:contextual-spacing="false" fo:line-height="100%" fo:text-align="justify" style:justify-single-word="false" fo:orphans="0" fo:widows="0" fo:hyphenation-ladder-count="no-limit" fo:text-indent="0cm" style:auto-text-indent="false" style:page-number="auto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3333" style:font-name="Calibri" fo:font-size="12pt" fo:font-weight="normal" officeooo:rsid="01092ffb" officeooo:paragraph-rsid="01092ffb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235" style:family="paragraph" style:parent-style-name="Standard">
      <style:paragraph-properties loext:contextual-spacing="false" fo:margin-left="0.025cm" fo:margin-right="0cm" fo:margin-top="0.101cm" fo:margin-bottom="0.101cm" style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3333" style:font-name="Calibri" fo:font-size="12pt" fo:font-weight="normal" officeooo:rsid="01123768" officeooo:paragraph-rsid="01123768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236" style:family="paragraph" style:parent-style-name="Standard">
      <style:paragraph-properties loext:contextual-spacing="false" fo:margin-left="0.025cm" fo:margin-right="0cm" fo:margin-top="0.101cm" fo:margin-bottom="0.101cm" style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3333" style:font-name="Calibri" fo:font-size="12pt" fo:font-weight="normal" officeooo:rsid="01092ffb" officeooo:paragraph-rsid="01092ffb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237" style:family="paragraph" style:parent-style-name="Standard">
      <style:paragraph-properties loext:contextual-spacing="false" fo:margin-left="0.025cm" fo:margin-right="0cm" fo:margin-top="0.101cm" fo:margin-bottom="0.101cm" style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3333" style:font-name="Calibri" fo:font-size="12pt" fo:font-weight="normal" officeooo:rsid="00f0bed7" officeooo:paragraph-rsid="00f0cb86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238" style:family="paragraph" style:parent-style-name="Standard">
      <style:paragraph-properties loext:contextual-spacing="false" fo:margin-left="0.025cm" fo:margin-right="0cm" fo:margin-top="0.101cm" fo:margin-bottom="0.101cm" style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0000ff" style:font-name="Calibri" fo:font-size="12pt" fo:font-weight="normal" officeooo:rsid="00381ad0" officeooo:paragraph-rsid="00f0cb86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239" style:family="paragraph" style:parent-style-name="Standard">
      <style:paragraph-properties loext:contextual-spacing="false" fo:margin-left="1.778cm" fo:margin-right="0cm" fo:margin-top="0.101cm" fo:margin-bottom="0.101cm" style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3333" style:font-name="Calibri" fo:font-size="12pt" fo:font-weight="normal" officeooo:rsid="01123768" officeooo:paragraph-rsid="01123768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240" style:family="paragraph" style:parent-style-name="Standard">
      <style:paragraph-properties loext:contextual-spacing="false" fo:margin-left="0cm" fo:margin-right="0cm" fo:margin-top="0.101cm" fo:margin-bottom="0.101cm" style:contextual-spacing="false" fo:line-height="100%" fo:text-align="justify" style:justify-single-word="false" fo:orphans="0" fo:widows="0" fo:hyphenation-ladder-count="no-limit" fo:text-indent="0cm" style:auto-text-indent="false" style:vertical-align="baselin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3333" style:font-name="Calibri" fo:font-size="12pt" fo:font-weight="normal" officeooo:rsid="01123768" officeooo:paragraph-rsid="01123768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 fo:hyphenate="false"/>
    </style:style>
    <style:style style:name="P241" style:family="paragraph" style:parent-style-name="Standard">
      <style:paragraph-properties loext:contextual-spacing="false" fo:margin-top="0cm" fo:margin-bottom="0cm" style:contextual-spacing="false" fo:line-height="100%" fo:text-align="justify" style:justify-single-wor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3333" style:font-name="Calibri" fo:font-size="12pt" officeooo:rsid="00fb63dd" officeooo:paragraph-rsid="00fb63dd" style:font-size-asian="12pt" style:font-size-complex="12pt"/>
    </style:style>
    <style:style style:name="P242" style:family="paragraph" style:parent-style-name="Standard">
      <style:paragraph-properties loext:contextual-spacing="false" fo:margin-top="0cm" fo:margin-bottom="0cm" style:contextual-spacing="false" fo:line-height="100%" fo:text-align="justify" style:justify-single-wor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ff3333" style:font-name="Calibri" fo:font-size="12pt" fo:font-weight="normal" officeooo:rsid="00fb63dd" officeooo:paragraph-rsid="00fb63dd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/>
    </style:style>
    <style:style style:name="P243" style:family="paragraph" style:parent-style-name="Standard">
      <style:paragraph-properties loext:contextual-spacing="false" fo:margin-top="0cm" fo:margin-bottom="0cm" style:contextual-spacing="false" fo:line-height="100%" fo:text-align="justify" style:justify-single-wor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color="#0000ff" style:font-name="Calibri" fo:font-size="12pt" fo:font-weight="normal" officeooo:rsid="00381ad0" officeooo:paragraph-rsid="00fb63dd" style:letter-kerning="true" style:font-name-asian="SimSun" style:font-size-asian="12pt" style:language-asian="zh" style:country-asian="CN" style:font-weight-asian="normal" style:font-name-complex="Tahoma" style:font-size-complex="12pt" style:language-complex="hi" style:country-complex="IN" style:font-weight-complex="normal"/>
    </style:style>
    <style:style style:name="T1" style:family="text">
      <style:text-properties officeooo:rsid="00d8e9af"/>
    </style:style>
    <style:style style:name="T2" style:family="text">
      <style:text-properties officeooo:rsid="00c445df"/>
    </style:style>
    <style:style style:name="T3" style:family="text">
      <style:text-properties officeooo:rsid="00cda08d"/>
    </style:style>
    <style:style style:name="T4" style:family="text">
      <style:text-properties officeooo:rsid="00cd39bc"/>
    </style:style>
    <style:style style:name="T5" style:family="text">
      <style:text-properties officeooo:rsid="003750f8"/>
    </style:style>
    <style:style style:name="T6" style:family="text">
      <style:text-properties officeooo:rsid="013122bf"/>
    </style:style>
    <style:style style:name="T7" style:family="text">
      <style:text-properties officeooo:rsid="010b51c4"/>
    </style:style>
    <style:style style:name="T8" style:family="text">
      <style:text-properties officeooo:rsid="007cbd62"/>
    </style:style>
    <style:style style:name="T9" style:family="text">
      <style:text-properties officeooo:rsid="007cb7ca" fo:background-color="transparent" loext:char-shading-value="0"/>
    </style:style>
    <style:style style:name="T10" style:family="text">
      <style:text-properties officeooo:rsid="00878832"/>
    </style:style>
    <style:style style:name="T11" style:family="text">
      <style:text-properties style:font-name="Calibri"/>
    </style:style>
    <style:style style:name="T12" style:family="text">
      <style:text-properties style:font-name="Calibri" officeooo:rsid="0009839d"/>
    </style:style>
    <style:style style:name="T13" style:family="text">
      <style:text-properties style:font-name="Calibri" officeooo:rsid="0019d874"/>
    </style:style>
    <style:style style:name="T14" style:family="text">
      <style:text-properties style:font-name="Calibri" fo:font-size="9pt" style:font-size-asian="9pt"/>
    </style:style>
    <style:style style:name="T15" style:family="text">
      <style:text-properties style:font-name="Calibri" fo:font-size="9pt" fo:font-weight="bold" style:font-size-asian="9pt" style:font-weight-asian="bold" style:font-weight-complex="bold"/>
    </style:style>
    <style:style style:name="T16" style:family="text">
      <style:text-properties officeooo:rsid="00c445df"/>
    </style:style>
    <style:style style:name="T17" style:family="text">
      <style:text-properties officeooo:rsid="00cda08d"/>
    </style:style>
    <style:style style:name="T18" style:family="text">
      <style:text-properties officeooo:rsid="00cd39bc"/>
    </style:style>
    <style:style style:name="T19" style:family="text">
      <style:text-properties officeooo:rsid="007cbd62"/>
    </style:style>
    <style:style style:name="T20" style:family="text">
      <style:text-properties officeooo:rsid="002ff4d8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d8e9af" style:font-weight-asian="bold" style:font-weight-complex="bold"/>
    </style:style>
    <style:style style:name="T23" style:family="text">
      <style:text-properties fo:font-weight="bold" style:font-name-asian="Arial1" style:font-weight-asian="bold" style:font-name-complex="Arial1" style:font-weight-complex="bold"/>
    </style:style>
    <style:style style:name="T24" style:family="text">
      <style:text-properties officeooo:rsid="0081e6f8"/>
    </style:style>
    <style:style style:name="T25" style:family="text">
      <style:text-properties officeooo:rsid="0085b080"/>
    </style:style>
    <style:style style:name="T26" style:family="text">
      <style:text-properties officeooo:rsid="005511fc"/>
    </style:style>
    <style:style style:name="T27" style:family="text">
      <style:text-properties fo:font-weight="normal" style:font-name-asian="Arial1" style:font-weight-asian="normal" style:font-name-complex="Arial1" style:font-weight-complex="normal"/>
    </style:style>
    <style:style style:name="T28" style:family="text">
      <style:text-properties fo:font-weight="normal" officeooo:rsid="00bb1336" style:font-name-asian="Arial1" style:font-weight-asian="normal" style:font-name-complex="Arial1" style:font-weight-complex="normal"/>
    </style:style>
    <style:style style:name="T29" style:family="text">
      <style:text-properties fo:font-weight="normal" officeooo:rsid="00bdd8ae" style:font-name-asian="Arial1" style:font-weight-asian="normal" style:font-name-complex="Arial1" style:font-weight-complex="normal"/>
    </style:style>
    <style:style style:name="T30" style:family="text">
      <style:text-properties fo:font-weight="normal" officeooo:rsid="00dd86ce" style:font-name-asian="Arial1" style:font-weight-asian="normal" style:font-name-complex="Arial1" style:font-weight-complex="normal"/>
    </style:style>
    <style:style style:name="T31" style:family="text">
      <style:text-properties fo:font-weight="normal" officeooo:rsid="00ddf5ae" style:font-name-asian="Arial1" style:font-weight-asian="normal" style:font-name-complex="Arial1" style:font-weight-complex="normal"/>
    </style:style>
    <style:style style:name="T32" style:family="text">
      <style:text-properties fo:font-weight="normal" officeooo:rsid="00e7af9c" style:font-name-asian="Arial1" style:font-weight-asian="normal" style:font-name-complex="Arial1" style:font-weight-complex="normal"/>
    </style:style>
    <style:style style:name="T33" style:family="text">
      <style:text-properties fo:font-weight="normal" officeooo:rsid="011cf3c0" style:font-name-asian="Arial1" style:font-weight-asian="normal" style:font-name-complex="Arial1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officeooo:rsid="0047ae6f"/>
    </style:style>
    <style:style style:name="T36" style:family="text">
      <style:text-properties officeooo:rsid="00b9c110"/>
    </style:style>
    <style:style style:name="T37" style:family="text">
      <style:text-properties officeooo:rsid="00bcec27"/>
    </style:style>
    <style:style style:name="T38" style:family="text">
      <style:text-properties officeooo:rsid="00a720d6"/>
    </style:style>
    <style:style style:name="T39" style:family="text">
      <style:text-properties officeooo:rsid="003750f8"/>
    </style:style>
    <style:style style:name="T40" style:family="text">
      <style:text-properties officeooo:rsid="00afe1dd"/>
    </style:style>
    <style:style style:name="T41" style:family="text">
      <style:text-properties officeooo:rsid="01e55387"/>
    </style:style>
    <style:style style:name="T42" style:family="text">
      <style:text-properties officeooo:rsid="01e5ac7b"/>
    </style:style>
    <style:style style:name="T43" style:family="text">
      <style:text-properties officeooo:rsid="006268eb"/>
    </style:style>
    <style:style style:name="T44" style:family="text">
      <style:text-properties officeooo:rsid="0059fba5"/>
    </style:style>
    <style:style style:name="T45" style:family="text">
      <style:text-properties officeooo:rsid="00e3146c"/>
    </style:style>
    <style:style style:name="T46" style:family="text">
      <style:text-properties officeooo:rsid="00f11837"/>
    </style:style>
    <style:style style:name="T47" style:family="text">
      <style:text-properties officeooo:rsid="008068e4"/>
    </style:style>
    <style:style style:name="T48" style:family="text">
      <style:text-properties officeooo:rsid="004e7cb4"/>
    </style:style>
    <style:style style:name="T49" style:family="text">
      <style:text-properties officeooo:rsid="005d18ca"/>
    </style:style>
    <style:style style:name="T50" style:family="text">
      <style:text-properties officeooo:rsid="011258a3"/>
    </style:style>
    <style:style style:name="T51" style:family="text">
      <style:text-properties officeooo:rsid="0162e8ee"/>
    </style:style>
    <style:style style:name="T52" style:family="text">
      <style:text-properties officeooo:rsid="01ed540f"/>
    </style:style>
    <style:style style:name="T53" style:family="text">
      <style:text-properties officeooo:rsid="0074d4d2"/>
    </style:style>
    <style:style style:name="T54" style:family="text">
      <style:text-properties officeooo:rsid="0073df59"/>
    </style:style>
    <style:style style:name="T55" style:family="text">
      <style:text-properties officeooo:rsid="0162105b"/>
    </style:style>
    <style:style style:name="T56" style:family="text">
      <style:text-properties officeooo:rsid="016c7f91"/>
    </style:style>
    <style:style style:name="T57" style:family="text">
      <style:text-properties officeooo:rsid="00c17735"/>
    </style:style>
    <style:style style:name="T58" style:family="text">
      <style:text-properties officeooo:rsid="00c1c95d"/>
    </style:style>
    <style:style style:name="T59" style:family="text">
      <style:text-properties officeooo:rsid="00c6131d"/>
    </style:style>
    <style:style style:name="T60" style:family="text">
      <style:text-properties officeooo:rsid="00cc54c9"/>
    </style:style>
    <style:style style:name="T61" style:family="text">
      <style:text-properties officeooo:rsid="00ce55c3"/>
    </style:style>
    <style:style style:name="T62" style:family="text">
      <style:text-properties officeooo:rsid="0120f9b5"/>
    </style:style>
    <style:style style:name="T63" style:family="text">
      <style:text-properties officeooo:rsid="0120034c"/>
    </style:style>
    <style:style style:name="T64" style:family="text">
      <style:text-properties officeooo:rsid="00cfc36c"/>
    </style:style>
    <style:style style:name="T65" style:family="text">
      <style:text-properties officeooo:rsid="00d8e9af"/>
    </style:style>
    <style:style style:name="T66" style:family="text">
      <style:text-properties officeooo:rsid="00d9e60d"/>
    </style:style>
    <style:style style:name="T67" style:family="text">
      <style:text-properties officeooo:rsid="00e02549"/>
    </style:style>
    <style:style style:name="T68" style:family="text">
      <style:text-properties officeooo:rsid="00e50255"/>
    </style:style>
    <style:style style:name="T69" style:family="text">
      <style:text-properties fo:font-style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fo:font-weight="normal" style:font-weight-asian="normal" style:font-weight-complex="normal"/>
    </style:style>
    <style:style style:name="T72" style:family="text">
      <style:text-properties officeooo:rsid="00984ec0"/>
    </style:style>
    <style:style style:name="T73" style:family="text">
      <style:text-properties fo:color="#ff3333"/>
    </style:style>
    <style:style style:name="T74" style:family="text">
      <style:text-properties fo:color="#ff3333" style:font-name="Calibri" fo:font-size="10pt" style:font-size-asian="10pt"/>
    </style:style>
    <style:style style:name="T75" style:family="text">
      <style:text-properties fo:color="#ff3333" style:font-name="Calibri" fo:font-size="10pt" officeooo:rsid="01037828" style:font-size-asian="10pt"/>
    </style:style>
    <style:style style:name="T76" style:family="text">
      <style:text-properties fo:color="#ff3333" style:font-name="Calibri" fo:font-weight="bold" style:font-weight-asian="bold"/>
    </style:style>
    <style:style style:name="T77" style:family="text">
      <style:text-properties fo:color="#ff3333" style:font-name="Calibri" fo:font-weight="bold" officeooo:rsid="01037828" style:font-weight-asian="bold"/>
    </style:style>
    <style:style style:name="T78" style:family="text">
      <style:text-properties fo:color="#ff3333" style:font-name="Calibri" fo:font-weight="bold" fo:background-color="transparent" style:font-weight-asian="bold" loext:char-shading-value="0"/>
    </style:style>
    <style:style style:name="T79" style:family="text">
      <style:text-properties fo:color="#ff3333" officeooo:rsid="011d38cf"/>
    </style:style>
    <style:style style:name="T80" style:family="text">
      <style:text-properties officeooo:rsid="007cb7ca"/>
    </style:style>
    <style:style style:name="T81" style:family="text">
      <style:text-properties style:use-window-font-color="true"/>
    </style:style>
    <style:style style:name="T82" style:family="text">
      <style:text-properties officeooo:rsid="00e9bfd8"/>
    </style:style>
    <style:style style:name="T83" style:family="text">
      <style:text-properties officeooo:rsid="00ebbeae"/>
    </style:style>
    <style:style style:name="T84" style:family="text">
      <style:text-properties officeooo:rsid="007cb7ca" fo:background-color="transparent" loext:char-shading-value="0"/>
    </style:style>
    <style:style style:name="T85" style:family="text">
      <style:text-properties officeooo:rsid="00ce7827" fo:background-color="transparent" loext:char-shading-value="0"/>
    </style:style>
    <style:style style:name="T86" style:family="text">
      <style:text-properties officeooo:rsid="00ebbeae" fo:background-color="transparent" loext:char-shading-value="0"/>
    </style:style>
    <style:style style:name="T87" style:family="text">
      <style:text-properties officeooo:rsid="00ed06bb" fo:background-color="transparent" loext:char-shading-value="0"/>
    </style:style>
    <style:style style:name="T88" style:family="text">
      <style:text-properties officeooo:rsid="00f0bed7"/>
    </style:style>
    <style:style style:name="T89" style:family="text">
      <style:text-properties officeooo:rsid="00f32256"/>
    </style:style>
    <style:style style:name="T90" style:family="text">
      <style:text-properties officeooo:rsid="00fdd77b"/>
    </style:style>
    <style:style style:name="T91" style:family="text">
      <style:text-properties officeooo:rsid="00fed7c0"/>
    </style:style>
    <style:style style:name="T92" style:family="text">
      <style:text-properties officeooo:rsid="0102a380"/>
    </style:style>
    <style:style style:name="T93" style:family="text">
      <style:text-properties officeooo:rsid="010b51c4"/>
    </style:style>
    <style:style style:name="T94" style:family="text">
      <style:text-properties officeooo:rsid="0121b10c"/>
    </style:style>
    <style:style style:name="T95" style:family="text">
      <style:text-properties fo:font-size="11pt" fo:font-style="italic"/>
    </style:style>
    <style:style style:name="T96" style:family="text">
      <style:text-properties officeooo:rsid="010d893c"/>
    </style:style>
    <style:style style:name="T97" style:family="text">
      <style:text-properties fo:font-size="12pt" style:letter-kerning="true" style:font-name-asian="SimSun" style:font-size-asian="12pt" style:language-asian="hi" style:country-asian="IN" style:font-name-complex="Tahoma" style:font-size-complex="12pt" style:language-complex="hi" style:country-complex="IN"/>
    </style:style>
    <style:style style:name="T98" style:family="text">
      <style:text-properties style:letter-kerning="true" style:font-name-asian="SimSun" style:language-asian="zh" style:country-asian="CN" style:font-name-complex="Tahoma" style:language-complex="hi" style:country-complex="IN"/>
    </style:style>
    <style:style style:name="T99" style:family="text">
      <style:text-properties officeooo:rsid="01110ddb"/>
    </style:style>
    <style:style style:name="T100" style:family="text">
      <style:text-properties style:text-position="super 58%"/>
    </style:style>
    <style:style style:name="T101" style:family="text">
      <style:text-properties style:text-position="super 58%" officeooo:rsid="010f603a"/>
    </style:style>
    <style:style style:name="T102" style:family="text">
      <style:text-properties style:text-position="super 58%" officeooo:rsid="01110ddb"/>
    </style:style>
    <style:style style:name="T103" style:family="text">
      <style:text-properties officeooo:rsid="011320d4"/>
    </style:style>
    <style:style style:name="T104" style:family="text">
      <style:text-properties officeooo:rsid="01178e37"/>
    </style:style>
    <style:style style:name="T105" style:family="text">
      <style:text-properties officeooo:rsid="011acf4b"/>
    </style:style>
    <style:style style:name="T106" style:family="text">
      <style:text-properties officeooo:rsid="011cf3c0"/>
    </style:style>
    <style:style style:name="T107" style:family="text">
      <style:text-properties officeooo:rsid="00c46e27"/>
    </style:style>
    <style:style style:name="T108" style:family="text">
      <style:text-properties officeooo:rsid="00d28421"/>
    </style:style>
    <style:style style:name="T109" style:family="text">
      <style:text-properties officeooo:rsid="012c1a8f"/>
    </style:style>
    <style:style style:name="T110" style:family="text">
      <style:text-properties officeooo:rsid="012de13e"/>
    </style:style>
    <style:style style:name="T111" style:family="text">
      <style:text-properties officeooo:rsid="012f4f67"/>
    </style:style>
    <style:style style:name="T112" style:family="text">
      <style:text-properties officeooo:rsid="013122bf"/>
    </style:style>
    <style:style style:name="T113" style:family="text">
      <style:text-properties officeooo:rsid="013309d6"/>
    </style:style>
    <style:style style:name="T114" style:family="text">
      <style:text-properties officeooo:rsid="01366ffe"/>
    </style:style>
    <style:style style:name="T115" style:family="text">
      <style:text-properties officeooo:rsid="0136b643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padding="0.049cm" fo:border="0.06pt solid #000000"/>
    </style:style>
    <style:style style:name="fr2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loext:rel-width-rel="paragraph" draw:ole-draw-aspect="1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2cm" fo:margin-left="0.04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2cm" fo:margin-left="0.049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cm" fo:text-indent="-0.951cm" fo:margin-left="1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1.951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tracked-changes>
        <text:changed-region xml:id="ct264803648" text:id="ct264803648">
          <text:insertion>
            <office:change-info>
              <dc:creator>Autor desconhecido</dc:creator>
              <dc:date>2019-07-16T16:34:00</dc:date>
            </office:change-info>
          </text:insertion>
        </text:changed-region>
        <text:changed-region xml:id="ct264799176" text:id="ct264799176">
          <text:insertion>
            <office:change-info>
              <dc:creator>Autor desconhecido</dc:creator>
              <dc:date>2019-07-16T16:33:00</dc:date>
            </office:change-info>
          </text:insertion>
        </text:changed-region>
        <text:changed-region xml:id="ct264799280" text:id="ct264799280">
          <text:deletion>
            <office:change-info>
              <dc:creator>Autor desconhecido</dc:creator>
              <dc:date>2019-07-16T16:33:00</dc:date>
            </office:change-info>
            <text:p text:style-name="P1"><text:span text:style-name="T1"><text:s/></text:span></text:p>
          </text:deletion>
        </text:changed-region>
        <text:changed-region xml:id="ct264803024" text:id="ct264803024">
          <text:insertion>
            <office:change-info>
              <dc:creator>Autor desconhecido</dc:creator>
              <dc:date>2019-07-16T16:33:00</dc:date>
            </office:change-info>
          </text:insertion>
        </text:changed-region>
        <text:changed-region xml:id="ct264801464" text:id="ct264801464">
          <text:deletion>
            <office:change-info>
              <dc:creator>Autor desconhecido</dc:creator>
              <dc:date>2019-07-16T16:33:00</dc:date>
            </office:change-info>
            <text:p text:style-name="P1"><text:span text:style-name="T1"><text:s/></text:span></text:p>
          </text:deletion>
        </text:changed-region>
        <text:changed-region xml:id="ct264803232" text:id="ct264803232">
          <text:insertion>
            <office:change-info>
              <dc:creator>Autor desconhecido</dc:creator>
              <dc:date>2019-07-16T16:33:00</dc:date>
            </office:change-info>
          </text:insertion>
        </text:changed-region>
        <text:changed-region xml:id="ct264798136" text:id="ct264798136">
          <text:deletion>
            <office:change-info>
              <dc:creator>Autor desconhecido</dc:creator>
              <dc:date>2019-07-16T16:33:00</dc:date>
            </office:change-info>
            <text:p text:style-name="P1"><text:span text:style-name="T1"><text:s/></text:span></text:p>
          </text:deletion>
        </text:changed-region>
        <text:changed-region xml:id="ct277842584" text:id="ct277842584">
          <text:insertion>
            <office:change-info>
              <dc:creator>Autor desconhecido</dc:creator>
              <dc:date>2019-07-16T10:37:57</dc:date>
            </office:change-info>
          </text:insertion>
        </text:changed-region>
        <text:changed-region xml:id="ct277844248" text:id="ct277844248">
          <text:insertion>
            <office:change-info>
              <dc:creator>Autor desconhecido</dc:creator>
              <dc:date>2019-07-16T10:33:20</dc:date>
            </office:change-info>
          </text:insertion>
        </text:changed-region>
        <text:changed-region xml:id="ct264800112" text:id="ct264800112">
          <text:insertion>
            <office:change-info>
              <dc:creator>Autor desconhecido</dc:creator>
              <dc:date>2019-07-16T10:33:20</dc:date>
            </office:change-info>
          </text:insertion>
        </text:changed-region>
        <text:changed-region xml:id="ct278329056" text:id="ct278329056">
          <text:format-change>
            <office:change-info>
              <dc:creator>Autor desconhecido</dc:creator>
              <dc:date>2019-07-16T16:37:00</dc:date>
            </office:change-info>
          </text:format-change>
        </text:changed-region>
        <text:changed-region xml:id="ct375146840" text:id="ct375146840">
          <text:deletion>
            <office:change-info>
              <dc:creator>Autor desconhecido</dc:creator>
              <dc:date>2019-07-16T10:18:32</dc:date>
            </office:change-info>
            <text:p text:style-name="P2">/</text:p>
          </text:deletion>
        </text:changed-region>
        <text:changed-region xml:id="ct375142992" text:id="ct375142992">
          <text:insertion>
            <office:change-info>
              <dc:creator>Autor desconhecido</dc:creator>
              <dc:date>2019-07-16T10:18:33</dc:date>
            </office:change-info>
          </text:insertion>
        </text:changed-region>
        <text:changed-region xml:id="ct375145384" text:id="ct375145384">
          <text:deletion>
            <office:change-info>
              <dc:creator>Autor desconhecido</dc:creator>
              <dc:date>2019-07-16T09:19:13</dc:date>
            </office:change-info>
            <text:p text:style-name="P3"><text:span text:style-name="T2">RELAÇÃO DE</text:span></text:p>
          </text:deletion>
        </text:changed-region>
        <text:changed-region xml:id="ct375146736" text:id="ct375146736">
          <text:insertion>
            <office:change-info>
              <dc:creator>Autor desconhecido</dc:creator>
              <dc:date>2019-07-16T09:19:13</dc:date>
            </office:change-info>
          </text:insertion>
        </text:changed-region>
        <text:changed-region xml:id="ct375142888" text:id="ct375142888">
          <text:deletion>
            <office:change-info>
              <dc:creator>Autor desconhecido</dc:creator>
              <dc:date>2019-07-16T11:27:32</dc:date>
            </office:change-info>
            <text:p text:style-name="P4">&lt;Seção opcional, que visa trazer <text:span text:style-name="T3">de forma resumida </text:span>uma lista dos riscos que são descritos ao longo do <text:span text:style-name="T4">documento&gt;.</text:span></text:p>
            <text:p text:style-name="P5"/>
          </text:deletion>
        </text:changed-region>
        <text:changed-region xml:id="ct375138104" text:id="ct375138104">
          <text:insertion>
            <office:change-info>
              <dc:creator>Autor desconhecido</dc:creator>
              <dc:date>2019-07-16T10:05:00</dc:date>
            </office:change-info>
          </text:insertion>
        </text:changed-region>
        <text:changed-region xml:id="ct375144136" text:id="ct375144136">
          <text:insertion>
            <office:change-info>
              <dc:creator>Autor desconhecido</dc:creator>
              <dc:date>2019-07-16T09:42:56</dc:date>
            </office:change-info>
          </text:insertion>
        </text:changed-region>
        <text:changed-region xml:id="ct375142368" text:id="ct375142368">
          <text:insertion>
            <office:change-info>
              <dc:creator>Autor desconhecido</dc:creator>
              <dc:date>2019-07-16T10:05:02</dc:date>
            </office:change-info>
          </text:insertion>
        </text:changed-region>
        <text:changed-region xml:id="ct375146112" text:id="ct375146112">
          <text:insertion>
            <office:change-info>
              <dc:creator>Autor desconhecido</dc:creator>
              <dc:date>2019-07-16T09:42:58</dc:date>
            </office:change-info>
          </text:insertion>
        </text:changed-region>
        <text:changed-region xml:id="ct375142160" text:id="ct375142160">
          <text:insertion>
            <office:change-info>
              <dc:creator>Autor desconhecido</dc:creator>
              <dc:date>2019-07-16T10:05:03</dc:date>
            </office:change-info>
          </text:insertion>
        </text:changed-region>
        <text:changed-region xml:id="ct375145072" text:id="ct375145072">
          <text:insertion>
            <office:change-info>
              <dc:creator>Autor desconhecido</dc:creator>
              <dc:date>2019-07-16T09:43:00</dc:date>
            </office:change-info>
          </text:insertion>
        </text:changed-region>
        <text:changed-region xml:id="ct375141744" text:id="ct375141744">
          <text:insertion>
            <office:change-info>
              <dc:creator>Autor desconhecido</dc:creator>
              <dc:date>2019-07-16T10:05:05</dc:date>
            </office:change-info>
          </text:insertion>
        </text:changed-region>
        <text:changed-region xml:id="ct375144344" text:id="ct375144344">
          <text:insertion>
            <office:change-info>
              <dc:creator>Autor desconhecido</dc:creator>
              <dc:date>2019-07-16T09:43:03</dc:date>
            </office:change-info>
          </text:insertion>
        </text:changed-region>
        <text:changed-region xml:id="ct375145800" text:id="ct375145800">
          <text:format-change>
            <office:change-info>
              <dc:creator>Autor desconhecido</dc:creator>
              <dc:date>2019-07-16T10:07:28</dc:date>
            </office:change-info>
          </text:format-change>
        </text:changed-region>
        <text:changed-region xml:id="ct375141640" text:id="ct375141640">
          <text:insertion>
            <office:change-info>
              <dc:creator>Autor desconhecido</dc:creator>
              <dc:date>2019-07-16T09:42:36</dc:date>
            </office:change-info>
          </text:insertion>
        </text:changed-region>
        <text:changed-region xml:id="ct375143304" text:id="ct375143304">
          <text:insertion>
            <office:change-info>
              <dc:creator>Autor desconhecido</dc:creator>
              <dc:date>2019-07-16T10:55:30</dc:date>
            </office:change-info>
          </text:insertion>
        </text:changed-region>
        <text:changed-region xml:id="ct375143200" text:id="ct375143200">
          <text:insertion>
            <office:change-info>
              <dc:creator>Autor desconhecido</dc:creator>
              <dc:date>2019-07-16T09:42:36</dc:date>
            </office:change-info>
          </text:insertion>
        </text:changed-region>
        <text:changed-region xml:id="ct375145176" text:id="ct375145176">
          <text:insertion>
            <office:change-info>
              <dc:creator>Autor desconhecido</dc:creator>
              <dc:date>2019-07-16T11:27:37</dc:date>
            </office:change-info>
          </text:insertion>
        </text:changed-region>
        <text:changed-region xml:id="ct375142784" text:id="ct375142784">
          <text:deletion>
            <office:change-info>
              <dc:creator>Autor desconhecido</dc:creator>
              <dc:date>2019-07-16T10:56:54</dc:date>
            </office:change-info>
            <text:p text:style-name="P6"/>
            <text:p text:style-name="P7"/>
          </text:deletion>
        </text:changed-region>
        <text:changed-region xml:id="ct375146424" text:id="ct375146424">
          <text:deletion>
            <office:change-info>
              <dc:creator>Autor desconhecido</dc:creator>
              <dc:date>2019-07-16T12:15:52</dc:date>
            </office:change-info>
            <text:p text:style-name="P8"><text:s/></text:p>
          </text:deletion>
        </text:changed-region>
        <text:changed-region xml:id="ct375138208" text:id="ct375138208">
          <text:insertion>
            <office:change-info>
              <dc:creator>Autor desconhecido</dc:creator>
              <dc:date>2019-07-16T12:16:05</dc:date>
            </office:change-info>
          </text:insertion>
        </text:changed-region>
        <text:changed-region xml:id="ct278329264" text:id="ct278329264">
          <text:deletion>
            <office:change-info>
              <dc:creator>Autor desconhecido</dc:creator>
              <dc:date>2019-07-16T17:12:00</dc:date>
            </office:change-info>
            <text:p text:style-name="P9"><text:span text:style-name="T5">Processo de </text:span>Contratação</text:p>
          </text:deletion>
        </text:changed-region>
        <text:changed-region xml:id="ct278318448" text:id="ct278318448">
          <text:insertion>
            <office:change-info>
              <dc:creator>Autor desconhecido</dc:creator>
              <dc:date>2019-07-16T17:12:00</dc:date>
            </office:change-info>
          </text:insertion>
        </text:changed-region>
        <text:changed-region xml:id="ct278327600" text:id="ct278327600">
          <text:deletion>
            <office:change-info>
              <dc:creator>Autor desconhecido</dc:creator>
              <dc:date>2019-07-16T17:12:00</dc:date>
            </office:change-info>
            <text:p text:style-name="P9"><text:span text:style-name="T5">Processo de </text:span>Contratação</text:p>
          </text:deletion>
        </text:changed-region>
        <text:changed-region xml:id="ct278328432" text:id="ct278328432">
          <text:insertion>
            <office:change-info>
              <dc:creator>Autor desconhecido</dc:creator>
              <dc:date>2019-07-16T17:12:00</dc:date>
            </office:change-info>
          </text:insertion>
        </text:changed-region>
        <text:changed-region xml:id="ct278326352" text:id="ct278326352">
          <text:deletion>
            <office:change-info>
              <dc:creator>Autor desconhecido</dc:creator>
              <dc:date>2019-07-16T17:12:00</dc:date>
            </office:change-info>
            <text:p text:style-name="P9"><text:span text:style-name="T5">Processo de </text:span>Contratação</text:p>
          </text:deletion>
        </text:changed-region>
        <text:changed-region xml:id="ct278334256" text:id="ct278334256">
          <text:insertion>
            <office:change-info>
              <dc:creator>Autor desconhecido</dc:creator>
              <dc:date>2019-07-16T17:12:00</dc:date>
            </office:change-info>
          </text:insertion>
        </text:changed-region>
        <text:changed-region xml:id="ct278322400" text:id="ct278322400">
          <text:deletion>
            <office:change-info>
              <dc:creator>Autor desconhecido</dc:creator>
              <dc:date>2019-07-16T17:12:00</dc:date>
            </office:change-info>
            <text:p text:style-name="P9"><text:span text:style-name="T5">Processo de </text:span>Contratação</text:p>
          </text:deletion>
        </text:changed-region>
        <text:changed-region xml:id="ct278329680" text:id="ct278329680">
          <text:insertion>
            <office:change-info>
              <dc:creator>Autor desconhecido</dc:creator>
              <dc:date>2019-07-16T17:12:00</dc:date>
            </office:change-info>
          </text:insertion>
        </text:changed-region>
        <text:changed-region xml:id="ct278322816" text:id="ct278322816">
          <text:deletion>
            <office:change-info>
              <dc:creator>Autor desconhecido</dc:creator>
              <dc:date>2019-07-16T17:14:00</dc:date>
            </office:change-info>
            <text:p text:style-name="P9"><text:span text:style-name="T5">Processo de </text:span>Contratação</text:p>
          </text:deletion>
        </text:changed-region>
        <text:changed-region xml:id="ct278321568" text:id="ct278321568">
          <text:insertion>
            <office:change-info>
              <dc:creator>Autor desconhecido</dc:creator>
              <dc:date>2019-07-16T17:14:00</dc:date>
            </office:change-info>
          </text:insertion>
        </text:changed-region>
        <text:changed-region xml:id="ct278323544" text:id="ct278323544">
          <text:deletion>
            <office:change-info>
              <dc:creator>Autor desconhecido</dc:creator>
              <dc:date>2019-07-16T17:14:00</dc:date>
            </office:change-info>
            <text:p text:style-name="P9"><text:span text:style-name="T5">Processo de </text:span>Contratação</text:p>
          </text:deletion>
        </text:changed-region>
        <text:changed-region xml:id="ct278330200" text:id="ct278330200">
          <text:insertion>
            <office:change-info>
              <dc:creator>Autor desconhecido</dc:creator>
              <dc:date>2019-07-16T17:14:00</dc:date>
            </office:change-info>
          </text:insertion>
        </text:changed-region>
        <text:changed-region xml:id="ct278326664" text:id="ct278326664">
          <text:deletion>
            <office:change-info>
              <dc:creator>Autor desconhecido</dc:creator>
              <dc:date>2019-07-16T17:14:00</dc:date>
            </office:change-info>
            <text:p text:style-name="P9"><text:span text:style-name="T5">Processo de </text:span>Contratação</text:p>
          </text:deletion>
        </text:changed-region>
        <text:changed-region xml:id="ct374483448" text:id="ct374483448">
          <text:insertion>
            <office:change-info>
              <dc:creator>Autor desconhecido</dc:creator>
              <dc:date>2019-07-16T17:14:00</dc:date>
            </office:change-info>
          </text:insertion>
        </text:changed-region>
        <text:changed-region xml:id="ct278331240" text:id="ct278331240">
          <text:deletion>
            <office:change-info>
              <dc:creator>Autor desconhecido</dc:creator>
              <dc:date>2019-07-16T17:14:00</dc:date>
            </office:change-info>
            <text:p text:style-name="P9"><text:span text:style-name="T5">Processo de Contratação</text:span></text:p>
          </text:deletion>
        </text:changed-region>
        <text:changed-region xml:id="ct264736368" text:id="ct264736368">
          <text:insertion>
            <office:change-info>
              <dc:creator>Autor desconhecido</dc:creator>
              <dc:date>2019-07-16T17:14:00</dc:date>
            </office:change-info>
          </text:insertion>
        </text:changed-region>
        <text:changed-region xml:id="ct264739280" text:id="ct264739280">
          <text:insertion>
            <office:change-info>
              <dc:creator>Autor desconhecido</dc:creator>
              <dc:date>2019-07-16T17:15:00</dc:date>
            </office:change-info>
          </text:insertion>
        </text:changed-region>
        <text:changed-region xml:id="ct264744688" text:id="ct264744688">
          <text:deletion>
            <office:change-info>
              <dc:creator>Autor desconhecido</dc:creator>
              <dc:date>2019-07-16T17:15:00</dc:date>
            </office:change-info>
            <text:p text:style-name="P9"><text:span text:style-name="T5">Processo de Contratação</text:span></text:p>
          </text:deletion>
        </text:changed-region>
        <text:changed-region xml:id="ct264739488" text:id="ct264739488">
          <text:insertion>
            <office:change-info>
              <dc:creator>Autor desconhecido</dc:creator>
              <dc:date>2019-07-16T17:15:00</dc:date>
            </office:change-info>
          </text:insertion>
        </text:changed-region>
        <text:changed-region xml:id="ct264741672" text:id="ct264741672">
          <text:insertion>
            <office:change-info>
              <dc:creator>Autor desconhecido</dc:creator>
              <dc:date>2019-07-16T17:16:00</dc:date>
            </office:change-info>
          </text:insertion>
        </text:changed-region>
        <text:changed-region xml:id="ct264749888" text:id="ct264749888">
          <text:insertion>
            <office:change-info>
              <dc:creator>Autor desconhecido</dc:creator>
              <dc:date>2019-07-16T17:17:00</dc:date>
            </office:change-info>
          </text:insertion>
        </text:changed-region>
        <text:changed-region xml:id="ct264745000" text:id="ct264745000">
          <text:deletion>
            <office:change-info>
              <dc:creator>Autor desconhecido</dc:creator>
              <dc:date>2019-07-16T17:16:00</dc:date>
            </office:change-info>
            <text:p text:style-name="P10">Gestão Contratual</text:p>
          </text:deletion>
        </text:changed-region>
        <text:changed-region xml:id="ct264752488" text:id="ct264752488">
          <text:insertion>
            <office:change-info>
              <dc:creator>Autor desconhecido</dc:creator>
              <dc:date>2019-07-16T17:16:00</dc:date>
            </office:change-info>
          </text:insertion>
        </text:changed-region>
        <text:changed-region xml:id="ct375144968" text:id="ct375144968">
          <text:deletion>
            <office:change-info>
              <dc:creator>Autor desconhecido</dc:creator>
              <dc:date>2019-07-16T10:57:06</dc:date>
            </office:change-info>
            <text:p text:style-name="P11">Legenda: P – Probabilidade; I – Impacto.</text:p>
            <text:p text:style-name="P12"/>
          </text:deletion>
        </text:changed-region>
        <text:changed-region xml:id="ct375144448" text:id="ct375144448">
          <text:insertion>
            <office:change-info>
              <dc:creator>Autor desconhecido</dc:creator>
              <dc:date>2019-07-16T09:20:57</dc:date>
            </office:change-info>
          </text:insertion>
        </text:changed-region>
        <text:changed-region xml:id="ct278333736" text:id="ct278333736">
          <text:insertion>
            <office:change-info>
              <dc:creator>Autor desconhecido</dc:creator>
              <dc:date>2019-07-16T17:04:00</dc:date>
            </office:change-info>
          </text:insertion>
        </text:changed-region>
        <text:changed-region xml:id="ct278326144" text:id="ct278326144">
          <text:insertion>
            <office:change-info>
              <dc:creator>Autor desconhecido</dc:creator>
              <dc:date>2019-07-16T17:03:00</dc:date>
            </office:change-info>
          </text:insertion>
        </text:changed-region>
        <text:changed-region xml:id="ct278331760" text:id="ct278331760">
          <text:deletion>
            <office:change-info>
              <dc:creator>Autor desconhecido</dc:creator>
              <dc:date>2019-07-16T17:04:00</dc:date>
            </office:change-info>
            <text:p text:style-name="P13"/>
            <text:p text:style-name="P13"/>
          </text:deletion>
        </text:changed-region>
        <text:changed-region xml:id="ct278320320" text:id="ct278320320">
          <text:insertion>
            <office:change-info>
              <dc:creator>Autor desconhecido</dc:creator>
              <dc:date>2019-07-16T16:57:00</dc:date>
            </office:change-info>
          </text:insertion>
        </text:changed-region>
        <text:changed-region xml:id="ct278331552" text:id="ct278331552">
          <text:insertion>
            <office:change-info>
              <dc:creator>Autor desconhecido</dc:creator>
              <dc:date>2019-07-16T16:57:00</dc:date>
            </office:change-info>
          </text:insertion>
        </text:changed-region>
        <text:changed-region xml:id="ct375146944" text:id="ct375146944">
          <text:insertion>
            <office:change-info>
              <dc:creator>Autor desconhecido</dc:creator>
              <dc:date>2019-07-16T11:26:34</dc:date>
            </office:change-info>
          </text:insertion>
        </text:changed-region>
        <text:changed-region xml:id="ct375143824" text:id="ct375143824">
          <text:insertion>
            <office:change-info>
              <dc:creator>Autor desconhecido</dc:creator>
              <dc:date>2019-07-16T11:26:37</dc:date>
            </office:change-info>
          </text:insertion>
        </text:changed-region>
        <text:changed-region xml:id="ct375145280" text:id="ct375145280">
          <text:deletion>
            <office:change-info>
              <dc:creator>Autor desconhecido</dc:creator>
              <dc:date>2019-07-16T11:26:38</dc:date>
            </office:change-info>
            <text:p text:style-name="P14">/</text:p>
          </text:deletion>
        </text:changed-region>
        <text:changed-region xml:id="ct375143928" text:id="ct375143928">
          <text:insertion>
            <office:change-info>
              <dc:creator>Autor desconhecido</dc:creator>
              <dc:date>2019-07-16T11:26:39</dc:date>
            </office:change-info>
          </text:insertion>
        </text:changed-region>
        <text:changed-region xml:id="ct375145488" text:id="ct375145488">
          <text:deletion>
            <office:change-info>
              <dc:creator>Autor desconhecido</dc:creator>
              <dc:date>2019-07-16T11:26:33</dc:date>
            </office:change-info>
            <text:p text:style-name="P14"><text:s/>STI/MP</text:p>
          </text:deletion>
        </text:changed-region>
        <text:changed-region xml:id="ct278333320" text:id="ct278333320">
          <text:insertion>
            <office:change-info>
              <dc:creator>Autor desconhecido</dc:creator>
              <dc:date>2019-07-16T17:05:00</dc:date>
            </office:change-info>
          </text:insertion>
        </text:changed-region>
        <text:changed-region xml:id="ct278333008" text:id="ct278333008">
          <text:insertion>
            <office:change-info>
              <dc:creator>Autor desconhecido</dc:creator>
              <dc:date>2019-07-16T17:05:00</dc:date>
            </office:change-info>
          </text:insertion>
        </text:changed-region>
        <text:changed-region xml:id="ct375143720" text:id="ct375143720">
          <text:deletion>
            <office:change-info>
              <dc:creator>Autor desconhecido</dc:creator>
              <dc:date>2019-07-16T11:26:48</dc:date>
            </office:change-info>
            <text:p text:style-name="P14">Portaria nº 20/2016 STI/MP</text:p>
          </text:deletion>
        </text:changed-region>
        <text:changed-region xml:id="ct375141328" text:id="ct375141328">
          <text:insertion>
            <office:change-info>
              <dc:creator>Autor desconhecido</dc:creator>
              <dc:date>2019-07-16T11:26:48</dc:date>
            </office:change-info>
          </text:insertion>
        </text:changed-region>
        <text:changed-region xml:id="ct264750304" text:id="ct264750304">
          <text:insertion>
            <office:change-info>
              <dc:creator>Autor desconhecido</dc:creator>
              <dc:date>2019-07-16T17:26:00</dc:date>
            </office:change-info>
          </text:insertion>
        </text:changed-region>
        <text:changed-region xml:id="ct264740320" text:id="ct264740320">
          <text:deletion>
            <office:change-info>
              <dc:creator>Autor desconhecido</dc:creator>
              <dc:date>2019-07-16T17:26:00</dc:date>
            </office:change-info>
            <text:p text:style-name="P14"><text:span text:style-name="T6">rdem de Serviço</text:span></text:p>
          </text:deletion>
        </text:changed-region>
        <text:changed-region xml:id="ct375143408" text:id="ct375143408">
          <text:deletion>
            <office:change-info>
              <dc:creator>Autor desconhecido</dc:creator>
              <dc:date>2019-07-16T09:34:30</dc:date>
            </office:change-info>
            <text:p text:style-name="P15">Comitê de TI</text:p>
          </text:deletion>
        </text:changed-region>
        <text:changed-region xml:id="ct375145592" text:id="ct375145592">
          <text:insertion>
            <office:change-info>
              <dc:creator>Autor desconhecido</dc:creator>
              <dc:date>2019-07-16T09:34:30</dc:date>
            </office:change-info>
          </text:insertion>
        </text:changed-region>
        <text:changed-region xml:id="ct264749472" text:id="ct264749472">
          <text:insertion>
            <office:change-info>
              <dc:creator>Autor desconhecido</dc:creator>
              <dc:date>2019-07-16T17:24:00</dc:date>
            </office:change-info>
          </text:insertion>
        </text:changed-region>
        <text:changed-region xml:id="ct375141016" text:id="ct375141016">
          <text:deletion>
            <office:change-info>
              <dc:creator>Autor desconhecido</dc:creator>
              <dc:date>2019-07-16T09:34:32</dc:date>
            </office:change-info>
            <text:p text:style-name="P16">Comitê de TI</text:p>
          </text:deletion>
        </text:changed-region>
        <text:changed-region xml:id="ct264751136" text:id="ct264751136">
          <text:insertion>
            <office:change-info>
              <dc:creator>Autor desconhecido</dc:creator>
              <dc:date>2019-07-16T09:34:32</dc:date>
            </office:change-info>
          </text:insertion>
        </text:changed-region>
        <text:changed-region xml:id="ct278321048" text:id="ct278321048">
          <text:deletion>
            <office:change-info>
              <dc:creator>Autor desconhecido</dc:creator>
              <dc:date>2019-07-16T17:05:00</dc:date>
            </office:change-info>
            <text:p text:style-name="P16">Chefia da</text:p>
            <text:p text:style-name="P16"/>
          </text:deletion>
        </text:changed-region>
        <text:changed-region xml:id="ct375140808" text:id="ct375140808">
          <text:deletion>
            <office:change-info>
              <dc:creator>Autor desconhecido</dc:creator>
              <dc:date>2019-07-16T09:34:34</dc:date>
            </office:change-info>
            <text:p text:style-name="P16">Comitê de TI</text:p>
          </text:deletion>
        </text:changed-region>
        <text:changed-region xml:id="ct375146528" text:id="ct375146528">
          <text:insertion>
            <office:change-info>
              <dc:creator>Autor desconhecido</dc:creator>
              <dc:date>2019-07-16T09:34:34</dc:date>
            </office:change-info>
          </text:insertion>
        </text:changed-region>
        <text:changed-region xml:id="ct264751656" text:id="ct264751656">
          <text:deletion>
            <office:change-info>
              <dc:creator>Autor desconhecido</dc:creator>
              <dc:date>2019-07-16T17:34:00</dc:date>
            </office:change-info>
            <text:p text:style-name="P17"/>
            <text:p text:style-name="P17"/>
          </text:deletion>
        </text:changed-region>
        <text:changed-region xml:id="ct264751240" text:id="ct264751240">
          <text:deletion>
            <office:change-info>
              <dc:creator>Autor desconhecido</dc:creator>
              <dc:date>2019-07-16T17:34:00</dc:date>
            </office:change-info>
            <text:p text:style-name="P18"/>
            <text:p text:style-name="P19"/>
          </text:deletion>
        </text:changed-region>
        <text:changed-region xml:id="ct278325104" text:id="ct278325104">
          <text:insertion>
            <office:change-info>
              <dc:creator>Autor desconhecido</dc:creator>
              <dc:date>2019-07-16T17:33:00</dc:date>
            </office:change-info>
          </text:insertion>
        </text:changed-region>
        <text:changed-region xml:id="ct264741776" text:id="ct264741776">
          <text:deletion>
            <office:change-info>
              <dc:creator>Autor desconhecido</dc:creator>
              <dc:date>2019-07-16T17:34:00</dc:date>
            </office:change-info>
            <text:p text:style-name="P20"/>
            <text:p text:style-name="P21"/>
          </text:deletion>
        </text:changed-region>
        <text:changed-region xml:id="ct278331968" text:id="ct278331968">
          <text:deletion>
            <office:change-info>
              <dc:creator>Autor desconhecido</dc:creator>
              <dc:date>2019-07-16T16:53:00</dc:date>
            </office:change-info>
            <text:p text:style-name="P22"><text:span text:style-name="T7">.</text:span></text:p>
          </text:deletion>
        </text:changed-region>
        <text:changed-region xml:id="ct375146320" text:id="ct375146320">
          <text:deletion>
            <office:change-info>
              <dc:creator>Autor desconhecido</dc:creator>
              <dc:date>2019-07-16T09:34:35</dc:date>
            </office:change-info>
            <text:p text:style-name="P23">Comitê de TI</text:p>
          </text:deletion>
        </text:changed-region>
        <text:changed-region xml:id="ct375142056" text:id="ct375142056">
          <text:insertion>
            <office:change-info>
              <dc:creator>Autor desconhecido</dc:creator>
              <dc:date>2019-07-16T09:34:35</dc:date>
            </office:change-info>
          </text:insertion>
        </text:changed-region>
        <text:changed-region xml:id="ct264738760" text:id="ct264738760">
          <text:deletion>
            <office:change-info>
              <dc:creator>Autor desconhecido</dc:creator>
              <dc:date>2019-07-16T17:34:00</dc:date>
            </office:change-info>
            <text:p text:style-name="P24"/>
            <text:p text:style-name="P25"/>
          </text:deletion>
        </text:changed-region>
        <text:changed-region xml:id="ct375144032" text:id="ct375144032">
          <text:deletion>
            <office:change-info>
              <dc:creator>Autor desconhecido</dc:creator>
              <dc:date>2019-07-16T10:17:52</dc:date>
            </office:change-info>
            <text:p text:style-name="P26"><text:span text:style-name="T8">0</text:span></text:p>
          </text:deletion>
        </text:changed-region>
        <text:changed-region xml:id="ct375140704" text:id="ct375140704">
          <text:insertion>
            <office:change-info>
              <dc:creator>Autor desconhecido</dc:creator>
              <dc:date>2019-07-16T10:17:53</dc:date>
            </office:change-info>
          </text:insertion>
        </text:changed-region>
        <text:changed-region xml:id="ct375144240" text:id="ct375144240">
          <text:deletion>
            <office:change-info>
              <dc:creator>Autor desconhecido</dc:creator>
              <dc:date>2019-07-16T10:17:55</dc:date>
            </office:change-info>
            <text:p text:style-name="P26"><text:span text:style-name="T8">/</text:span></text:p>
          </text:deletion>
        </text:changed-region>
        <text:changed-region xml:id="ct375141952" text:id="ct375141952">
          <text:insertion>
            <office:change-info>
              <dc:creator>Autor desconhecido</dc:creator>
              <dc:date>2019-07-16T10:17:55</dc:date>
            </office:change-info>
          </text:insertion>
        </text:changed-region>
        <text:changed-region xml:id="ct264742088" text:id="ct264742088">
          <text:deletion>
            <office:change-info>
              <dc:creator>Autor desconhecido</dc:creator>
              <dc:date>2019-07-16T17:34:00</dc:date>
            </office:change-info>
            <text:p text:style-name="P27"><text:span text:style-name="T9"/></text:p>
            <text:p text:style-name="P27"><text:span text:style-name="T9"/></text:p>
          </text:deletion>
        </text:changed-region>
        <text:changed-region xml:id="ct310340528" text:id="ct310340528">
          <text:deletion>
            <office:change-info>
              <dc:creator>Autor desconhecido</dc:creator>
              <dc:date>2019-07-16T17:34:00</dc:date>
            </office:change-info>
            <text:p text:style-name="P28"/>
            <text:p text:style-name="P29"/>
            <text:p text:style-name="P29"/>
            <text:p text:style-name="P28"/>
          </text:deletion>
        </text:changed-region>
        <text:changed-region xml:id="ct310345104" text:id="ct310345104">
          <text:deletion>
            <office:change-info>
              <dc:creator>Autor desconhecido</dc:creator>
              <dc:date>2019-07-16T17:46:00</dc:date>
            </office:change-info>
            <text:p text:style-name="P28"><text:s/></text:p>
          </text:deletion>
        </text:changed-region>
        <text:changed-region xml:id="ct310340736" text:id="ct310340736">
          <text:deletion>
            <office:change-info>
              <dc:creator>Autor desconhecido</dc:creator>
              <dc:date>2019-07-16T17:46:00</dc:date>
            </office:change-info>
            <text:p text:style-name="P28">e de Seleção de Fornecedore</text:p>
          </text:deletion>
        </text:changed-region>
        <text:changed-region xml:id="ct264751552" text:id="ct264751552">
          <text:insertion>
            <office:change-info>
              <dc:creator>Autor desconhecido</dc:creator>
              <dc:date>2019-07-16T17:3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9"><text:change-start text:change-id="ct264803648"/></text:p>
      <text:p text:style-name="P190"/>
      <text:p text:style-name="P190"/>
      <text:p text:style-name="P190"/>
      <text:p text:style-name="P190"/>
      <text:p text:style-name="P191"><text:span text:style-name="T108"><text:tab/>MAPA DE GERENCIAMENTO DE RISCOS</text:span> </text:p>
      <text:p text:style-name="P194"/>
      <text:p text:style-name="P194">Processo Administrativo nº <text:span text:style-name="T79">&lt;XXXXXXXX&gt;</text:span></text:p>
      <text:p text:style-name="P195"/>
      <text:p text:style-name="P195"/>
      <text:p text:style-name="P195"/>
      <text:p text:style-name="P195"/>
      <text:p text:style-name="P195"/>
      <text:p text:style-name="P193">&lt;Nome do Projeto / Solução&gt;</text:p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2"><text:span text:style-name="T79">&lt;Local&gt;</text:span>, <text:span text:style-name="T73">&lt;mês&gt;</text:span> de <text:span text:style-name="T73">&lt;ano&gt;</text:span></text:p>
      <text:p text:style-name="P208"><text:change-end text:change-id="ct264803648"/>Histórico <text:span text:style-name="T64">de</text:span> Revisões</text:p>
      <text:p text:style-name="P10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133">Data</text:p>
          </table:table-cell>
          <table:table-cell table:style-name="Tabela1.A1" office:value-type="string">
            <text:p text:style-name="P133">Versão</text:p>
          </table:table-cell>
          <table:table-cell table:style-name="Tabela1.A1" office:value-type="string">
            <text:p text:style-name="P133">Descrição</text:p>
          </table:table-cell>
          <table:table-cell table:style-name="Tabela1.A1" office:value-type="string">
            <text:p text:style-name="P134">Fase*</text:p>
          </table:table-cell>
          <table:table-cell table:style-name="Tabela1.E1" office:value-type="string">
            <text:p text:style-name="P133">Autor</text:p>
          </table:table-cell>
        </table:table-row>
        <table:table-row>
          <table:table-cell table:style-name="Tabela1.A2" office:value-type="string">
            <text:p text:style-name="P164"><text:span text:style-name="T24">XX/XX</text:span>/2019</text:p>
          </table:table-cell>
          <table:table-cell table:style-name="Tabela1.B2" office:value-type="string">
            <text:p text:style-name="P129">1.0</text:p>
          </table:table-cell>
          <table:table-cell table:style-name="Tabela1.C2" office:value-type="string">
            <text:p text:style-name="P130"><text:span text:style-name="T62">Finalização da primeira versão</text:span> do documento.</text:p>
          </table:table-cell>
          <table:table-cell table:style-name="Tabela1.D2" office:value-type="string">
            <text:p text:style-name="P131">PCTIC</text:p>
          </table:table-cell>
          <table:table-cell table:style-name="Tabela1.E2" office:value-type="string">
            <text:p text:style-name="P128"><text:span text:style-name="T66">XXX</text:span>XXXXXXXXX</text:p>
          </table:table-cell>
        </table:table-row>
        <table:table-row>
          <table:table-cell table:style-name="Tabela1.A3" office:value-type="string">
            <text:p text:style-name="P164"><text:span text:style-name="T24">XX/XX</text:span>/2019</text:p>
          </table:table-cell>
          <table:table-cell table:style-name="Tabela1.B3" office:value-type="string">
            <text:p text:style-name="P129"><text:span text:style-name="T63">2</text:span>.0</text:p>
          </table:table-cell>
          <table:table-cell table:style-name="Tabela1.C3" office:value-type="string">
            <text:p text:style-name="P130"><text:span text:style-name="T20">Revisão</text:span> do documento <text:span text:style-name="T63">após análise jurídica.</text:span></text:p>
          </table:table-cell>
          <table:table-cell table:style-name="Tabela1.D3" office:value-type="string">
            <text:p text:style-name="P131">PCTIC</text:p>
          </table:table-cell>
          <table:table-cell table:style-name="Tabela1.E3" office:value-type="string">
            <text:p text:style-name="P128"><text:span text:style-name="T25">XXX</text:span>XXXXXXXXX</text:p>
          </table:table-cell>
        </table:table-row>
        <table:table-row>
          <table:table-cell table:style-name="Tabela1.A4" office:value-type="string">
            <text:p text:style-name="P165"><text:span text:style-name="T24">XX/XX</text:span>/2019</text:p>
          </table:table-cell>
          <table:table-cell table:style-name="Tabela1.B4" office:value-type="string">
            <text:p text:style-name="P166">XX</text:p>
          </table:table-cell>
          <table:table-cell table:style-name="Tabela1.C4" office:value-type="string">
            <text:p text:style-name="P167">&lt;Descrição&gt;</text:p>
          </table:table-cell>
          <table:table-cell table:style-name="Tabela1.D4" office:value-type="string">
            <text:p text:style-name="P131">&lt;fase&gt;</text:p>
          </table:table-cell>
          <table:table-cell table:style-name="Tabela1.E4" office:value-type="string">
            <text:p text:style-name="P155"><text:span text:style-name="T25">XXX</text:span>XXXXXXXXX</text:p>
          </table:table-cell>
        </table:table-row>
        <table:table-row>
          <table:table-cell table:style-name="Tabela1.A5" office:value-type="string">
            <text:p text:style-name="P165"><text:span text:style-name="T24">XX/XX</text:span>/2019</text:p>
          </table:table-cell>
          <table:table-cell table:style-name="Tabela1.B5" office:value-type="string">
            <text:p text:style-name="P166">XX</text:p>
          </table:table-cell>
          <table:table-cell table:style-name="Tabela1.C5" office:value-type="string">
            <text:p text:style-name="P167">&lt;Descrição&gt;</text:p>
          </table:table-cell>
          <table:table-cell table:style-name="Tabela1.D5" office:value-type="string">
            <text:p text:style-name="P131">&lt;fase&gt;</text:p>
          </table:table-cell>
          <table:table-cell table:style-name="Tabela1.E5" office:value-type="string">
            <text:p text:style-name="P155"><text:span text:style-name="T25">XXX</text:span>XXXXXXXXX</text:p>
          </table:table-cell>
        </table:table-row>
      </table:table>
      <text:p text:style-name="P1">*<text:span text:style-name="T1">Fase: Registro da fase do processo de contratação da solução de TIC relacionada à criação/alteração do Mapa de Gerenciamento de Riscos:</text:span><text:change-start text:change-id="ct264799176"/></text:p>
      <text:p text:style-name="P1"><text:change-end text:change-id="ct264799176"/><text:change text:change-id="ct264799280"/><text:span text:style-name="T22">PCTIC</text:span><text:span text:style-name="T1"> – Planejamento da Contratação;</text:span><text:change-start text:change-id="ct264803024"/></text:p>
      <text:p text:style-name="P1"><text:change-end text:change-id="ct264803024"/><text:change text:change-id="ct264801464"/><text:span text:style-name="T22">SFTIC</text:span><text:span text:style-name="T1"> – Seleção de Fornecedores;</text:span><text:change-start text:change-id="ct264803232"/></text:p>
      <text:p text:style-name="P1"><text:change-end text:change-id="ct264803232"/><text:change text:change-id="ct264798136"/><text:span text:style-name="T22">GCTIC</text:span><text:span text:style-name="T1"> – Gestão do Contrato.</text:span><text:change-start text:change-id="ct277842584"/></text:p>
      <text:p text:style-name="P109"/>
      <text:p text:style-name="P109"><text:change-end text:change-id="ct277842584"/><text:change-start text:change-id="ct277844248"/></text:p>
      <text:p text:style-name="P109"/>
      <text:p text:style-name="P124"><text:change-end text:change-id="ct277844248"/><text:change-start text:change-id="ct264800112"/></text:p>
      <table:table table:name="Tabela14" table:style-name="Tabela14">
        <table:table-column table:style-name="Tabela14.A"/>
        <table:table-row>
          <table:table-cell table:style-name="Tabela14.A1" office:value-type="string">
            <text:p text:style-name="P228">ATENÇÃO!</text:p>
            <text:p text:style-name="P228"/>
            <text:p text:style-name="P229">&lt; Os trechos <text:span text:style-name="T107">marcados</text:span> em vermelho neste documento são editáveis, notas explicativas ou exemplos, <text:span text:style-name="T107">devendo ser</text:span> substituídos ou excluídos, conforme necessidade&gt;.</text:p>
          </table:table-cell>
        </table:table-row>
      </table:table>
      <text:p text:style-name="P230"/>
      <text:p text:style-name="P124"><text:change-end text:change-id="ct264800112"/></text:p>
      <text:p text:style-name="P107"/>
      <text:p text:style-name="P154"/>
      <text:p text:style-name="P145">MAPA DE GERENCIAMENTO DE RISCOS</text:p>
      <text:p text:style-name="P108"/>
      <table:table table:name="Tabela23" table:style-name="Tabela23">
        <table:table-column table:style-name="Tabela23.A"/>
        <table:table-row>
          <table:table-cell table:style-name="Tabela23.A1" office:value-type="string">
            <text:p text:style-name="P61">INTRODUÇÃO</text:p>
          </table:table-cell>
        </table:table-row>
        <table:table-row>
          <table:table-cell table:style-name="Tabela23.A2" office:value-type="string">
            <text:p text:style-name="P146"><text:span text:style-name="T36">O gerenciamento de riscos</text:span> permite <text:span text:style-name="T37">ações contínuas de planejamento, organização e controle dos recursos relacionados a</text:span>os riscos <text:span text:style-name="T26">que possam comprometer o sucesso da contratação, da execução do objeto e da gestão contratual.</text:span></text:p>
            <text:p text:style-name="P147">O Mapa de Gerenciamento de Riscos deve conter a <text:span text:style-name="T26">identificação e a análise dos principais riscos, consistindo na compreensão da natureza e determinação do nível de risco, que corresponde à combinação do impacto e de suas probabilidades que possam comprometer a efetividade da contratação, bem como o alcance dos resultados pretendidos com a solução de TIC.</text:span></text:p>
            <text:p text:style-name="P149"><text:span text:style-name="T27">Para cada risco identificado, define-se: a probabilidade de ocorrência dos eventos, os possíveis danos </text:span><text:span text:style-name="T30">e impacto caso o risco ocorra</text:span><text:span text:style-name="T27">, possíveis ações preventivas e </text:span><text:span text:style-name="T28">de </text:span><text:span text:style-name="T27">contingência </text:span><text:span text:style-name="T32">(respostas aos riscos)</text:span><text:span text:style-name="T27">, </text:span><text:span text:style-name="T32">a</text:span><text:span text:style-name="T27"> identificação de responsáveis </text:span><text:span text:style-name="T31">pelas ações, </text:span><text:span text:style-name="T32">bem como o registro e </text:span><text:span text:style-name="T33">o</text:span><text:span text:style-name="T32"> acompanhamento das ações de tratamento dos riscos.</text:span></text:p>
            <text:p text:style-name="P151"><text:span text:style-name="T27">&lt;Como </text:span><text:span text:style-name="T23">exemplo</text:span><text:span text:style-name="T27">, p</text:span><text:span text:style-name="T29">arâmetros escalares podem ser utilizados para representar os níveis de probabilidade e impacto que, após a multiplicação, resultarão nos níveis de risco, que direcionarão as ações relacionadas aos riscos durante as fases de contratação (planejamento, seleção de fornecedor e gestão do contrato).</text:span></text:p>
            <table:table table:name="Risco" table:style-name="Risco">
              <table:table-column table:style-name="Risco.A"/>
              <table:table-column table:style-name="Risco.B"/>
              <table:table-header-rows>
                <table:table-row>
                  <table:table-cell table:style-name="Risco.A1" office:value-type="string">
                    <text:p text:style-name="P57">Classificação</text:p>
                  </table:table-cell>
                  <table:table-cell table:style-name="Risco.B1" office:value-type="string">
                    <text:p text:style-name="P57">Valor</text:p>
                  </table:table-cell>
                </table:table-row>
              </table:table-header-rows>
              <table:table-row>
                <table:table-cell table:style-name="Risco.A3" office:value-type="string">
                  <text:p text:style-name="P60">Baixo</text:p>
                </table:table-cell>
                <table:table-cell table:style-name="Risco.B2" office:value-type="float" office:value="5">
                  <text:p text:style-name="P60">5</text:p>
                </table:table-cell>
              </table:table-row>
              <table:table-row>
                <table:table-cell table:style-name="Risco.A3" office:value-type="string">
                  <text:p text:style-name="P60">Médio</text:p>
                </table:table-cell>
                <table:table-cell table:style-name="Risco.B3" office:value-type="float" office:value="10">
                  <text:p text:style-name="P60">10</text:p>
                </table:table-cell>
              </table:table-row>
              <table:table-row>
                <table:table-cell table:style-name="Risco.A4" office:value-type="string">
                  <text:p text:style-name="P60">Alto</text:p>
                </table:table-cell>
                <table:table-cell table:style-name="Risco.B4" office:value-type="float" office:value="15">
                  <text:p text:style-name="P60">15</text:p>
                </table:table-cell>
              </table:table-row>
            </table:table>
            <text:p text:style-name="P153">Tabela <text:sequence text:ref-name="refTable0" text:name="Table" text:formula="ooow:Table+1" style:num-format="1">1</text:sequence>: Escala de classificação <text:span text:style-name="T59">de probabilidade e impacto</text:span>.</text:p>
            <text:p text:style-name="P150">A tabela a seguir apresenta a Matriz Probabilidade x Impacto, instrumento <text:span text:style-name="T67">de apoio</text:span> <text:span text:style-name="T67">para a</text:span> definição dos critérios de classificação do nível de risco.</text:p>
            <text:p text:style-name="P132"><draw:frame draw:style-name="fr1" draw:name="Quadro1" text:anchor-type="paragraph" svg:y="-0.275cm" svg:width="6.784cm" draw:z-index="0"><draw:text-box fo:min-height="4.316cm"><text:p text:style-name="P152"><draw:frame draw:style-name="fr2" draw:name="Objeto2" text:anchor-type="paragraph" svg:x="-0.004cm" svg:y="0.206cm" svg:width="6.682cm" style:rel-width="100%" svg:height="3.526cm" style:rel-height="scale" draw:z-index="1"><draw:object xlink:href="./Object 1" xlink:type="simple" xlink:show="embed" xlink:actuate="onLoad"/><draw:image xlink:href="./ObjectReplacements/Object 1" xlink:type="simple" xlink:show="embed" xlink:actuate="onLoad"/></draw:frame>Figura <text:sequence text:ref-name="refIllustration0" text:name="Illustration" text:formula="ooow:Illustration+1" style:num-format="1">1</text:sequence>: Matriz Probabilidade x Impacto</text:p></draw:text-box></draw:frame></text:p>
            <text:p text:style-name="P148"><text:soft-page-break/>Exemplo de diretrizes de tratamento de riscos:</text:p>
            <text:p text:style-name="P200"><text:change-start text:change-id="ct278329056"/>O produto da probabilidade pelo impacto de cada risco deve se enquadrar em uma região da matriz probabilidade x impacto. Caso o risco enquadre-se na região verde, seu nível de risco é entendido como baixo, <text:span text:style-name="T35">logo admite-se a aceitação ou adoção das medidas preventivas.</text:span> Se estiver na região amarela, entende-se como médio; <text:span text:style-name="T35">e se estiver </text:span>na região vermelha, entende-se como nível de risco alto. <text:span text:style-name="T35">Nos casos de riscos classificados como médio e alto, deve-se adotar obrigatoriamente as medidas preventivas previstas.</text:span><text:change-end text:change-id="ct278329056"/></text:p>
            <text:p text:style-name="P187">O gerenciamento de riscos deve ser realizado em harmonia com a Política de Gestão de Riscos do órgão prevista na Instrução Normativa Conjunta MP/CGU nº 1, de 10 de maio de 2016&gt;.</text:p>
            <text:p text:style-name="P2">Referência: Art. 38 IN SGD/ME nº 1<text:change text:change-id="ct375146840"/><text:change-start text:change-id="ct375142992"/>, <text:span text:style-name="T103">de </text:span><text:change-end text:change-id="ct375142992"/>2019.</text:p>
          </table:table-cell>
        </table:table-row>
      </table:table>
      <text:p text:style-name="P125"/>
      <text:p text:style-name="P125"/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3"><text:span text:style-name="T58">2</text:span> – <text:change text:change-id="ct375145384"/><text:change-start text:change-id="ct375146736"/><text:span text:style-name="T2">IDENTIFICAÇÃO E ANÁLISE DOS PRINCIPAIS</text:span><text:change-end text:change-id="ct375146736"/><text:span text:style-name="T2"> RISCOS</text:span></text:p>
          </table:table-cell>
        </table:table-row>
      </table:table>
      <text:p text:style-name="P5"><text:change text:change-id="ct375142888"/>A tabela a seguir apresenta uma síntese dos riscos identificados e classificados neste documento.</text:p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column table:style-name="Tabela17.F"/>
        <table:table-row table:style-name="Tabela17.1">
          <table:table-cell table:style-name="Tabela17.A1" office:value-type="string">
            <text:p text:style-name="P62">Id</text:p>
          </table:table-cell>
          <table:table-cell table:style-name="Tabela17.A1" office:value-type="string">
            <text:p text:style-name="P62">Risco</text:p>
          </table:table-cell>
          <table:table-cell table:style-name="Tabela17.A1" office:value-type="string">
            <text:p text:style-name="P63">Relacionado ao(à):<text:change-start text:change-id="ct375138104"/> <text:s/><text:change-end text:change-id="ct375138104"/><text:change-start text:change-id="ct375144136"/><text:span text:style-name="T101">1</text:span><text:change-end text:change-id="ct375144136"/></text:p>
          </table:table-cell>
          <table:table-cell table:style-name="Tabela17.A1" office:value-type="string">
            <text:p text:style-name="P64">P<text:change-start text:change-id="ct375142368"/> <text:s/><text:change-end text:change-id="ct375142368"/><text:change-start text:change-id="ct375146112"/><text:span text:style-name="T101">2</text:span><text:change-end text:change-id="ct375146112"/></text:p>
          </table:table-cell>
          <table:table-cell table:style-name="Tabela17.A1" office:value-type="string">
            <text:p text:style-name="P64">I<text:change-start text:change-id="ct375142160"/> <text:s/><text:change-end text:change-id="ct375142160"/><text:change-start text:change-id="ct375145072"/><text:span text:style-name="T101">3</text:span><text:change-end text:change-id="ct375145072"/></text:p>
          </table:table-cell>
          <table:table-cell table:style-name="Tabela17.F1" office:value-type="string">
            <text:p text:style-name="P62">Nível de Risco </text:p>
            <text:p text:style-name="P62">(P x I)<text:change-start text:change-id="ct375141744"/> <text:s/><text:change-end text:change-id="ct375141744"/><text:change-start text:change-id="ct375144344"/><text:span text:style-name="T101">4</text:span><text:change-end text:change-id="ct375144344"/></text:p>
          </table:table-cell>
        </table:table-row>
        <table:table-row table:style-name="Tabela17.2">
          <table:table-cell table:style-name="Tabela17.A4" office:value-type="string">
            <text:p text:style-name="P79">1</text:p>
          </table:table-cell>
          <table:table-cell table:style-name="Tabela17.B4" office:value-type="string">
            <text:p text:style-name="P110">&lt;Risco 1&gt;</text:p>
          </table:table-cell>
          <table:table-cell table:style-name="Tabela17.C4" office:value-type="string">
            <text:p text:style-name="P65"/>
          </table:table-cell>
          <table:table-cell table:style-name="Tabela17.D4" office:value-type="string">
            <text:p text:style-name="P67"/>
          </table:table-cell>
          <table:table-cell table:style-name="Tabela17.E4" office:value-type="string">
            <text:p text:style-name="P67"/>
          </table:table-cell>
          <table:table-cell table:style-name="Tabela17.F2">
            <text:p text:style-name="P74"/>
          </table:table-cell>
        </table:table-row>
        <table:table-row table:style-name="Tabela17.2">
          <table:table-cell table:style-name="Tabela17.A4" office:value-type="string">
            <text:p text:style-name="P79">2</text:p>
          </table:table-cell>
          <table:table-cell table:style-name="Tabela17.B4" office:value-type="string">
            <text:p text:style-name="P110">&lt;Risco 2&gt;</text:p>
          </table:table-cell>
          <table:table-cell table:style-name="Tabela17.C4" office:value-type="string">
            <text:p text:style-name="P65"/>
          </table:table-cell>
          <table:table-cell table:style-name="Tabela17.D4" office:value-type="string">
            <text:p text:style-name="P69"/>
          </table:table-cell>
          <table:table-cell table:style-name="Tabela17.E4" office:value-type="string">
            <text:p text:style-name="P67"/>
          </table:table-cell>
          <table:table-cell table:style-name="Tabela17.F2">
            <text:p text:style-name="P74"/>
          </table:table-cell>
        </table:table-row>
        <table:table-row table:style-name="Tabela17.2">
          <table:table-cell table:style-name="Tabela17.A4" office:value-type="string">
            <text:p text:style-name="P79">…</text:p>
          </table:table-cell>
          <table:table-cell table:style-name="Tabela17.B4" office:value-type="string">
            <text:p text:style-name="P110"><text:span text:style-name="T42">&lt;Risco </text:span>N<text:span text:style-name="T42">&gt;</text:span></text:p>
          </table:table-cell>
          <table:table-cell table:style-name="Tabela17.C4" office:value-type="string">
            <text:p text:style-name="P65"/>
          </table:table-cell>
          <table:table-cell table:style-name="Tabela17.D4" office:value-type="string">
            <text:p text:style-name="P71"/>
          </table:table-cell>
          <table:table-cell table:style-name="Tabela17.E4" office:value-type="string">
            <text:p text:style-name="P69"/>
          </table:table-cell>
          <table:table-cell table:style-name="Tabela17.F2">
            <text:p text:style-name="P74"/>
          </table:table-cell>
        </table:table-row>
      </table:table>
      <text:p text:style-name="P92"><text:change-start text:change-id="ct375145800"/>Legenda: P – Probabilidade; I – Impacto.<text:change-end text:change-id="ct375145800"/><text:change-start text:change-id="ct375141640"/></text:p>
      <text:p text:style-name="P226"><text:span text:style-name="T100">1</text:span> A qual <text:span text:style-name="T104">natureza</text:span> o risco está associado: <text:span text:style-name="T110">fases do Processo da Contratação ou Solução Tecnológica.</text:span> </text:p>
      <text:p text:style-name="P93"><text:span text:style-name="T100">2</text:span> <text:span text:style-name="T99">Probabilidade: chance de algo acontecer, não importando se definida, medida ou determinada objetiva ou subjetivamente, qualitativa ou quantitativamente, ou se descrita utilizando-se termos gerais ou matemáticos (ISO/IEC 31000:2009, item 2.19).</text:span></text:p>
      <text:p text:style-name="P93"><text:span text:style-name="T102">3</text:span><text:span text:style-name="T99"> Impacto: resultado de um evento que afeta os objetivos (ISO/IEC 31000:2009, item 2.18).</text:span></text:p>
      <text:p text:style-name="P93"><text:span text:style-name="T102">4</text:span><text:span text:style-name="T99"> Nível de Risco: magnitude de um risco ou combinação de riscos, expressa em termos da combinação das consequências e de suas probabilidades (ISO/IEC 31000:2009, item 2.23 e IN SGD/ME nº 1, de 2019, art. 2º, inciso XIII).</text:span></text:p>
      <text:p text:style-name="P93"/>
      <text:p text:style-name="P222">&lt;Lembrete: As probabilidades e Impactos são inicialmente definidos no item 3 <text:change-end text:change-id="ct375141640"/><text:change-start text:change-id="ct375143304"/>–<text:change-end text:change-id="ct375143304"/><text:change-start text:change-id="ct375143200"/> Avaliação <text:span text:style-name="T111">e Tratamento </text:span>dos Riscos Identificados e tran<text:span text:style-name="T111">s</text:span>feridos para a tabela acima para o cálculo dos níveis de risco&gt;.</text:p>
      <text:p text:style-name="P6"/>
      <text:p text:style-name="P7"><text:change-end text:change-id="ct375143200"/><text:change-start text:change-id="ct375145176"/></text:p>
      <text:p text:style-name="P7"/>
      <text:p text:style-name="P7"><text:change-end text:change-id="ct375145176"/><text:change text:change-id="ct375142784"/></text:p>
      <text:p text:style-name="P8"><text:soft-page-break/>&lt;A seguir encontra-se um <text:span text:style-name="T21">exemplo</text:span> d<text:span text:style-name="T60">e</text:span> relação de riscos<text:change text:change-id="ct375146424"/><text:change-start text:change-id="ct375138208"/>, <text:span text:style-name="T106">não exaustiva, </text:span><text:change-end text:change-id="ct375138208"/><text:span text:style-name="T106">de uma contratação de serviços de desenvolvimento e manutenção de software&gt;.</text:span></text:p>
      <text:p text:style-name="P96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E"/>
        <table:table-column table:style-name="Tabela16.F"/>
        <table:table-row table:style-name="Tabela16.1">
          <table:table-cell table:style-name="Tabela16.A1" office:value-type="string">
            <text:p text:style-name="P58">Id</text:p>
          </table:table-cell>
          <table:table-cell table:style-name="Tabela16.A1" office:value-type="string">
            <text:p text:style-name="P58">Risco</text:p>
          </table:table-cell>
          <table:table-cell table:style-name="Tabela16.A1" office:value-type="string">
            <text:p text:style-name="P59">Relacionado ao(à):</text:p>
          </table:table-cell>
          <table:table-cell table:style-name="Tabela16.A1" office:value-type="string">
            <text:p text:style-name="P58">P</text:p>
          </table:table-cell>
          <table:table-cell table:style-name="Tabela16.A1" office:value-type="string">
            <text:p text:style-name="P58">I</text:p>
          </table:table-cell>
          <table:table-cell table:style-name="Tabela16.F1" office:value-type="string">
            <text:p text:style-name="P58">Nível de Risco</text:p>
            <text:p text:style-name="P58">(P x I)</text:p>
          </table:table-cell>
        </table:table-row>
        <table:table-row table:style-name="Tabela16.2">
          <table:table-cell table:style-name="Tabela16.A9" office:value-type="string">
            <text:p text:style-name="P33">R<text:span text:style-name="T38">0</text:span>1</text:p>
          </table:table-cell>
          <table:table-cell table:style-name="Tabela16.B8" office:value-type="string">
            <text:p text:style-name="P112">Alteração do escopo dos serviços a serem contratados.</text:p>
          </table:table-cell>
          <table:table-cell table:style-name="Tabela16.C8" office:value-type="string">
            <text:p text:style-name="P9"><text:change text:change-id="ct278329264"/><text:change-start text:change-id="ct278318448"/>Planejamento da Contratação<text:change-end text:change-id="ct278318448"/></text:p>
          </table:table-cell>
          <table:table-cell table:style-name="Tabela16.D9" office:value-type="string">
            <text:p text:style-name="P34">5</text:p>
          </table:table-cell>
          <table:table-cell table:style-name="Tabela16.E2" office:value-type="string">
            <text:p text:style-name="P53">10</text:p>
          </table:table-cell>
          <table:table-cell table:style-name="Tabela16.F2" table:formula="ooow:&lt;D2&gt;*&lt;E2&gt;" office:value-type="float" office:value="50">
            <text:p text:style-name="P75">50</text:p>
          </table:table-cell>
        </table:table-row>
        <table:table-row table:style-name="Tabela16.2">
          <table:table-cell table:style-name="Tabela16.A9" office:value-type="string">
            <text:p text:style-name="P33">R<text:span text:style-name="T38">0</text:span>2</text:p>
          </table:table-cell>
          <table:table-cell table:style-name="Tabela16.B8" office:value-type="string">
            <text:p text:style-name="P113"><text:span text:style-name="T40">Não e</text:span>laboração d<text:span text:style-name="T68">o</text:span> Roteiro <text:span text:style-name="T68">Próprio </text:span>d<text:span text:style-name="T68">e</text:span> Métricas de Software.</text:p>
          </table:table-cell>
          <table:table-cell table:style-name="Tabela16.C8" office:value-type="string">
            <text:p text:style-name="P9"><text:change text:change-id="ct278327600"/><text:change-start text:change-id="ct278328432"/>Planejamento da Contratação<text:change-end text:change-id="ct278328432"/></text:p>
          </table:table-cell>
          <table:table-cell table:style-name="Tabela16.D9" office:value-type="string">
            <text:p text:style-name="P35">1<text:span text:style-name="T3">0</text:span></text:p>
          </table:table-cell>
          <table:table-cell table:style-name="Tabela16.E8" office:value-type="string">
            <text:p text:style-name="P34">10</text:p>
          </table:table-cell>
          <table:table-cell table:style-name="Tabela16.F3" table:formula="ooow:&lt;D3&gt;*&lt;E3&gt;" office:value-type="float" office:value="100">
            <text:p text:style-name="P75">100</text:p>
          </table:table-cell>
        </table:table-row>
        <table:table-row table:style-name="Tabela16.4">
          <table:table-cell table:style-name="Tabela16.A9" office:value-type="string">
            <text:p text:style-name="P33">R<text:span text:style-name="T38">0</text:span>3</text:p>
          </table:table-cell>
          <table:table-cell table:style-name="Tabela16.B8" office:value-type="string">
            <text:p text:style-name="P114"><text:span text:style-name="T41">Falta de clareza pelo requisitante quanto às </text:span>demandas <text:span text:style-name="T42">a serem desenvolvidas e manutenidas.</text:span></text:p>
          </table:table-cell>
          <table:table-cell table:style-name="Tabela16.C8" office:value-type="string">
            <text:p text:style-name="P9"><text:change text:change-id="ct278326352"/><text:change-start text:change-id="ct278334256"/>Planejamento da Contratação<text:change-end text:change-id="ct278334256"/></text:p>
          </table:table-cell>
          <table:table-cell table:style-name="Tabela16.D9" office:value-type="string">
            <text:p text:style-name="P36">10</text:p>
          </table:table-cell>
          <table:table-cell table:style-name="Tabela16.E8" office:value-type="string">
            <text:p text:style-name="P35">15</text:p>
          </table:table-cell>
          <table:table-cell table:style-name="Tabela16.F4" table:formula="ooow:&lt;D4&gt;*&lt;E4&gt;" office:value-type="float" office:value="150">
            <text:p text:style-name="P73">150</text:p>
          </table:table-cell>
        </table:table-row>
        <table:table-row table:style-name="Tabela16.5">
          <table:table-cell table:style-name="Tabela16.A9" office:value-type="string">
            <text:p text:style-name="P33">R<text:span text:style-name="T38">0</text:span>4</text:p>
          </table:table-cell>
          <table:table-cell table:style-name="Tabela16.B8" office:value-type="string">
            <text:p text:style-name="P115">Atraso no processo <text:span text:style-name="T43">administrativo </text:span>de <text:span text:style-name="T44">contratação.</text:span></text:p>
          </table:table-cell>
          <table:table-cell table:style-name="Tabela16.C8" office:value-type="string">
            <text:p text:style-name="P9"><text:change text:change-id="ct278322400"/><text:change-start text:change-id="ct278329680"/>Planejamento da Contratação<text:change-end text:change-id="ct278329680"/></text:p>
          </table:table-cell>
          <table:table-cell table:style-name="Tabela16.D5" office:value-type="string">
            <text:p text:style-name="P56">10</text:p>
          </table:table-cell>
          <table:table-cell table:style-name="Tabela16.E8" office:value-type="string">
            <text:p text:style-name="P38">10</text:p>
          </table:table-cell>
          <table:table-cell table:style-name="Tabela16.F5" table:formula="ooow:&lt;D5&gt;*&lt;E5&gt;" office:value-type="float" office:value="100">
            <text:p text:style-name="P73">100</text:p>
          </table:table-cell>
        </table:table-row>
        <table:table-row table:style-name="Tabela16.6">
          <table:table-cell table:style-name="Tabela16.A9" office:value-type="string">
            <text:p text:style-name="P39">R<text:span text:style-name="T38">0</text:span>5</text:p>
          </table:table-cell>
          <table:table-cell table:style-name="Tabela16.B8" office:value-type="string">
            <text:p text:style-name="P116"><text:span text:style-name="T45">Não </text:span>publicação do Processo de Desenvolvimento de Software.</text:p>
          </table:table-cell>
          <table:table-cell table:style-name="Tabela16.C8" office:value-type="string">
            <text:p text:style-name="P9"><text:change text:change-id="ct278322816"/><text:change-start text:change-id="ct278321568"/>Planejamento da Contratação<text:change-end text:change-id="ct278321568"/></text:p>
          </table:table-cell>
          <table:table-cell table:style-name="Tabela16.D9" office:value-type="string">
            <text:p text:style-name="P37">5</text:p>
          </table:table-cell>
          <table:table-cell table:style-name="Tabela16.E8" office:value-type="string">
            <text:p text:style-name="P37">10</text:p>
          </table:table-cell>
          <table:table-cell table:style-name="Tabela16.F6" table:formula="ooow:&lt;D6&gt;*&lt;E6&gt;" office:value-type="float" office:value="50">
            <text:p text:style-name="P73">50</text:p>
          </table:table-cell>
        </table:table-row>
        <table:table-row table:style-name="Tabela16.7">
          <table:table-cell table:style-name="Tabela16.A9" office:value-type="string">
            <text:p text:style-name="P39">R<text:span text:style-name="T38">0</text:span>6</text:p>
          </table:table-cell>
          <table:table-cell table:style-name="Tabela16.B8" office:value-type="string">
            <text:p text:style-name="P116"><text:span text:style-name="T46">Não</text:span> elaboração dos <text:span text:style-name="T70">templates</text:span> dos documentos do Processo de Desenvolvimento de Software.</text:p>
          </table:table-cell>
          <table:table-cell table:style-name="Tabela16.C8" office:value-type="string">
            <text:p text:style-name="P9"><text:change text:change-id="ct278323544"/><text:change-start text:change-id="ct278330200"/>Planejamento da Contratação<text:change-end text:change-id="ct278330200"/></text:p>
          </table:table-cell>
          <table:table-cell table:style-name="Tabela16.D9" office:value-type="string">
            <text:p text:style-name="P40">10</text:p>
          </table:table-cell>
          <table:table-cell table:style-name="Tabela16.E8" office:value-type="string">
            <text:p text:style-name="P40">5</text:p>
          </table:table-cell>
          <table:table-cell table:style-name="Tabela16.F7" table:formula="ooow:&lt;D7&gt;*&lt;E7&gt;" office:value-type="float" office:value="50">
            <text:p text:style-name="P73">50</text:p>
          </table:table-cell>
        </table:table-row>
        <table:table-row table:style-name="Tabela16.8">
          <table:table-cell table:style-name="Tabela16.A9" office:value-type="string">
            <text:p text:style-name="P39">R<text:span text:style-name="T38">0</text:span>7</text:p>
          </table:table-cell>
          <table:table-cell table:style-name="Tabela16.B8" office:value-type="string">
            <text:p text:style-name="P115">Ausência de recursos orçamentários ou financeiros.</text:p>
          </table:table-cell>
          <table:table-cell table:style-name="Tabela16.C8" office:value-type="string">
            <text:p text:style-name="P9"><text:change text:change-id="ct278326664"/><text:change-start text:change-id="ct374483448"/>Planejamento da Contratação<text:change-end text:change-id="ct374483448"/></text:p>
          </table:table-cell>
          <table:table-cell table:style-name="Tabela16.D9" office:value-type="string">
            <text:p text:style-name="P41">10</text:p>
          </table:table-cell>
          <table:table-cell table:style-name="Tabela16.E8" office:value-type="string">
            <text:p text:style-name="P41">15</text:p>
          </table:table-cell>
          <table:table-cell table:style-name="Tabela16.F8" table:formula="ooow:&lt;D8&gt;*&lt;E8&gt;" office:value-type="float" office:value="150">
            <text:p text:style-name="P73">150</text:p>
          </table:table-cell>
        </table:table-row>
        <table:table-row table:style-name="Tabela16.9">
          <table:table-cell table:style-name="Tabela16.A9" office:value-type="string">
            <text:p text:style-name="P42">R<text:span text:style-name="T38">0</text:span>8</text:p>
          </table:table-cell>
          <table:table-cell table:style-name="Tabela16.B9" office:value-type="string">
            <text:p text:style-name="P115">Atraso ou suspensão <text:span text:style-name="T47">no processo licitatório</text:span> em face de impugnações.</text:p>
          </table:table-cell>
          <table:table-cell table:style-name="Tabela16.C9" office:value-type="string">
            <text:p text:style-name="P9"><text:change text:change-id="ct278331240"/><text:change-start text:change-id="ct264736368"/>Seleção do F<text:change-end text:change-id="ct264736368"/><text:change-start text:change-id="ct264739280"/>ornecedor<text:change-end text:change-id="ct264739280"/></text:p>
          </table:table-cell>
          <table:table-cell table:style-name="Tabela16.D9" office:value-type="string">
            <text:p text:style-name="P43">15</text:p>
          </table:table-cell>
          <table:table-cell table:style-name="Tabela16.E9" office:value-type="string">
            <text:p text:style-name="P44">10</text:p>
          </table:table-cell>
          <table:table-cell table:style-name="Tabela16.F9" table:formula="ooow:&lt;D9&gt;*&lt;E9&gt;" office:value-type="float" office:value="150">
            <text:p text:style-name="P73">150</text:p>
          </table:table-cell>
        </table:table-row>
        <table:table-row table:style-name="Tabela16.10">
          <table:table-cell table:style-name="Tabela16.A10" office:value-type="string">
            <text:p text:style-name="P45">R<text:span text:style-name="T38">0</text:span>9</text:p>
          </table:table-cell>
          <table:table-cell table:style-name="Tabela16.B10" office:value-type="string">
            <text:list xml:id="list945543242722131858" text:style-name="L1">
              <text:list-item>
                <text:list>
                  <text:list-header>
                    <text:p text:style-name="P227">Valores licitados superiores <text:span text:style-name="T48">aos estimados para a</text:span> <text:span text:style-name="T49">contratação dos serviços.</text:span></text:p>
                  </text:list-header>
                </text:list>
              </text:list-item>
            </text:list>
          </table:table-cell>
          <table:table-cell table:style-name="Tabela16.C10" office:value-type="string">
            <text:p text:style-name="P9"><text:change text:change-id="ct264744688"/><text:change-start text:change-id="ct264739488"/>Seleção do Fornecedor<text:change-end text:change-id="ct264739488"/></text:p>
          </table:table-cell>
          <table:table-cell table:style-name="Tabela16.D10" office:value-type="string">
            <text:p text:style-name="P44">5</text:p>
          </table:table-cell>
          <table:table-cell table:style-name="Tabela16.E10" office:value-type="string">
            <text:p text:style-name="P44"><text:span text:style-name="T50">1</text:span>5</text:p>
          </table:table-cell>
          <table:table-cell table:style-name="Tabela16.F10" table:formula="ooow:&lt;D10&gt;*&lt;E10&gt;" office:value-type="float" office:value="75">
            <text:p text:style-name="P73">75</text:p>
          </table:table-cell>
        </table:table-row>
        <table:table-row table:style-name="Tabela16.11">
          <table:table-cell table:style-name="Tabela16.A11" office:value-type="string">
            <text:p text:style-name="P46">R1<text:span text:style-name="T51">0</text:span></text:p>
          </table:table-cell>
          <table:table-cell table:style-name="Tabela16.B11" office:value-type="string">
            <text:p text:style-name="P117">Falta de ferramenta <text:span text:style-name="T52">própria para </text:span>gestão de demandas <text:span text:style-name="T52">de</text:span> Fábrica de Software.</text:p>
          </table:table-cell>
          <table:table-cell table:style-name="Tabela16.C11" office:value-type="string">
            <text:p text:style-name="P42">Gestão Contratual</text:p>
          </table:table-cell>
          <table:table-cell table:style-name="Tabela16.D11" office:value-type="string">
            <text:p text:style-name="P47">15</text:p>
          </table:table-cell>
          <table:table-cell table:style-name="Tabela16.E11" office:value-type="string">
            <text:p text:style-name="P47">15</text:p>
          </table:table-cell>
          <table:table-cell table:style-name="Tabela16.F11" table:formula="ooow:&lt;D11&gt;*&lt;E11&gt;" office:value-type="float" office:value="225">
            <text:p text:style-name="P73">225</text:p>
          </table:table-cell>
        </table:table-row>
        <table:table-row table:style-name="Tabela16.12">
          <table:table-cell table:style-name="Tabela16.A12" office:value-type="string">
            <text:p text:style-name="P46">R1<text:span text:style-name="T57">1</text:span></text:p>
          </table:table-cell>
          <table:table-cell table:style-name="Tabela16.B12" office:value-type="string">
            <text:p text:style-name="P118"><text:span text:style-name="T54">Baixa qualificação técnica dos profissionais da empresa </text:span>para execução do contrato.</text:p>
          </table:table-cell>
          <table:table-cell table:style-name="Tabela16.C12" office:value-type="string">
            <text:p text:style-name="P42">Gestão Contratual<text:change-start text:change-id="ct264741672"/> <text:span text:style-name="T109">e Solução Tecnológica</text:span><text:change-end text:change-id="ct264741672"/></text:p>
          </table:table-cell>
          <table:table-cell table:style-name="Tabela16.D12" office:value-type="string">
            <text:p text:style-name="P48">10</text:p>
          </table:table-cell>
          <table:table-cell table:style-name="Tabela16.E12" office:value-type="string">
            <text:p text:style-name="P54">10</text:p>
          </table:table-cell>
          <table:table-cell table:style-name="Tabela16.F12" table:formula="ooow:&lt;D12&gt;*&lt;E12&gt;" office:value-type="float" office:value="100">
            <text:p text:style-name="P73">100</text:p>
          </table:table-cell>
        </table:table-row>
        <table:table-row table:style-name="Tabela16.13">
          <table:table-cell table:style-name="Tabela16.A13" office:value-type="string">
            <text:p text:style-name="P46">R<text:span text:style-name="T55">12</text:span></text:p>
          </table:table-cell>
          <table:table-cell table:style-name="Tabela16.B13" office:value-type="string">
            <text:p text:style-name="P119">Indisponibilidade <text:span text:style-name="T53">de sistemas</text:span> por erro no desenvolv<text:span text:style-name="T56">imento</text:span><text:change-start text:change-id="ct264749888"/><text:span text:style-name="T56"> ou falha na aplicação</text:span><text:change-end text:change-id="ct264749888"/><text:span text:style-name="T56">.</text:span></text:p>
          </table:table-cell>
          <table:table-cell table:style-name="Tabela16.C13" office:value-type="string">
            <text:p text:style-name="P10"><text:change text:change-id="ct264745000"/><text:change-start text:change-id="ct264752488"/>Gestão Contratual <text:span text:style-name="T109">e Solução Tecnológica</text:span><text:change-end text:change-id="ct264752488"/></text:p>
          </table:table-cell>
          <table:table-cell table:style-name="Tabela16.D13" office:value-type="string">
            <text:p text:style-name="P49">10</text:p>
          </table:table-cell>
          <table:table-cell table:style-name="Tabela16.E13" office:value-type="string">
            <text:p text:style-name="P50">15</text:p>
          </table:table-cell>
          <table:table-cell table:style-name="Tabela16.F13" table:formula="ooow:&lt;D13&gt;*&lt;E13&gt;" office:value-type="float" office:value="150">
            <text:p text:style-name="P73">150</text:p>
          </table:table-cell>
        </table:table-row>
        <table:table-row table:style-name="Tabela16.14">
          <table:table-cell table:style-name="Tabela16.A16" office:value-type="string">
            <text:p text:style-name="P51">R1<text:span text:style-name="T57">3</text:span></text:p>
          </table:table-cell>
          <table:table-cell table:style-name="Tabela16.B16" office:value-type="string">
            <text:p text:style-name="P120">Vazamento de dados e informações pelos funcionários da contratada.</text:p>
          </table:table-cell>
          <table:table-cell table:style-name="Tabela16.C16" office:value-type="string">
            <text:p text:style-name="P42">Gestão Contratual</text:p>
          </table:table-cell>
          <table:table-cell table:style-name="Tabela16.D16" office:value-type="string">
            <text:p text:style-name="P52">10</text:p>
          </table:table-cell>
          <table:table-cell table:style-name="Tabela16.E16" office:value-type="string">
            <text:p text:style-name="P51">15</text:p>
          </table:table-cell>
          <table:table-cell table:style-name="Tabela16.F14" table:formula="ooow:&lt;D14&gt;*&lt;E14&gt;" office:value-type="float" office:value="150">
            <text:p text:style-name="P73">150</text:p>
          </table:table-cell>
        </table:table-row>
        <table:table-row table:style-name="Tabela16.15">
          <table:table-cell table:style-name="Tabela16.A16" office:value-type="string">
            <text:p text:style-name="P100"><text:span text:style-name="Default_20_Paragraph_20_Font"><text:span text:style-name="T74">R1</text:span></text:span><text:span text:style-name="Default_20_Paragraph_20_Font"><text:span text:style-name="T75">4</text:span></text:span></text:p>
          </table:table-cell>
          <table:table-cell table:style-name="Tabela16.B16" office:value-type="string">
            <text:p text:style-name="P157"><text:span text:style-name="Default_20_Paragraph_20_Font"><text:span text:style-name="T74">Falta de ferramentas para controle do ciclo de desenvolvimento e manutenção de software (ferramenta de testes, repositório com versionamento, ferramenta de integração contínua, ferramenta de análise de qualidade de código).</text:span></text:span></text:p>
          </table:table-cell>
          <table:table-cell table:style-name="Tabela16.C16" office:value-type="string">
            <text:p text:style-name="P156"><text:span text:style-name="Default_20_Paragraph_20_Font"><text:span text:style-name="T74">Gestão Contratual</text:span></text:span></text:p>
          </table:table-cell>
          <table:table-cell table:style-name="Tabela16.D16" office:value-type="string">
            <text:p text:style-name="P55">5</text:p>
          </table:table-cell>
          <table:table-cell table:style-name="Tabela16.E16" office:value-type="string">
            <text:p text:style-name="P51">15</text:p>
          </table:table-cell>
          <table:table-cell table:style-name="Tabela16.F15" table:formula="ooow:&lt;D15&gt;*&lt;E15&gt;" office:value-type="float" office:value="75">
            <text:p text:style-name="P73">75</text:p>
          </table:table-cell>
        </table:table-row>
        <table:table-row table:style-name="Tabela16.16">
          <table:table-cell table:style-name="Tabela16.A16" office:value-type="string">
            <text:p text:style-name="P100"><text:span text:style-name="Default_20_Paragraph_20_Font"><text:span text:style-name="T74">R1</text:span></text:span><text:span text:style-name="Default_20_Paragraph_20_Font"><text:span text:style-name="T75">5</text:span></text:span></text:p>
          </table:table-cell>
          <table:table-cell table:style-name="Tabela16.B16" office:value-type="string">
            <text:p text:style-name="P158"><text:span text:style-name="Default_20_Paragraph_20_Font"><text:span text:style-name="T74">Expedição de demandas (solicitações de execução do objeto) além da capacidade de controle e de fiscalização.</text:span></text:span></text:p>
          </table:table-cell>
          <table:table-cell table:style-name="Tabela16.C16" office:value-type="string">
            <text:p text:style-name="P156"><text:span text:style-name="Default_20_Paragraph_20_Font"><text:span text:style-name="T74">Gestão Contratual</text:span></text:span></text:p>
          </table:table-cell>
          <table:table-cell table:style-name="Tabela16.D16" office:value-type="string">
            <text:p text:style-name="P54">15</text:p>
          </table:table-cell>
          <table:table-cell table:style-name="Tabela16.E16" office:value-type="string">
            <text:p text:style-name="P51">15</text:p>
          </table:table-cell>
          <table:table-cell table:style-name="Tabela16.F16" table:formula="ooow:&lt;D16&gt;*&lt;E16&gt;" office:value-type="float" office:value="225">
            <text:p text:style-name="P73">225</text:p>
          </table:table-cell>
        </table:table-row>
        <table:table-row table:style-name="Tabela16.17">
          <table:table-cell table:style-name="Tabela16.A17" office:value-type="string">
            <text:p text:style-name="P100"><text:span text:style-name="Default_20_Paragraph_20_Font"><text:span text:style-name="T74">R1</text:span></text:span><text:span text:style-name="Default_20_Paragraph_20_Font"><text:span text:style-name="T75">6</text:span></text:span></text:p>
          </table:table-cell>
          <table:table-cell table:style-name="Tabela16.B17" office:value-type="string">
            <text:p text:style-name="P158"><text:span text:style-name="Default_20_Paragraph_20_Font"><text:span text:style-name="T74">Qualificação técnica e operacional insuficiente dos Fiscais Técnicos do contrato.</text:span></text:span></text:p>
          </table:table-cell>
          <table:table-cell table:style-name="Tabela16.C17" office:value-type="string">
            <text:p text:style-name="P156"><text:span text:style-name="Default_20_Paragraph_20_Font"><text:span text:style-name="T74">Gestão Contratual</text:span></text:span></text:p>
          </table:table-cell>
          <table:table-cell table:style-name="Tabela16.D17" office:value-type="string">
            <text:p text:style-name="P55">5</text:p>
          </table:table-cell>
          <table:table-cell table:style-name="Tabela16.E17" office:value-type="string">
            <text:p text:style-name="P51">15</text:p>
          </table:table-cell>
          <table:table-cell table:style-name="Tabela16.F17" table:formula="ooow:&lt;D17&gt;*&lt;E17&gt;" office:value-type="float" office:value="75">
            <text:p text:style-name="P73">75</text:p>
          </table:table-cell>
        </table:table-row>
      </table:table>
      <text:p text:style-name="P12"><text:change text:change-id="ct375144968"/><text:soft-page-break/></text:p>
      <table:table table:name="Tabela25" table:style-name="Tabela25">
        <table:table-column table:style-name="Tabela25.A"/>
        <table:table-row>
          <table:table-cell table:style-name="Tabela25.A1" office:value-type="string">
            <text:p text:style-name="P89"><text:span text:style-name="T61">3</text:span> – <text:change-start text:change-id="ct375144448"/><text:span text:style-name="T96">AVALIAÇÃO E TRATAMENTO DOS </text:span><text:change-end text:change-id="ct375144448"/><text:span text:style-name="T96">RISCOS IDENTIFICADOS</text:span></text:p>
          </table:table-cell>
        </table:table-row>
      </table:table>
      <text:p text:style-name="P223">&lt;Riscos do processo de contratação (planejamento, seleção de fornecedores e gestão do contrato), <text:span text:style-name="T83">ou qualquer outro </text:span><text:change-start text:change-id="ct278333736"/><text:span text:style-name="T83">risco </text:span><text:change-end text:change-id="ct278333736"/><text:span text:style-name="T83">relevante relacionado à</text:span> solução de Tecnologia da Informação e Comunicação identificados<text:span text:style-name="T82">&gt;.</text:span><text:change-start text:change-id="ct278326144"/></text:p>
      <text:p text:style-name="P224">&lt;<text:span text:style-name="T114">Para o t</text:span>ratamento de riscos, <text:span text:style-name="T115">as seguintes opções podem ser selecionadas:</text:span> evitar, reduzir ou mitigar, transferir ou compartilhar, e aceitar ou tolerar o risco<text:span text:style-name="T115">&gt;.</text:span></text:p>
      <text:p text:style-name="P13"><text:change-end text:change-id="ct278326144"/><text:change text:change-id="ct278331760"/>&lt;A seguir são apresentados alguns riscos meramente exemplificativos&gt;.</text:p>
      <text:p text:style-name="P95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row>
          <table:table-cell table:style-name="Tabela12.A1" table:number-rows-spanned="13" office:value-type="string">
            <text:p text:style-name="P161"><text:span text:style-name="Default_20_Paragraph_20_Font"><text:span text:style-name="T76">Risco 0</text:span></text:span><text:span text:style-name="Default_20_Paragraph_20_Font"><text:span text:style-name="T77">8</text:span></text:span></text:p>
          </table:table-cell>
          <table:table-cell table:style-name="Tabela12.A1" table:number-columns-spanned="2" office:value-type="string">
            <text:p text:style-name="P162"><text:span text:style-name="Default_20_Paragraph_20_Font"><text:span text:style-name="T78">Risco:</text:span></text:span></text:p>
          </table:table-cell>
          <table:covered-table-cell/>
          <table:table-cell table:style-name="Tabela12.D1" table:number-columns-spanned="2" office:value-type="string">
            <text:p text:style-name="P160">Atraso ou suspensão no processo licitatório em face de impugnações.</text:p>
          </table:table-cell>
          <table:covered-table-cell/>
        </table:table-row>
        <table:table-row>
          <table:covered-table-cell/>
          <table:table-cell table:style-name="Tabela12.A1" table:number-columns-spanned="2" office:value-type="string">
            <text:p text:style-name="P163"><text:span text:style-name="Default_20_Paragraph_20_Font"><text:span text:style-name="T78">Probabilidade:</text:span></text:span></text:p>
          </table:table-cell>
          <table:covered-table-cell/>
          <table:table-cell table:style-name="Tabela12.D2" table:number-columns-spanned="2" office:value-type="string">
            <text:p text:style-name="P160">Alta</text:p>
          </table:table-cell>
          <table:covered-table-cell/>
        </table:table-row>
        <table:table-row>
          <table:covered-table-cell/>
          <table:table-cell table:style-name="Tabela12.A1" table:number-columns-spanned="2" office:value-type="string">
            <text:p text:style-name="P162"><text:span text:style-name="Default_20_Paragraph_20_Font"><text:span text:style-name="T78">Impacto:</text:span></text:span></text:p>
          </table:table-cell>
          <table:covered-table-cell/>
          <table:table-cell table:style-name="Tabela12.D3" table:number-columns-spanned="2" office:value-type="string">
            <text:p text:style-name="P160">Médio</text:p>
          </table:table-cell>
          <table:covered-table-cell/>
        </table:table-row>
        <table:table-row>
          <table:covered-table-cell/>
          <table:table-cell table:style-name="Tabela12.B4" table:number-columns-spanned="2" office:value-type="string">
            <text:p text:style-name="P162"><text:span text:style-name="Default_20_Paragraph_20_Font"><text:span text:style-name="T78">Dano 1:</text:span></text:span></text:p>
          </table:table-cell>
          <table:covered-table-cell/>
          <table:table-cell table:style-name="Tabela12.D4" table:number-columns-spanned="2" office:value-type="string">
            <text:p text:style-name="P159">Atraso na contratação e consequente indisponibilidade de sistemas por falta de manutenção em funcionalidades, acarretando a insatisfação e prejuízos aos usuários dos sistemas.</text:p>
          </table:table-cell>
          <table:covered-table-cell/>
        </table:table-row>
        <table:table-row>
          <table:covered-table-cell/>
          <table:table-cell table:style-name="Tabela12.B5" table:number-columns-spanned="2" office:value-type="string">
            <text:p text:style-name="P210"><text:change-start text:change-id="ct278320320"/><text:span text:style-name="Default_20_Paragraph_20_Font"><text:span text:style-name="T78">Tratamento:</text:span></text:span><text:change-end text:change-id="ct278320320"/></text:p>
          </table:table-cell>
          <table:covered-table-cell/>
          <table:table-cell table:style-name="Tabela12.D5" table:number-columns-spanned="2" office:value-type="string">
            <text:p text:style-name="P209"><text:change-start text:change-id="ct278331552"/>Mitigar.<text:change-end text:change-id="ct278331552"/></text:p>
          </table:table-cell>
          <table:covered-table-cell/>
        </table:table-row>
        <table:table-row>
          <table:covered-table-cell/>
          <table:table-cell table:style-name="Tabela12.A1" office:value-type="string">
            <text:p text:style-name="P173"><text:span text:style-name="Default_20_Paragraph_20_Font"><text:span text:style-name="T76">Id</text:span></text:span></text:p>
          </table:table-cell>
          <table:table-cell table:style-name="Tabela12.A1" table:number-columns-spanned="2" office:value-type="string">
            <text:p text:style-name="P101"><text:span text:style-name="Default_20_Paragraph_20_Font"><text:span text:style-name="T76">Ação Preventiva</text:span></text:span></text:p>
          </table:table-cell>
          <table:covered-table-cell/>
          <table:table-cell table:style-name="Tabela12.A1" office:value-type="string">
            <text:p text:style-name="P175"><text:span text:style-name="Default_20_Paragraph_20_Font"><text:span text:style-name="T76">Responsável</text:span></text:span></text:p>
          </table:table-cell>
        </table:table-row>
        <table:table-row>
          <table:covered-table-cell/>
          <table:table-cell table:style-name="Tabela12.B7" office:value-type="string">
            <text:p text:style-name="P177">1</text:p>
          </table:table-cell>
          <table:table-cell table:style-name="Tabela12.C7" table:number-columns-spanned="2" office:value-type="string">
            <text:p text:style-name="P159">Elaboração do planejamento da contratação consultando soluções similares em outros órgãos.</text:p>
          </table:table-cell>
          <table:covered-table-cell/>
          <table:table-cell table:style-name="Tabela12.E7" office:value-type="string">
            <text:p text:style-name="P180">Equipe de</text:p>
            <text:p text:style-name="P181">Planejamento da Contratação</text:p>
          </table:table-cell>
        </table:table-row>
        <table:table-row>
          <table:covered-table-cell/>
          <table:table-cell table:style-name="Tabela12.B8" office:value-type="string">
            <text:p text:style-name="P177">2</text:p>
          </table:table-cell>
          <table:table-cell table:style-name="Tabela12.C8" table:number-columns-spanned="2" office:value-type="string">
            <text:p text:style-name="P159">Definição dos critérios de seleção de fornecedores com respaldo na jurisprudência dos órgãos de controle.</text:p>
          </table:table-cell>
          <table:covered-table-cell/>
          <table:table-cell table:style-name="Tabela12.E8" office:value-type="string">
            <text:p text:style-name="P180">Equipe de</text:p>
            <text:p text:style-name="P181">Planejamento da Contratação</text:p>
          </table:table-cell>
        </table:table-row>
        <table:table-row>
          <table:covered-table-cell/>
          <table:table-cell table:style-name="Tabela12.B9" office:value-type="string">
            <text:p text:style-name="P177">3</text:p>
          </table:table-cell>
          <table:table-cell table:style-name="Tabela12.C9" table:number-columns-spanned="2" office:value-type="string">
            <text:p text:style-name="P160">Verificação do teor de impugnações e recursos em contrações similares.</text:p>
          </table:table-cell>
          <table:covered-table-cell/>
          <table:table-cell table:style-name="Tabela12.E9" office:value-type="string">
            <text:p text:style-name="P182">Equipe de</text:p>
            <text:p text:style-name="P183">Planejamento da Contratação</text:p>
          </table:table-cell>
        </table:table-row>
        <table:table-row>
          <table:covered-table-cell/>
          <table:table-cell table:style-name="Tabela12.B10" office:value-type="string">
            <text:p text:style-name="P177">4</text:p>
          </table:table-cell>
          <table:table-cell table:style-name="Tabela12.C10" table:number-columns-spanned="2" office:value-type="string">
            <text:p text:style-name="P160">Estrita observância às recomendações da área jurídica do <text:span text:style-name="T90">órgão/entidade</text:span>.</text:p>
          </table:table-cell>
          <table:covered-table-cell/>
          <table:table-cell table:style-name="Tabela12.E10" office:value-type="string">
            <text:p text:style-name="P182">Equipe de</text:p>
            <text:p text:style-name="P183">Planejamento da Contratação</text:p>
          </table:table-cell>
        </table:table-row>
        <table:table-row>
          <table:covered-table-cell/>
          <table:table-cell table:style-name="Tabela12.B11" office:value-type="string">
            <text:p text:style-name="P173"><text:span text:style-name="Default_20_Paragraph_20_Font"><text:span text:style-name="T76">Id</text:span></text:span></text:p>
          </table:table-cell>
          <table:table-cell table:style-name="Tabela12.C11" table:number-columns-spanned="2" office:value-type="string">
            <text:p text:style-name="P185"><text:span text:style-name="Default_20_Paragraph_20_Font"><text:span text:style-name="T76">Ação de Contingência</text:span></text:span></text:p>
          </table:table-cell>
          <table:covered-table-cell/>
          <table:table-cell table:style-name="Tabela12.E11" office:value-type="string">
            <text:p text:style-name="P175"><text:span text:style-name="Default_20_Paragraph_20_Font"><text:span text:style-name="T76">Responsável</text:span></text:span></text:p>
          </table:table-cell>
        </table:table-row>
        <table:table-row>
          <table:covered-table-cell/>
          <table:table-cell table:style-name="Tabela12.B12" office:value-type="string">
            <text:p text:style-name="P177">1</text:p>
          </table:table-cell>
          <table:table-cell table:style-name="Tabela12.C12" table:number-columns-spanned="2" office:value-type="string">
            <text:p text:style-name="P159">Alocação integral da Equipe de Planejamento da Contratação na resposta e mitigação das causas que originaram a suspensão do processo licitatório.</text:p>
          </table:table-cell>
          <table:covered-table-cell/>
          <table:table-cell table:style-name="Tabela12.E12" office:value-type="string">
            <text:p text:style-name="P99">XXXXX</text:p>
          </table:table-cell>
        </table:table-row>
        <table:table-row>
          <table:covered-table-cell/>
          <table:table-cell table:style-name="Tabela12.B13" office:value-type="string">
            <text:p text:style-name="P177">2</text:p>
          </table:table-cell>
          <table:table-cell table:style-name="Tabela12.C13" table:number-columns-spanned="2" office:value-type="string">
            <text:p text:style-name="P160">Mitigação e eliminação das causas que obstruem o processo licitatório.</text:p>
          </table:table-cell>
          <table:covered-table-cell/>
          <table:table-cell table:style-name="Tabela12.E13" office:value-type="string">
            <text:p text:style-name="P99">XXXXX</text:p>
          </table:table-cell>
        </table:table-row>
      </table:table>
      <text:p text:style-name="P123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ext:soft-page-break/>
        <table:table-row>
          <table:table-cell table:style-name="Tabela6.A1" table:number-rows-spanned="12" office:value-type="string">
            <text:p text:style-name="P161"><text:span text:style-name="Default_20_Paragraph_20_Font"><text:span text:style-name="T76">Risco 1</text:span></text:span><text:span text:style-name="Default_20_Paragraph_20_Font"><text:span text:style-name="T77">5</text:span></text:span></text:p>
          </table:table-cell>
          <table:table-cell table:style-name="Tabela6.B1" table:number-columns-spanned="2" office:value-type="string">
            <text:p text:style-name="P162"><text:span text:style-name="Default_20_Paragraph_20_Font"><text:span text:style-name="T76">Risco:</text:span></text:span></text:p>
          </table:table-cell>
          <table:covered-table-cell/>
          <table:table-cell table:style-name="Tabela6.D1" table:number-columns-spanned="2" office:value-type="string">
            <text:p text:style-name="P159">Expedição de demandas (solicitações de execução do objeto) além da capacidade de controle e de fiscalização.</text:p>
          </table:table-cell>
          <table:covered-table-cell/>
        </table:table-row>
        <table:table-row>
          <table:covered-table-cell/>
          <table:table-cell table:style-name="Tabela6.A1" table:number-columns-spanned="2" office:value-type="string">
            <text:p text:style-name="P163"><text:span text:style-name="Default_20_Paragraph_20_Font"><text:span text:style-name="T76">Probabilidade:</text:span></text:span></text:p>
          </table:table-cell>
          <table:covered-table-cell/>
          <table:table-cell table:style-name="Tabela6.D2" table:number-columns-spanned="2" office:value-type="string">
            <text:p text:style-name="P160">Alta</text:p>
          </table:table-cell>
          <table:covered-table-cell/>
        </table:table-row>
        <table:table-row>
          <table:covered-table-cell/>
          <table:table-cell table:style-name="Tabela6.A1" table:number-columns-spanned="2" office:value-type="string">
            <text:p text:style-name="P162"><text:span text:style-name="Default_20_Paragraph_20_Font"><text:span text:style-name="T76">Impacto:</text:span></text:span></text:p>
          </table:table-cell>
          <table:covered-table-cell/>
          <table:table-cell table:style-name="Tabela6.D3" table:number-columns-spanned="2" office:value-type="string">
            <text:p text:style-name="P160">Alto</text:p>
          </table:table-cell>
          <table:covered-table-cell/>
        </table:table-row>
        <table:table-row>
          <table:covered-table-cell/>
          <table:table-cell table:style-name="Tabela6.A1" table:number-columns-spanned="2" office:value-type="string">
            <text:p text:style-name="P162"><text:span text:style-name="Default_20_Paragraph_20_Font"><text:span text:style-name="T76">Dano 1:</text:span></text:span></text:p>
          </table:table-cell>
          <table:covered-table-cell/>
          <table:table-cell table:style-name="Tabela6.D4" table:number-columns-spanned="2" office:value-type="string">
            <text:p text:style-name="P160">Sobrecarga de trabalho para os fiscais do contrato.</text:p>
          </table:table-cell>
          <table:covered-table-cell/>
        </table:table-row>
        <table:table-row>
          <table:covered-table-cell/>
          <table:table-cell table:style-name="Tabela6.B1" table:number-columns-spanned="2" office:value-type="string">
            <text:p text:style-name="P162"><text:span text:style-name="Default_20_Paragraph_20_Font"><text:span text:style-name="T76">Dano 2:</text:span></text:span></text:p>
          </table:table-cell>
          <table:covered-table-cell/>
          <table:table-cell table:style-name="Tabela6.D5" table:number-columns-spanned="2" office:value-type="string">
            <text:p text:style-name="P171">Fragilidades na gestão e fiscalização contratual, que geraram atestes errados dos resultados entregues e risco de pagamentos indevidos à empresa.</text:p>
          </table:table-cell>
          <table:covered-table-cell/>
        </table:table-row>
        <table:table-row>
          <table:covered-table-cell/>
          <table:table-cell table:style-name="Tabela6.B1" table:number-columns-spanned="2" office:value-type="string">
            <text:p text:style-name="P162"><text:span text:style-name="Default_20_Paragraph_20_Font"><text:span text:style-name="T76">Dano 3:</text:span></text:span></text:p>
          </table:table-cell>
          <table:covered-table-cell/>
          <table:table-cell table:style-name="Tabela6.D6" table:number-columns-spanned="2" office:value-type="string">
            <text:p text:style-name="P159">Falta de atendimento ou atraso no atendimento das demandas de desenvolvimento e manutenção de sistemas e portais.</text:p>
          </table:table-cell>
          <table:covered-table-cell/>
        </table:table-row>
        <table:table-row>
          <table:covered-table-cell/>
          <table:table-cell table:style-name="Tabela6.B1" table:number-columns-spanned="2" office:value-type="string">
            <text:p text:style-name="P162"><text:span text:style-name="Default_20_Paragraph_20_Font"><text:span text:style-name="T76">Dano 4:</text:span></text:span></text:p>
          </table:table-cell>
          <table:covered-table-cell/>
          <table:table-cell table:style-name="Tabela6.D7" table:number-columns-spanned="2" office:value-type="string">
            <text:p text:style-name="P159">Execução de projetos de sistemas (novos e manutenção) e portais sem acompanhamento da área de TI<text:span text:style-name="T91">C</text:span> ou com acompanhamento por pessoal sem a qualificação adequada, acarretando má qualidade nos produtos e documentação entregues.</text:p>
          </table:table-cell>
          <table:covered-table-cell/>
        </table:table-row>
        <table:table-row>
          <table:covered-table-cell/>
          <table:table-cell table:style-name="Tabela6.B1" table:number-columns-spanned="2" office:value-type="string">
            <text:p text:style-name="P162"><text:span text:style-name="Default_20_Paragraph_20_Font"><text:span text:style-name="T76">Dano 5:</text:span></text:span></text:p>
          </table:table-cell>
          <table:covered-table-cell/>
          <table:table-cell table:style-name="Tabela6.D8" table:number-columns-spanned="2" office:value-type="string">
            <text:p text:style-name="P172">Fragilidade do processo de gestão de requisitos.</text:p>
          </table:table-cell>
          <table:covered-table-cell/>
        </table:table-row>
        <table:table-row>
          <table:covered-table-cell/>
          <table:table-cell table:style-name="Tabela6.B1" table:number-columns-spanned="2" office:value-type="string">
            <text:p text:style-name="P162"><text:span text:style-name="Default_20_Paragraph_20_Font"><text:span text:style-name="T76">Dano 6:</text:span></text:span></text:p>
          </table:table-cell>
          <table:covered-table-cell/>
          <table:table-cell table:style-name="Tabela6.D9" table:number-columns-spanned="2" office:value-type="string">
            <text:p text:style-name="P14">Inconformidade com o item 10 da Portaria <text:change-start text:change-id="ct375146944"/>STI/MP <text:change-end text:change-id="ct375146944"/>nº 20<text:change-start text:change-id="ct375143824"/>, <text:change-end text:change-id="ct375143824"/><text:change text:change-id="ct375145280"/><text:change-start text:change-id="ct375143928"/><text:span text:style-name="T104">de </text:span><text:change-end text:change-id="ct375143928"/>2016<text:change text:change-id="ct375145488"/>, que consta: “O órgão deve avaliar, durante a fase de Planejamento da Contratação, se dispõe de servidores em quantidade e capacidade suficientes para a fiscalização de todos os controles, acompanhamento processual e demais atividades necessárias à aferição das exigências contratuais. Caso não haja servidores suficientes, o órgão deve abster-se de contratar.”</text:p>
          </table:table-cell>
          <table:covered-table-cell/>
        </table:table-row>
        <table:table-row>
          <table:covered-table-cell/>
          <table:table-cell table:style-name="Tabela6.B10" table:number-columns-spanned="2" office:value-type="string">
            <text:p text:style-name="P210"><text:change-start text:change-id="ct278333320"/><text:span text:style-name="Default_20_Paragraph_20_Font"><text:span text:style-name="T78">Tratamento:</text:span></text:span><text:change-end text:change-id="ct278333320"/></text:p>
          </table:table-cell>
          <table:covered-table-cell/>
          <table:table-cell table:style-name="Tabela6.D10" table:number-columns-spanned="2" office:value-type="string">
            <text:p text:style-name="P209"><text:change-start text:change-id="ct278333008"/>Mitigar.<text:change-end text:change-id="ct278333008"/></text:p>
          </table:table-cell>
          <table:covered-table-cell/>
        </table:table-row>
        <table:table-row>
          <table:covered-table-cell/>
          <table:table-cell table:style-name="Tabela6.A1" office:value-type="string">
            <text:p text:style-name="P173"><text:span text:style-name="Default_20_Paragraph_20_Font"><text:span text:style-name="T76">Id</text:span></text:span></text:p>
          </table:table-cell>
          <table:table-cell table:style-name="Tabela6.A1" table:number-columns-spanned="2" office:value-type="string">
            <text:p text:style-name="P174"><text:span text:style-name="Default_20_Paragraph_20_Font"><text:span text:style-name="T76">Ação Preventiva</text:span></text:span></text:p>
          </table:table-cell>
          <table:covered-table-cell/>
          <table:table-cell table:style-name="Tabela6.A1" office:value-type="string">
            <text:p text:style-name="P175"><text:span text:style-name="Default_20_Paragraph_20_Font"><text:span text:style-name="T76">Responsável</text:span></text:span></text:p>
          </table:table-cell>
        </table:table-row>
        <table:table-row>
          <table:covered-table-cell/>
          <table:table-cell table:style-name="Tabela6.B12" office:value-type="string">
            <text:p text:style-name="P177">1</text:p>
          </table:table-cell>
          <table:table-cell table:style-name="Tabela6.C12" table:number-columns-spanned="2" office:value-type="string">
            <text:p text:style-name="P178">Providenciar capacitação <text:span text:style-name="T92">em métricas de software para </text:span>servidores do órgão/entidade que atuam como fiscais de contrato<text:span text:style-name="T92">.</text:span></text:p>
          </table:table-cell>
          <table:covered-table-cell/>
          <table:table-cell table:style-name="Tabela6.E12" office:value-type="string">
            <text:p text:style-name="P179">Chefia da CGTI</text:p>
          </table:table-cell>
        </table:table-row>
        <table:table-row>
          <table:table-cell table:style-name="Tabela6.A14" table:number-rows-spanned="3" office:value-type="string">
            <text:p text:style-name="P127"/>
          </table:table-cell>
          <table:table-cell table:style-name="Tabela6.B13" office:value-type="string">
            <text:p text:style-name="P176">2</text:p>
          </table:table-cell>
          <table:table-cell table:style-name="Tabela6.C13" table:number-columns-spanned="2" office:value-type="string">
            <text:p text:style-name="P160">Priorizar as demandas de software a serem desenvolvidas.</text:p>
            <text:p text:style-name="P14">(Referência: <text:change text:change-id="ct375143720"/><text:change-start text:change-id="ct375141328"/>Portaria STI/MP nº 20/2016<text:change-end text:change-id="ct375141328"/>, item 19.1 – O Comitê de Governança Digital é responsável pela validação e priorização de cada software a ser desenvolvido e deve deliberar e decidir sobre sua viabilidade e desenvolvimento antes de sua contratação ou antes que a demanda seja enviada à empresa contratada por meio de O<text:change-start text:change-id="ct264750304"/><text:span text:style-name="T6">S</text:span><text:change-end text:change-id="ct264750304"/><text:change text:change-id="ct264740320"/>).</text:p>
          </table:table-cell>
          <table:covered-table-cell/>
          <table:table-cell table:style-name="Tabela6.E13" office:value-type="string">
            <text:p text:style-name="P15"><text:change text:change-id="ct375143408"/><text:change-start text:change-id="ct375145592"/>Comitê de Governança Digital<text:change-end text:change-id="ct375145592"/><text:change-start text:change-id="ct264749472"/> <text:span text:style-name="T6">(CGD)</text:span><text:change-end text:change-id="ct264749472"/></text:p>
          </table:table-cell>
        </table:table-row>
        <table:table-row>
          <table:covered-table-cell/>
          <table:table-cell table:style-name="Tabela6.B14" office:value-type="string">
            <text:p text:style-name="P173"><text:span text:style-name="Default_20_Paragraph_20_Font"><text:span text:style-name="T76">Id</text:span></text:span></text:p>
          </table:table-cell>
          <table:table-cell table:style-name="Tabela6.C14" table:number-columns-spanned="2" office:value-type="string">
            <text:p text:style-name="P186"><text:span text:style-name="Default_20_Paragraph_20_Font"><text:span text:style-name="T76">Ação de Contingência</text:span></text:span></text:p>
          </table:table-cell>
          <table:covered-table-cell/>
          <table:table-cell table:style-name="Tabela6.E14" office:value-type="string">
            <text:p text:style-name="P175"><text:span text:style-name="Default_20_Paragraph_20_Font"><text:span text:style-name="T76">Responsável</text:span></text:span></text:p>
          </table:table-cell>
        </table:table-row>
        <table:table-row>
          <table:covered-table-cell/>
          <table:table-cell table:style-name="Tabela6.B15" office:value-type="string">
            <text:p text:style-name="P177">1</text:p>
          </table:table-cell>
          <table:table-cell table:style-name="Tabela6.C15" table:number-columns-spanned="2" office:value-type="string">
            <text:p text:style-name="P160">Redução da emissão de Ordens de Serviço.</text:p>
          </table:table-cell>
          <table:covered-table-cell/>
          <table:table-cell table:style-name="Tabela6.E15" office:value-type="string">
            <text:p text:style-name="P16"><text:change text:change-id="ct375141016"/><text:change-start text:change-id="ct264751136"/><text:span text:style-name="T97">Comitê de Gov. Digital</text:span><text:change-end text:change-id="ct264751136"/> e <text:change text:change-id="ct278321048"/>CGTI</text:p>
          </table:table-cell>
        </table:table-row>
        <text:soft-page-break/>
        <table:table-row>
          <table:table-cell table:style-name="Tabela6.A16" office:value-type="string">
            <text:p text:style-name="P160"/>
          </table:table-cell>
          <table:table-cell table:style-name="Tabela6.B16" office:value-type="string">
            <text:p text:style-name="P177">2</text:p>
          </table:table-cell>
          <table:table-cell table:style-name="Tabela6.C16" table:number-columns-spanned="2" office:value-type="string">
            <text:p text:style-name="P159">Implantação de controles internos, como <text:span text:style-name="T92">a realização de</text:span> estudo da capacidade de execução de demandas de fábrica de software pela área de TI, a fim de compatibilizar as demandas de serviços à fábrica de software com a força de trabalho disponível para gerenciar e validar adequadamente os serviços entregues.</text:p>
          </table:table-cell>
          <table:covered-table-cell/>
          <table:table-cell table:style-name="Tabela6.E16" office:value-type="string">
            <text:p text:style-name="P16"><text:change text:change-id="ct375140808"/><text:change-start text:change-id="ct375146528"/><text:span text:style-name="T97">Comitê de Governança Digital</text:span><text:change-end text:change-id="ct375146528"/> e Chefia da</text:p>
            <text:p text:style-name="P184">CGTI</text:p>
          </table:table-cell>
        </table:table-row>
      </table:table>
      <text:p text:style-name="P17"><text:change text:change-id="ct264751656"/>&lt;Inclusão de outros riscos e sua análise&gt;.</text:p>
      <text:p text:style-name="P17"/>
      <text:p text:style-name="P19"><text:change text:change-id="ct264751240"/></text:p>
      <table:table table:name="Tabela8" table:style-name="Tabela8">
        <table:table-column table:style-name="Tabela8.A"/>
        <table:table-row>
          <table:table-cell table:style-name="Tabela8.A1" office:value-type="string">
            <text:p text:style-name="P90"><text:span text:style-name="T88">4</text:span> – <text:span text:style-name="T88">ACOMPANHAMENTO DAS AÇÕES DE TRATAMENTO DE RISCOS</text:span></text:p>
          </table:table-cell>
        </table:table-row>
      </table:table>
      <text:p text:style-name="P20">&lt;Espaço para registro e acompanhamento das ações de tratamento dos riscos, que poderá conter eventos relevantes relacionados ao gerenciamento de riscos<text:change-start text:change-id="ct278325104"/>, <text:span text:style-name="T113">conforme exemplo abaixo</text:span><text:change-end text:change-id="ct278325104"/>&gt;.<text:change text:change-id="ct264741776"/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76">Data</text:p>
          </table:table-cell>
          <table:table-cell table:style-name="Tabela3.A1" office:value-type="string">
            <text:p text:style-name="P76"><text:span text:style-name="T89">Id. </text:span>Risco</text:p>
          </table:table-cell>
          <table:table-cell table:style-name="Tabela3.A1" office:value-type="string">
            <text:p text:style-name="P77">Id. Ação</text:p>
          </table:table-cell>
          <table:table-cell table:style-name="Tabela3.D1" office:value-type="string">
            <text:p text:style-name="P22">Registro <text:span text:style-name="T7">e acompanhamento das ações de tratamento dos riscos</text:span><text:change text:change-id="ct278331968"/></text:p>
          </table:table-cell>
        </table:table-row>
        <table:table-row table:style-name="Tabela3.2">
          <table:table-cell table:style-name="Tabela3.A2" office:value-type="string">
            <text:p text:style-name="P121">XX/XX/2019</text:p>
          </table:table-cell>
          <table:table-cell table:style-name="Tabela3.B4" office:value-type="string">
            <text:p text:style-name="P32">R15</text:p>
          </table:table-cell>
          <table:table-cell table:style-name="Tabela3.C4" office:value-type="string">
            <text:p text:style-name="P32">P2</text:p>
          </table:table-cell>
          <table:table-cell table:style-name="Tabela3.D2" office:value-type="string">
            <text:p text:style-name="P23">O <text:change text:change-id="ct375146320"/><text:change-start text:change-id="ct375142056"/><text:span text:style-name="T98">Comitê de Governança Digital</text:span><text:change-end text:change-id="ct375142056"/> se reuniu em XX/XX/2019 e deliberou quanto à lista dos sistemas prioritários a terem suas demandas executadas pela empresa de desenvolvimento de software.</text:p>
          </table:table-cell>
        </table:table-row>
        <table:table-row table:style-name="Tabela3.2">
          <table:table-cell table:style-name="Tabela3.A3" office:value-type="string">
            <text:p text:style-name="P111"/>
          </table:table-cell>
          <table:table-cell table:style-name="Tabela3.B4" office:value-type="string">
            <text:p text:style-name="P66"/>
          </table:table-cell>
          <table:table-cell table:style-name="Tabela3.C4" office:value-type="string">
            <text:p text:style-name="P70"/>
          </table:table-cell>
          <table:table-cell table:style-name="Tabela3.D3" office:value-type="string">
            <text:p text:style-name="P68"/>
          </table:table-cell>
        </table:table-row>
        <table:table-row table:style-name="Tabela3.2">
          <table:table-cell table:style-name="Tabela3.A4" office:value-type="string">
            <text:p text:style-name="P122"/>
          </table:table-cell>
          <table:table-cell table:style-name="Tabela3.B4" office:value-type="string">
            <text:p text:style-name="P66"/>
          </table:table-cell>
          <table:table-cell table:style-name="Tabela3.C4" office:value-type="string">
            <text:p text:style-name="P72"/>
          </table:table-cell>
          <table:table-cell table:style-name="Tabela3.D4" office:value-type="string">
            <text:p text:style-name="P70"/>
          </table:table-cell>
        </table:table-row>
      </table:table>
      <text:p text:style-name="P25"><text:change text:change-id="ct264738760"/>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90"><text:span text:style-name="T88">5 </text:span>– <text:span text:style-name="T72">APROVAÇÃO E ASSINATURA</text:span></text:p>
          </table:table-cell>
        </table:table-row>
      </table:table>
      <text:p text:style-name="P26">Conforme <text:span text:style-name="T8">§ </text:span>5<text:span text:style-name="T8">º do </text:span>a<text:span text:style-name="T8">rt. </text:span>38<text:span text:style-name="T8"> da IN SGD/ME nº </text:span><text:change text:change-id="ct375144032"/><text:span text:style-name="T8">1</text:span><text:change-start text:change-id="ct375140704"/><text:span text:style-name="T8">, de</text:span><text:change-end text:change-id="ct375140704"/><text:change text:change-id="ct375144240"/><text:change-start text:change-id="ct375141952"/><text:span text:style-name="T8"> </text:span><text:change-end text:change-id="ct375141952"/><text:span text:style-name="T8">2019, </text:span>o Mapa de Gerenciamento de Riscos deve ser assinado pela Equipe de Planejamento da Contratação, nas fases de Planejamento da Contratação e de Seleção de Fornecedores, e pela Equipe de Fiscalização do Contrato, na fase de Gestão do Contrato.</text:p>
      <text:p text:style-name="P105">&lt;Para as fases de Planejamento da Contratação e de Seleção de Fornecedores:</text:p>
      <text:p text:style-name="P27">A Equipe de Planejamento da Contratação foi instituída pela Portaria nº <text:span text:style-name="T83">XXX</text:span>, de <text:span text:style-name="T80">&lt;dia&gt; de &lt;mês&gt; de &lt;ano&gt; </text:span><text:span text:style-name="T85">(ou outro instrumento equivalente de formalização)</text:span><text:span text:style-name="T86">&gt;</text:span><text:span text:style-name="T9">.</text:span><text:change text:change-id="ct264742088"/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135"/>
            <text:p text:style-name="P135">____________________</text:p>
            <text:p text:style-name="P135">Integrante</text:p>
            <text:p text:style-name="P135">Requisitante</text:p>
            <text:p text:style-name="P140">&lt;Nome&gt;</text:p>
            <text:p text:style-name="P140">&lt;Cargo&gt;</text:p>
            <text:p text:style-name="P144"><text:s/><text:span text:style-name="T71">&lt;Matrícula&gt;</text:span></text:p>
          </table:table-cell>
          <table:table-cell table:style-name="Tabela4.A1" office:value-type="string">
            <text:p text:style-name="P135"/>
            <text:p text:style-name="P135">____________________</text:p>
            <text:p text:style-name="P135">Integrante</text:p>
            <text:p text:style-name="P137">Técnico</text:p>
            <text:p text:style-name="P140">&lt;Nome&gt;</text:p>
            <text:p text:style-name="P140">&lt;Cargo&gt;</text:p>
            <text:p text:style-name="P142"><text:s/><text:span text:style-name="T34">&lt;Matrícula&gt;</text:span></text:p>
          </table:table-cell>
          <table:table-cell table:style-name="Tabela4.C1" office:value-type="string">
            <text:p text:style-name="P135"/>
            <text:p text:style-name="P135">____________________</text:p>
            <text:p text:style-name="P135">Integrante</text:p>
            <text:p text:style-name="P135">Administrativo</text:p>
            <text:p text:style-name="P140">&lt;Nome&gt;</text:p>
            <text:p text:style-name="P140">&lt;Cargo&gt;</text:p>
            <text:p text:style-name="P142"><text:s/><text:span text:style-name="T34">&lt;Matrícula&gt;</text:span></text:p>
          </table:table-cell>
        </table:table-row>
      </table:table>
      <text:p text:style-name="P168">&lt;Local&gt;<text:span text:style-name="T81">,</text:span> &lt;dia&gt; <text:span text:style-name="T81">de</text:span> &lt;mês&gt; <text:span text:style-name="T81">de</text:span> &lt;ano&gt;</text:p>
      <text:p text:style-name="P168"><text:soft-page-break/></text:p>
      <text:p text:style-name="P28"><text:change text:change-id="ct310340528"/>&lt;Para a fase de Gestão do Contrato<text:change text:change-id="ct310345104"/><text:change text:change-id="ct310340736"/>s:</text:p>
      <text:p text:style-name="P188"><text:span text:style-name="T9">A Equipe de </text:span><text:span text:style-name="T87">Fiscalização do Contrato</text:span><text:span text:style-name="T9"> foi instituída pela Portaria nº </text:span><text:span text:style-name="T86">XXX</text:span><text:span text:style-name="T9">, de &lt;dia&gt; de &lt;mês&gt; de &lt;ano&gt; </text:span><text:span text:style-name="T85">(ou outro instrumento equivalente de formalização)</text:span><text:span text:style-name="T86">&gt;</text:span><text:span text:style-name="T9">.</text:span></text:p>
      <text:p text:style-name="P104"/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135"/>
            <text:p text:style-name="P135">____________________</text:p>
            <text:p text:style-name="P138">Fiscal</text:p>
            <text:p text:style-name="P135">Requisitante</text:p>
            <text:p text:style-name="P140">&lt;Nome&gt;</text:p>
            <text:p text:style-name="P140">&lt;Cargo&gt;</text:p>
            <text:p text:style-name="P144"><text:s/><text:span text:style-name="T71">&lt;Matrícula&gt;</text:span></text:p>
          </table:table-cell>
          <table:table-cell table:style-name="Tabela5.A1" office:value-type="string">
            <text:p text:style-name="P135"/>
            <text:p text:style-name="P135">____________________</text:p>
            <text:p text:style-name="P138">Fiscal</text:p>
            <text:p text:style-name="P137">Técnico</text:p>
            <text:p text:style-name="P140">&lt;Nome&gt;</text:p>
            <text:p text:style-name="P140">&lt;Cargo&gt;</text:p>
            <text:p text:style-name="P142"><text:s/><text:span text:style-name="T34">&lt;Matrícula&gt;</text:span></text:p>
          </table:table-cell>
          <table:table-cell table:style-name="Tabela5.C1" office:value-type="string">
            <text:p text:style-name="P135"/>
            <text:p text:style-name="P135">____________________</text:p>
            <text:p text:style-name="P138">Fiscal</text:p>
            <text:p text:style-name="P135">Administrativo</text:p>
            <text:p text:style-name="P140">&lt;Nome&gt;</text:p>
            <text:p text:style-name="P140">&lt;Cargo&gt;</text:p>
            <text:p text:style-name="P142"><text:s/><text:span text:style-name="T34">&lt;Matrícula&gt;</text:span></text:p>
          </table:table-cell>
        </table:table-row>
      </table:table>
      <text:p text:style-name="P169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70"/>
            <text:p text:style-name="P136">____________________</text:p>
            <text:p text:style-name="P139">Gestor do Contrato</text:p>
            <text:p text:style-name="P141">&lt;Nome&gt;</text:p>
            <text:p text:style-name="P141">&lt;Cargo&gt;</text:p>
            <text:p text:style-name="P143"><text:span text:style-name="T95"><text:s/></text:span><text:span text:style-name="T34">&lt;Matrícula&gt;</text:span></text:p>
          </table:table-cell>
        </table:table-row>
      </table:table>
      <text:p text:style-name="P202"><text:span text:style-name="T94">Local</text:span>, <text:span text:style-name="T69">&lt;dia&gt; </text:span>de <text:span text:style-name="T69">&lt;mês&gt;</text:span> de <text:span text:style-name="T69">&lt;ano&gt;</text:span>.<text:change-start text:change-id="ct264751552"/></text:p>
      <text:p text:style-name="P197"/>
      <text:p text:style-name="P198"><text:change-end text:change-id="ct26475155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Mangal" svg:font-family="Mangal"/>
    <style:font-face style:name="Times New Roman1" svg:font-family="'Times New Roman', serif"/>
    <style:font-face style:name="Arial1" svg:font-family="Arial" style:font-family-generic="swiss"/>
    <style:font-face style:name="MS Mincho1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loext:contextual-spacing="false"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778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top="0cm" fo:margin-bottom="0cm" style:contextual-spacing="false" fo:line-height="100%" fo:orphans="0" fo:widows="0" fo:hyphenation-ladder-count="no-limit" style:vertical-align="baseline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hi" style:country-complex="IN" fo:hyphenate="false"/>
    </style:style>
    <style:style style:name="Normal" style:family="paragraph">
      <style:paragraph-properties loext:contextual-spacing="false" fo:margin-top="0cm" fo:margin-bottom="0cm" style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hi" style:country-asian="IN" style:font-name-complex="Tahoma" style:font-family-complex="Tahoma" style:font-family-generic-complex="swiss" style:font-pitch-complex="variable" style:font-size-complex="12pt" style:language-complex="hi" style:country-complex="IN" fo:hyphenate="false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 fo:hyphenation-ladder-count="no-limit"/>
      <style:text-properties fo:hyphenate="false"/>
    </style:style>
    <style:style style:name="texto" style:family="paragraph">
      <style:paragraph-properties loext:contextual-spacing="false" fo:margin-left="0.3cm" fo:margin-right="0cm" fo:margin-top="0cm" fo:margin-bottom="0cm" style:contextual-spacing="false" style:line-height-at-least="0.423cm" fo:text-align="justify" style:justify-single-word="false" fo:hyphenation-ladder-count="no-limit" fo:text-indent="-0.3cm" style:auto-text-indent="false" style:text-autospace="none" style:vertical-align="baselin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</style:tab-stops>
      </style:paragraph-properties>
      <style:text-properties style:font-name="Times New Roman" fo:font-family="'Times New Roman'" style:font-family-generic="roman" style:font-pitch="variable" fo:font-size="10pt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P_20_Tabela" style:display-name="EP Tabela" style:family="paragraph" style:parent-style-name="Normal">
      <style:paragraph-properties fo:text-align="center" style:justify-single-word="false" fo:hyphenation-ladder-count="no-limit"/>
      <style:text-properties fo:font-size="11pt" fo:font-weight="bold" style:font-size-asian="11pt" style:language-asian="ar" style:country-asian="SA" style:font-weight-asian="bold" style:font-name-complex="Arial" style:font-family-complex="Arial" style:font-family-generic-complex="swiss" style:font-pitch-complex="variable" fo:hyphenate="false"/>
    </style:style>
    <style:style style:name="EP_20_Conteudotabela" style:display-name="EP Conteudotabela" style:family="paragraph" style:parent-style-name="Normal">
      <style:paragraph-properties fo:margin-left="0.041cm" fo:margin-right="0cm" style:line-height-at-least="0.176cm" fo:text-align="start" style:justify-single-word="false" fo:hyphenation-ladder-count="no-limit" fo:text-indent="0.079cm" style:auto-text-indent="false">
        <style:tab-stops>
          <style:tab-stop style:position="-0.573cm"/>
        </style:tab-stops>
      </style:paragraph-properties>
      <style:text-properties style:language-asian="ar" style:country-asian="SA" style:font-name-complex="Arial" style:font-family-complex="Arial" style:font-family-generic-complex="swiss" style:font-pitch-complex="variable" fo:hyphenate="false"/>
    </style:style>
    <style:style style:name="western" style:family="paragraph" style:parent-style-name="Normal">
      <style:paragraph-properties loext:contextual-spacing="false" fo:margin-top="0.176cm" fo:margin-bottom="0.21cm" style:contextual-spacing="false" fo:orphans="2" fo:widows="2" fo:hyphenation-ladder-count="no-limit"/>
      <style:text-properties style:letter-kerning="false" style:font-name-asian="Times New Roman" style:font-family-asian="'Times New Roman'" style:font-family-generic-asian="roman" style:font-pitch-asian="variable" style:language-asian="pt" style:country-asian="BR" style:font-name-complex="Times New Roman" style:font-family-complex="'Times New Roman'" style:font-family-generic-complex="roman" style:font-pitch-complex="variable" style:language-complex="ar" style:country-complex="SA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use-window-font-color="tru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1" style:family="table">
      <style:table-properties style:width="16.515cm" fo:margin-left="0cm" table:align="left"/>
    </style:style>
    <style:style style:name="Tabela11.A" style:family="table-column">
      <style:table-column-properties style:column-width="16.515cm"/>
    </style:style>
    <style:style style:name="Tabela11.1" style:family="table-row">
      <style:table-row-properties style:min-row-height="1.879cm"/>
    </style:style>
    <style:style style:name="Tabela11.A1" style:family="table-cell">
      <style:table-cell-properties style:vertical-align="middle" fo:padding="0.097cm" fo:border="0.05pt solid #000000"/>
    </style:style>
    <style:style style:name="MP1" style:family="paragraph" style:parent-style-name="Table_20_Contents">
      <style:paragraph-properties fo:text-align="center" style:justify-single-word="false"/>
      <style:text-properties fo:color="#ff9999" style:font-name="Calibri" fo:font-weight="bold" officeooo:rsid="00752615" officeooo:paragraph-rsid="00752615" style:font-weight-asian="bold" style:font-weight-complex="bold"/>
    </style:style>
    <style:style style:name="MP2" style:family="paragraph" style:parent-style-name="Header">
      <style:text-properties officeooo:rsid="0114cc0e" officeooo:paragraph-rsid="0114cc0e"/>
    </style:style>
    <style:style style:name="MP3" style:family="paragraph" style:parent-style-name="Footer">
      <style:paragraph-properties fo:text-align="end" style:justify-single-word="false"/>
      <style:text-properties fo:background-color="#ffffff"/>
    </style:style>
    <style:style style:name="MP4" style:family="paragraph" style:parent-style-name="Header">
      <style:paragraph-properties fo:text-align="center" style:justify-single-word="false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 style:shadow="none"/>
    </style:style>
    <style:style style:name="MP7" style:family="paragraph" style:parent-style-name="Footer">
      <style:paragraph-properties fo:text-align="start" style:justify-single-word="false"/>
      <style:text-properties style:font-name="Calibri"/>
    </style:style>
    <style:style style:name="MP8" style:family="paragraph" style:parent-style-name="Footer">
      <style:paragraph-properties fo:line-height="5%"/>
      <style:text-properties style:font-name="Century Gothic" fo:font-size="11pt" style:font-size-asian="11pt" style:font-size-complex="11pt"/>
    </style:style>
    <style:style style:name="MT1" style:family="text">
      <style:text-properties officeooo:rsid="00878832"/>
    </style:style>
    <style:style style:name="MT2" style:family="text">
      <style:text-properties style:font-name="Calibri" officeooo:rsid="0009839d"/>
    </style:style>
    <style:style style:name="MT3" style:family="text">
      <style:text-properties style:font-name="Calibri" officeooo:rsid="0019d874"/>
    </style:style>
    <style:style style:name="MT4" style:family="text">
      <style:text-properties style:font-name="Calibri"/>
    </style:style>
    <style:style style:name="MT5" style:family="text">
      <style:text-properties style:font-name="Calibri" fo:font-size="9pt" style:font-size-asian="9pt"/>
    </style:style>
    <style:style style:name="MT6" style:family="text">
      <style:text-properties style:font-name="Calibri" fo:font-size="9pt" fo:font-weight="bold" style:font-size-asian="9pt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2cm" style:writing-mode="lr-tb" style:footnote-max-height="1cm">
        <style:footnote-sep style:width="0.018cm" style:line-style="solid" style:adjustment="left" style:rel-width="33%" style:color="#000000"/>
      </style:page-layout-properties>
      <style:header-style>
        <style:header-footer-properties svg:height="2.669cm" fo:margin-left="0cm" fo:margin-right="0cm" fo:margin-bottom="0.499cm"/>
      </style:header-style>
      <style:footer-style>
        <style:header-footer-properties fo:min-height="0.9cm" fo:margin-left="0cm" fo:margin-right="0cm" fo:margin-top="0.499cm" fo:background-color="transparent" style:dynamic-spacing="true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3cm" fo:page-height="29.704cm" style:num-format="1" style:print-orientation="portrait" fo:margin-top="1.7cm" fo:margin-bottom="0.845cm" fo:margin-left="2.501cm" fo:margin-right="1.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-0.87cm" fo:margin-left="0cm" fo:margin-right="0cm" fo:margin-bottom="0cm" style:dynamic-spacing="true"/>
      </style:header-style>
      <style:footer-style>
        <style:header-footer-properties fo:min-height="0.855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11" table:style-name="Tabela11">
          <table:table-column table:style-name="Tabela11.A"/>
          <table:table-row table:style-name="Tabela11.1">
            <table:table-cell table:style-name="Tabela11.A1" office:value-type="string">
              <text:p text:style-name="MP1">&lt;ESPAÇO DESTINADO <text:span text:style-name="MT1">À</text:span> IDENTIFICAÇÃO DO ÓRGÃO/ENTIDADE&gt;</text:p>
            </table:table-cell>
          </table:table-row>
        </table:table>
        <text:p text:style-name="MP2"/>
      </style:header>
      <style:footer>
        <text:p text:style-name="MP3"><text:page-number text:select-page="current">9</text:page-number></text:p>
      </style:footer>
    </style:master-page>
    <style:master-page style:name="HTML" style:page-layout-name="Mpm3"/>
    <style:master-page style:name="MP1" style:page-layout-name="Mpm4">
      <style:header>
        <text:p text:style-name="MP4"/>
      </style:header>
      <style:footer>
        <text:p text:style-name="MP5"/>
        <text:p text:style-name="MP6"><text:span text:style-name="Fonte_20_parág._20_padrão"><text:span text:style-name="MT2">Plano de </text:span></text:span><text:span text:style-name="Fonte_20_parág._20_padrão"><text:span text:style-name="MT3">Fiscalização</text:span></text:span><text:span text:style-name="Fonte_20_parág._20_padrão"><text:span text:style-name="MT4"><text:tab/><text:tab/></text:span></text:span><text:span text:style-name="Fonte_20_parág._20_padrão"><text:span text:style-name="MT5">Página </text:span></text:span><text:span text:style-name="Fonte_20_parág._20_padrão"><text:span text:style-name="MT6"><text:page-number text:select-page="current"/></text:span></text:span><text:span text:style-name="Fonte_20_parág._20_padrão"><text:span text:style-name="MT5"> de </text:span></text:span><text:span text:style-name="Fonte_20_parág._20_padrão"><text:span text:style-name="MT6"><text:page-count>9</text:page-count></text:span></text:span></text:p>
        <text:p text:style-name="MP7"/>
        <text:p text:style-name="MP5"/>
        <text:p text:style-name="MP5"/>
        <text:p text:style-name="MP5"/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dc:title/>
    <dc:description/>
    <dc:subject/>
    <meta:initial-creator>Pamela Santiago Hilario</meta:initial-creator>
    <meta:creation-date>2014-10-02T13:27:00Z</meta:creation-date>
    <dc:date>2019-07-16T17:46:24.721000000</dc:date>
    <meta:editing-cycles>264</meta:editing-cycles>
    <meta:editing-duration>PT17H32M2S</meta:editing-duration>
    <meta:document-statistic meta:table-count="17" meta:image-count="0" meta:object-count="1" meta:page-count="9" meta:paragraph-count="329" meta:word-count="1829" meta:character-count="11997" meta:non-whitespace-character-count="10469"/>
    <meta:template xlink:type="simple" xlink:actuate="onRequest" xlink:title="" xlink:href="file:///C:/AppData/Local/Temp/TERMO%20DE%20REFERÊNCIA%20OU%20PROJETO%20BÁSICO.odt/Normal.dotm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788cm" fo:break-before="auto" style:use-optimal-row-height="false"/>
    </style:style>
    <style:style style:name="ro2" style:family="table-row">
      <style:table-row-properties style:row-height="0.762cm" fo:break-before="auto" style:use-optimal-row-height="fals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  <style:text-properties fo:color="#ff3333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3333"/>
    </style:style>
    <style:style style:name="ce7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7"/>
        <table:table-column table:style-name="co5" table:default-cell-style-name="ce7"/>
        <table:table-row table:style-name="ro1">
          <table:table-cell table:style-name="ce1" office:value-type="string" calcext:value-type="string" table:number-columns-spanned="1" table:number-rows-spanned="3">
            <text:p>Probabilidade ( P )</text:p>
          </table:table-cell>
          <table:table-cell office:value-type="float" office:value="15" calcext:value-type="float">
            <text:p>15</text:p>
          </table:table-cell>
          <table:table-cell table:style-name="ce3" table:formula="of:=[.B1]*[.C4]" office:value-type="float" office:value="75" calcext:value-type="float">
            <text:p>75</text:p>
          </table:table-cell>
          <table:table-cell table:formula="of:=[.B1]*[.D4]" office:value-type="float" office:value="150" calcext:value-type="float">
            <text:p>150</text:p>
          </table:table-cell>
          <table:table-cell table:formula="of:=[.B1]*[.E4]" office:value-type="float" office:value="225" calcext:value-type="float">
            <text:p>225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formula="of:=[.B2]*[.C4]" office:value-type="float" office:value="50" calcext:value-type="float">
            <text:p>50</text:p>
          </table:table-cell>
          <table:table-cell table:style-name="ce3" table:formula="of:=[.B2]*[.D4]" office:value-type="float" office:value="100" calcext:value-type="float">
            <text:p>100</text:p>
          </table:table-cell>
          <table:table-cell table:formula="of:=[.B2]*[.E4]" office:value-type="float" office:value="150" calcext:value-type="float">
            <text:p>150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table:formula="of:=[.B3]*[.C4]" office:value-type="float" office:value="25" calcext:value-type="float">
            <text:p>25</text:p>
          </table:table-cell>
          <table:table-cell table:style-name="ce4" table:formula="of:=[.B3]*[.D4]" office:value-type="float" office:value="50" calcext:value-type="float">
            <text:p>50</text:p>
          </table:table-cell>
          <table:table-cell table:style-name="ce3" table:formula="of:=[.B3]*[.E4]" office:value-type="float" office:value="75" calcext:value-type="float">
            <text:p>75</text:p>
          </table:table-cell>
        </table:table-row>
        <table:table-row table:style-name="ro3">
          <table:table-cell/>
          <table:table-cell table:style-name="Default"/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" calcext:value-type="float">
            <text:p>15</text:p>
          </table:table-cell>
        </table:table-row>
        <table:table-row table:style-name="ro4">
          <table:table-cell/>
          <table:table-cell table:style-name="Default"/>
          <table:table-cell table:style-name="ce6" office:value-type="string" calcext:value-type="string" table:number-columns-spanned="3" table:number-rows-spanned="1">
            <text:p>Impacto ( I )</text:p>
          </table:table-cell>
          <table:covered-table-cell table:number-columns-repeated="2" table:style-name="ce8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5">00/00/0000</text:date>, <text:time style:data-style-name="N2" text:time-value="0000-00-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